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0FB5000000C9E5A4A80D23E7850E.wmf" manifest:media-type="image/x-wmf"/>
  <manifest:file-entry manifest:full-path="Pictures/20000009000025F9000000C9A96828DD27FE8892.wmf" manifest:media-type="image/x-wm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064cm" fo:margin-left="0cm" table:align="left" style:writing-mode="lr-tb"/>
    </style:style>
    <style:style style:name="Table1.A" style:family="table-column">
      <style:table-column-properties style:column-width="4.055cm"/>
    </style:style>
    <style:style style:name="Table1.B" style:family="table-column">
      <style:table-column-properties style:column-width="3.387cm"/>
    </style:style>
    <style:style style:name="Table1.C" style:family="table-column">
      <style:table-column-properties style:column-width="7.622cm"/>
    </style:style>
    <style:style style:name="Table1.1" style:family="table-row">
      <style:table-row-properties style:min-row-height="1.27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C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C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C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C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C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C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C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C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C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C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C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C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C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C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C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C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C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1.C19" style:family="table-cell">
      <style:table-cell-properties fo:padding="0cm" fo:border-left="none" fo:border-right="0.5pt solid #00000a" fo:border-top="none" fo:border-bottom="0.5pt solid #00000a"/>
    </style:style>
    <style:style style:name="Table1.A20" style:family="table-cell">
      <style:table-cell-properties fo:padding="0cm" fo:border-left="0.5pt solid #00000a" fo:border-right="0.5pt solid #00000a" fo:border-top="none" fo:border-bottom="0.5pt solid #00000a"/>
    </style:style>
    <style:style style:name="Table1.B20" style:family="table-cell">
      <style:table-cell-properties fo:padding="0cm" fo:border-left="none" fo:border-right="0.5pt solid #00000a" fo:border-top="none" fo:border-bottom="0.5pt solid #00000a"/>
    </style:style>
    <style:style style:name="Table1.C20" style:family="table-cell">
      <style:table-cell-properties fo:padding="0cm" fo:border-left="none" fo:border-right="0.5pt solid #00000a" fo:border-top="none" fo:border-bottom="0.5pt solid #00000a"/>
    </style:style>
    <style:style style:name="Table1.A21" style:family="table-cell">
      <style:table-cell-properties fo:padding="0cm" fo:border-left="0.5pt solid #00000a" fo:border-right="0.5pt solid #00000a" fo:border-top="none" fo:border-bottom="0.5pt solid #00000a"/>
    </style:style>
    <style:style style:name="Table1.B21" style:family="table-cell">
      <style:table-cell-properties fo:padding="0cm" fo:border-left="none" fo:border-right="0.5pt solid #00000a" fo:border-top="none" fo:border-bottom="0.5pt solid #00000a"/>
    </style:style>
    <style:style style:name="Table1.C21" style:family="table-cell">
      <style:table-cell-properties fo:padding="0cm" fo:border-left="none" fo:border-right="0.5pt solid #00000a" fo:border-top="none" fo:border-bottom="0.5pt solid #00000a"/>
    </style:style>
    <style:style style:name="Table1.A22" style:family="table-cell">
      <style:table-cell-properties fo:padding="0cm" fo:border-left="0.5pt solid #00000a" fo:border-right="0.5pt solid #00000a" fo:border-top="none" fo:border-bottom="0.5pt solid #00000a"/>
    </style:style>
    <style:style style:name="Table1.B22" style:family="table-cell">
      <style:table-cell-properties fo:padding="0cm" fo:border-left="none" fo:border-right="0.5pt solid #00000a" fo:border-top="none" fo:border-bottom="0.5pt solid #00000a"/>
    </style:style>
    <style:style style:name="Table1.C22" style:family="table-cell">
      <style:table-cell-properties fo:padding="0cm" fo:border-left="none" fo:border-right="0.5pt solid #00000a" fo:border-top="none" fo:border-bottom="0.5pt solid #00000a"/>
    </style:style>
    <style:style style:name="Table1.A23" style:family="table-cell">
      <style:table-cell-properties fo:padding="0cm" fo:border-left="0.5pt solid #00000a" fo:border-right="0.5pt solid #00000a" fo:border-top="none" fo:border-bottom="0.5pt solid #00000a"/>
    </style:style>
    <style:style style:name="Table1.B23" style:family="table-cell">
      <style:table-cell-properties fo:padding="0cm" fo:border-left="none" fo:border-right="0.5pt solid #00000a" fo:border-top="none" fo:border-bottom="0.5pt solid #00000a"/>
    </style:style>
    <style:style style:name="Table1.C23" style:family="table-cell">
      <style:table-cell-properties fo:padding="0cm" fo:border-left="none" fo:border-right="0.5pt solid #00000a" fo:border-top="none" fo:border-bottom="0.5pt solid #00000a"/>
    </style:style>
    <style:style style:name="Table1.A24" style:family="table-cell">
      <style:table-cell-properties fo:padding="0cm" fo:border-left="0.5pt solid #00000a" fo:border-right="0.5pt solid #00000a" fo:border-top="none" fo:border-bottom="0.5pt solid #00000a"/>
    </style:style>
    <style:style style:name="Table1.B24" style:family="table-cell">
      <style:table-cell-properties fo:padding="0cm" fo:border-left="none" fo:border-right="0.5pt solid #00000a" fo:border-top="none" fo:border-bottom="0.5pt solid #00000a"/>
    </style:style>
    <style:style style:name="Table1.C24" style:family="table-cell">
      <style:table-cell-properties fo:padding="0cm" fo:border-left="none" fo:border-right="0.5pt solid #00000a" fo:border-top="none" fo:border-bottom="0.5pt solid #00000a"/>
    </style:style>
    <style:style style:name="Table1.A25" style:family="table-cell">
      <style:table-cell-properties fo:padding="0cm" fo:border-left="0.5pt solid #00000a" fo:border-right="0.5pt solid #00000a" fo:border-top="none" fo:border-bottom="0.5pt solid #00000a"/>
    </style:style>
    <style:style style:name="Table1.B25" style:family="table-cell">
      <style:table-cell-properties fo:padding="0cm" fo:border-left="none" fo:border-right="0.5pt solid #00000a" fo:border-top="none" fo:border-bottom="0.5pt solid #00000a"/>
    </style:style>
    <style:style style:name="Table1.C25" style:family="table-cell">
      <style:table-cell-properties fo:padding="0cm" fo:border-left="none" fo:border-right="0.5pt solid #00000a" fo:border-top="none" fo:border-bottom="0.5pt solid #00000a"/>
    </style:style>
    <style:style style:name="Table1.A26" style:family="table-cell">
      <style:table-cell-properties fo:padding="0cm" fo:border-left="0.5pt solid #00000a" fo:border-right="0.5pt solid #00000a" fo:border-top="none" fo:border-bottom="0.5pt solid #00000a"/>
    </style:style>
    <style:style style:name="Table1.B26" style:family="table-cell">
      <style:table-cell-properties fo:padding="0cm" fo:border-left="none" fo:border-right="0.5pt solid #00000a" fo:border-top="none" fo:border-bottom="0.5pt solid #00000a"/>
    </style:style>
    <style:style style:name="Table1.C26" style:family="table-cell">
      <style:table-cell-properties fo:padding="0cm" fo:border-left="none" fo:border-right="0.5pt solid #00000a" fo:border-top="none" fo:border-bottom="0.5pt solid #00000a"/>
    </style:style>
    <style:style style:name="Table1.A27" style:family="table-cell">
      <style:table-cell-properties fo:padding="0cm" fo:border-left="0.5pt solid #00000a" fo:border-right="0.5pt solid #00000a" fo:border-top="none" fo:border-bottom="0.5pt solid #00000a"/>
    </style:style>
    <style:style style:name="Table1.B27" style:family="table-cell">
      <style:table-cell-properties fo:padding="0cm" fo:border-left="none" fo:border-right="0.5pt solid #00000a" fo:border-top="none" fo:border-bottom="0.5pt solid #00000a"/>
    </style:style>
    <style:style style:name="Table1.C27" style:family="table-cell">
      <style:table-cell-properties fo:padding="0cm" fo:border-left="none" fo:border-right="0.5pt solid #00000a" fo:border-top="none" fo:border-bottom="0.5pt solid #00000a"/>
    </style:style>
    <style:style style:name="Table1.A28" style:family="table-cell">
      <style:table-cell-properties fo:padding="0cm" fo:border-left="0.5pt solid #00000a" fo:border-right="0.5pt solid #00000a" fo:border-top="none" fo:border-bottom="0.5pt solid #00000a"/>
    </style:style>
    <style:style style:name="Table1.B28" style:family="table-cell">
      <style:table-cell-properties fo:padding="0cm" fo:border-left="none" fo:border-right="0.5pt solid #00000a" fo:border-top="none" fo:border-bottom="0.5pt solid #00000a"/>
    </style:style>
    <style:style style:name="Table1.C28" style:family="table-cell">
      <style:table-cell-properties fo:padding="0cm" fo:border-left="none" fo:border-right="0.5pt solid #00000a" fo:border-top="none" fo:border-bottom="0.5pt solid #00000a"/>
    </style:style>
    <style:style style:name="Table1.A29" style:family="table-cell">
      <style:table-cell-properties fo:padding="0cm" fo:border-left="0.5pt solid #00000a" fo:border-right="0.5pt solid #00000a" fo:border-top="none" fo:border-bottom="0.5pt solid #00000a"/>
    </style:style>
    <style:style style:name="Table1.B29" style:family="table-cell">
      <style:table-cell-properties fo:padding="0cm" fo:border-left="none" fo:border-right="0.5pt solid #00000a" fo:border-top="none" fo:border-bottom="0.5pt solid #00000a"/>
    </style:style>
    <style:style style:name="Table1.C29" style:family="table-cell">
      <style:table-cell-properties fo:padding="0cm" fo:border-left="none" fo:border-right="0.5pt solid #00000a" fo:border-top="none" fo:border-bottom="0.5pt solid #00000a"/>
    </style:style>
    <style:style style:name="Table1.A30" style:family="table-cell">
      <style:table-cell-properties fo:padding="0cm" fo:border-left="0.5pt solid #00000a" fo:border-right="0.5pt solid #00000a" fo:border-top="none" fo:border-bottom="0.5pt solid #00000a"/>
    </style:style>
    <style:style style:name="Table1.B30" style:family="table-cell">
      <style:table-cell-properties fo:padding="0cm" fo:border-left="none" fo:border-right="0.5pt solid #00000a" fo:border-top="none" fo:border-bottom="0.5pt solid #00000a"/>
    </style:style>
    <style:style style:name="Table1.C30" style:family="table-cell">
      <style:table-cell-properties fo:padding="0cm" fo:border-left="none" fo:border-right="0.5pt solid #00000a" fo:border-top="none" fo:border-bottom="0.5pt solid #00000a"/>
    </style:style>
    <style:style style:name="Table1.A31" style:family="table-cell">
      <style:table-cell-properties fo:padding="0cm" fo:border-left="0.5pt solid #00000a" fo:border-right="0.5pt solid #00000a" fo:border-top="none" fo:border-bottom="0.5pt solid #00000a"/>
    </style:style>
    <style:style style:name="Table1.B31" style:family="table-cell">
      <style:table-cell-properties fo:padding="0cm" fo:border-left="none" fo:border-right="0.5pt solid #00000a" fo:border-top="none" fo:border-bottom="0.5pt solid #00000a"/>
    </style:style>
    <style:style style:name="Table1.C31" style:family="table-cell">
      <style:table-cell-properties fo:padding="0cm" fo:border-left="none" fo:border-right="0.5pt solid #00000a" fo:border-top="none" fo:border-bottom="0.5pt solid #00000a"/>
    </style:style>
    <style:style style:name="Table1.A32" style:family="table-cell">
      <style:table-cell-properties fo:padding="0cm" fo:border-left="0.5pt solid #00000a" fo:border-right="0.5pt solid #00000a" fo:border-top="none" fo:border-bottom="0.5pt solid #00000a"/>
    </style:style>
    <style:style style:name="Table1.B32" style:family="table-cell">
      <style:table-cell-properties fo:padding="0cm" fo:border-left="none" fo:border-right="0.5pt solid #00000a" fo:border-top="none" fo:border-bottom="0.5pt solid #00000a"/>
    </style:style>
    <style:style style:name="Table1.C32" style:family="table-cell">
      <style:table-cell-properties fo:padding="0cm" fo:border-left="none" fo:border-right="0.5pt solid #00000a" fo:border-top="none" fo:border-bottom="0.5pt solid #00000a"/>
    </style:style>
    <style:style style:name="Table1.A33" style:family="table-cell">
      <style:table-cell-properties fo:padding="0cm" fo:border-left="0.5pt solid #00000a" fo:border-right="0.5pt solid #00000a" fo:border-top="none" fo:border-bottom="0.5pt solid #00000a"/>
    </style:style>
    <style:style style:name="Table1.B33" style:family="table-cell">
      <style:table-cell-properties fo:padding="0cm" fo:border-left="none" fo:border-right="0.5pt solid #00000a" fo:border-top="none" fo:border-bottom="0.5pt solid #00000a"/>
    </style:style>
    <style:style style:name="Table1.C33" style:family="table-cell">
      <style:table-cell-properties fo:padding="0cm" fo:border-left="none" fo:border-right="0.5pt solid #00000a" fo:border-top="none" fo:border-bottom="0.5pt solid #00000a"/>
    </style:style>
    <style:style style:name="Table1.A34" style:family="table-cell">
      <style:table-cell-properties fo:padding="0cm" fo:border-left="0.5pt solid #00000a" fo:border-right="0.5pt solid #00000a" fo:border-top="none" fo:border-bottom="0.5pt solid #00000a"/>
    </style:style>
    <style:style style:name="Table1.B34" style:family="table-cell">
      <style:table-cell-properties fo:padding="0cm" fo:border-left="none" fo:border-right="0.5pt solid #00000a" fo:border-top="none" fo:border-bottom="0.5pt solid #00000a"/>
    </style:style>
    <style:style style:name="Table1.C34" style:family="table-cell">
      <style:table-cell-properties fo:padding="0cm" fo:border-left="none" fo:border-right="0.5pt solid #00000a" fo:border-top="none" fo:border-bottom="0.5pt solid #00000a"/>
    </style:style>
    <style:style style:name="Table1.A35" style:family="table-cell">
      <style:table-cell-properties fo:padding="0cm" fo:border-left="0.5pt solid #00000a" fo:border-right="0.5pt solid #00000a" fo:border-top="none" fo:border-bottom="0.5pt solid #00000a"/>
    </style:style>
    <style:style style:name="Table1.B35" style:family="table-cell">
      <style:table-cell-properties fo:padding="0cm" fo:border-left="none" fo:border-right="0.5pt solid #00000a" fo:border-top="none" fo:border-bottom="0.5pt solid #00000a"/>
    </style:style>
    <style:style style:name="Table1.C35" style:family="table-cell">
      <style:table-cell-properties fo:padding="0cm" fo:border-left="none" fo:border-right="0.5pt solid #00000a" fo:border-top="none" fo:border-bottom="0.5pt solid #00000a"/>
    </style:style>
    <style:style style:name="Table1.A36" style:family="table-cell">
      <style:table-cell-properties fo:padding="0cm" fo:border-left="0.5pt solid #00000a" fo:border-right="0.5pt solid #00000a" fo:border-top="none" fo:border-bottom="0.5pt solid #00000a"/>
    </style:style>
    <style:style style:name="Table1.B36" style:family="table-cell">
      <style:table-cell-properties fo:padding="0cm" fo:border-left="none" fo:border-right="0.5pt solid #00000a" fo:border-top="none" fo:border-bottom="0.5pt solid #00000a"/>
    </style:style>
    <style:style style:name="Table1.C36" style:family="table-cell">
      <style:table-cell-properties fo:padding="0cm" fo:border-left="none" fo:border-right="0.5pt solid #00000a" fo:border-top="none" fo:border-bottom="0.5pt solid #00000a"/>
    </style:style>
    <style:style style:name="Table1.A37" style:family="table-cell">
      <style:table-cell-properties fo:padding="0cm" fo:border-left="0.5pt solid #00000a" fo:border-right="0.5pt solid #00000a" fo:border-top="none" fo:border-bottom="0.5pt solid #00000a"/>
    </style:style>
    <style:style style:name="Table1.B37" style:family="table-cell">
      <style:table-cell-properties fo:padding="0cm" fo:border-left="none" fo:border-right="0.5pt solid #00000a" fo:border-top="none" fo:border-bottom="0.5pt solid #00000a"/>
    </style:style>
    <style:style style:name="Table1.C37" style:family="table-cell">
      <style:table-cell-properties fo:padding="0cm" fo:border-left="none" fo:border-right="0.5pt solid #00000a" fo:border-top="none" fo:border-bottom="0.5pt solid #00000a"/>
    </style:style>
    <style:style style:name="Table1.A38" style:family="table-cell">
      <style:table-cell-properties fo:padding="0cm" fo:border-left="0.5pt solid #00000a" fo:border-right="0.5pt solid #00000a" fo:border-top="none" fo:border-bottom="0.5pt solid #00000a"/>
    </style:style>
    <style:style style:name="Table1.B38" style:family="table-cell">
      <style:table-cell-properties fo:padding="0cm" fo:border-left="none" fo:border-right="0.5pt solid #00000a" fo:border-top="none" fo:border-bottom="0.5pt solid #00000a"/>
    </style:style>
    <style:style style:name="Table1.C38" style:family="table-cell">
      <style:table-cell-properties fo:padding="0cm" fo:border-left="none" fo:border-right="0.5pt solid #00000a" fo:border-top="none" fo:border-bottom="0.5pt solid #00000a"/>
    </style:style>
    <style:style style:name="Table1.A39" style:family="table-cell">
      <style:table-cell-properties fo:padding="0cm" fo:border-left="0.5pt solid #00000a" fo:border-right="0.5pt solid #00000a" fo:border-top="none" fo:border-bottom="0.5pt solid #00000a"/>
    </style:style>
    <style:style style:name="Table1.B39" style:family="table-cell">
      <style:table-cell-properties fo:padding="0cm" fo:border-left="none" fo:border-right="0.5pt solid #00000a" fo:border-top="none" fo:border-bottom="0.5pt solid #00000a"/>
    </style:style>
    <style:style style:name="Table1.C39" style:family="table-cell">
      <style:table-cell-properties fo:padding="0cm" fo:border-left="none" fo:border-right="0.5pt solid #00000a" fo:border-top="none" fo:border-bottom="0.5pt solid #00000a"/>
    </style:style>
    <style:style style:name="Table1.A40" style:family="table-cell">
      <style:table-cell-properties fo:padding="0cm" fo:border-left="0.5pt solid #00000a" fo:border-right="0.5pt solid #00000a" fo:border-top="none" fo:border-bottom="0.5pt solid #00000a"/>
    </style:style>
    <style:style style:name="Table1.B40" style:family="table-cell">
      <style:table-cell-properties fo:padding="0cm" fo:border-left="none" fo:border-right="0.5pt solid #00000a" fo:border-top="none" fo:border-bottom="0.5pt solid #00000a"/>
    </style:style>
    <style:style style:name="Table1.C40" style:family="table-cell">
      <style:table-cell-properties fo:padding="0cm" fo:border-left="none" fo:border-right="0.5pt solid #00000a" fo:border-top="none" fo:border-bottom="0.5pt solid #00000a"/>
    </style:style>
    <style:style style:name="Table1.A41" style:family="table-cell">
      <style:table-cell-properties fo:padding="0cm" fo:border-left="0.5pt solid #00000a" fo:border-right="0.5pt solid #00000a" fo:border-top="none" fo:border-bottom="0.5pt solid #00000a"/>
    </style:style>
    <style:style style:name="Table1.B41" style:family="table-cell">
      <style:table-cell-properties fo:padding="0cm" fo:border-left="none" fo:border-right="0.5pt solid #00000a" fo:border-top="none" fo:border-bottom="0.5pt solid #00000a"/>
    </style:style>
    <style:style style:name="Table1.C41" style:family="table-cell">
      <style:table-cell-properties fo:padding="0cm" fo:border-left="none" fo:border-right="0.5pt solid #00000a" fo:border-top="none" fo:border-bottom="0.5pt solid #00000a"/>
    </style:style>
    <style:style style:name="Table1.A42" style:family="table-cell">
      <style:table-cell-properties fo:padding="0cm" fo:border-left="0.5pt solid #00000a" fo:border-right="0.5pt solid #00000a" fo:border-top="none" fo:border-bottom="0.5pt solid #00000a"/>
    </style:style>
    <style:style style:name="Table1.B42" style:family="table-cell">
      <style:table-cell-properties fo:padding="0cm" fo:border-left="none" fo:border-right="0.5pt solid #00000a" fo:border-top="none" fo:border-bottom="0.5pt solid #00000a"/>
    </style:style>
    <style:style style:name="Table1.C42" style:family="table-cell">
      <style:table-cell-properties fo:padding="0cm" fo:border-left="none" fo:border-right="0.5pt solid #00000a" fo:border-top="none" fo:border-bottom="0.5pt solid #00000a"/>
    </style:style>
    <style:style style:name="Table1.A43" style:family="table-cell">
      <style:table-cell-properties fo:padding="0cm" fo:border-left="0.5pt solid #00000a" fo:border-right="0.5pt solid #00000a" fo:border-top="none" fo:border-bottom="0.5pt solid #00000a"/>
    </style:style>
    <style:style style:name="Table1.B43" style:family="table-cell">
      <style:table-cell-properties fo:padding="0cm" fo:border-left="none" fo:border-right="0.5pt solid #00000a" fo:border-top="none" fo:border-bottom="0.5pt solid #00000a"/>
    </style:style>
    <style:style style:name="Table1.C43" style:family="table-cell">
      <style:table-cell-properties fo:padding="0cm" fo:border-left="none" fo:border-right="0.5pt solid #00000a" fo:border-top="none" fo:border-bottom="0.5pt solid #00000a"/>
    </style:style>
    <style:style style:name="Table1.A44" style:family="table-cell">
      <style:table-cell-properties fo:padding="0cm" fo:border-left="0.5pt solid #00000a" fo:border-right="0.5pt solid #00000a" fo:border-top="none" fo:border-bottom="0.5pt solid #00000a"/>
    </style:style>
    <style:style style:name="Table1.B44" style:family="table-cell">
      <style:table-cell-properties fo:padding="0cm" fo:border-left="none" fo:border-right="0.5pt solid #00000a" fo:border-top="none" fo:border-bottom="0.5pt solid #00000a"/>
    </style:style>
    <style:style style:name="Table1.C44" style:family="table-cell">
      <style:table-cell-properties fo:padding="0cm" fo:border-left="none" fo:border-right="0.5pt solid #00000a" fo:border-top="none" fo:border-bottom="0.5pt solid #00000a"/>
    </style:style>
    <style:style style:name="Table1.A45" style:family="table-cell">
      <style:table-cell-properties fo:padding="0cm" fo:border-left="0.5pt solid #00000a" fo:border-right="0.5pt solid #00000a" fo:border-top="none" fo:border-bottom="0.5pt solid #00000a"/>
    </style:style>
    <style:style style:name="Table1.B45" style:family="table-cell">
      <style:table-cell-properties fo:padding="0cm" fo:border-left="none" fo:border-right="0.5pt solid #00000a" fo:border-top="none" fo:border-bottom="0.5pt solid #00000a"/>
    </style:style>
    <style:style style:name="Table1.C45" style:family="table-cell">
      <style:table-cell-properties fo:padding="0cm" fo:border-left="none" fo:border-right="0.5pt solid #00000a" fo:border-top="none" fo:border-bottom="0.5pt solid #00000a"/>
    </style:style>
    <style:style style:name="Table1.A46" style:family="table-cell">
      <style:table-cell-properties fo:padding="0cm" fo:border-left="0.5pt solid #00000a" fo:border-right="0.5pt solid #00000a" fo:border-top="none" fo:border-bottom="0.5pt solid #00000a"/>
    </style:style>
    <style:style style:name="Table1.B46" style:family="table-cell">
      <style:table-cell-properties fo:padding="0cm" fo:border-left="none" fo:border-right="0.5pt solid #00000a" fo:border-top="none" fo:border-bottom="0.5pt solid #00000a"/>
    </style:style>
    <style:style style:name="Table1.C46" style:family="table-cell">
      <style:table-cell-properties fo:padding="0cm" fo:border-left="none" fo:border-right="0.5pt solid #00000a" fo:border-top="none" fo:border-bottom="0.5pt solid #00000a"/>
    </style:style>
    <style:style style:name="P1" style:family="paragraph" style:parent-style-name="Standard">
      <style:paragraph-properties fo:margin-top="0cm" fo:margin-bottom="0cm" loext:contextual-spacing="false"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fo:margin-top="0cm" fo:margin-bottom="0.106cm" loext:contextual-spacing="false" style:line-height-at-least="0.388cm" fo:orphans="2" fo:widows="2"/>
      <style:text-properties style:font-name="Courier New" fo:font-size="9pt" style:font-size-asian="9pt" style:font-name-complex="Courier New2" style:font-size-complex="9pt"/>
    </style:style>
    <style:style style:name="P6" style:family="paragraph" style:parent-style-name="body">
      <style:paragraph-properties fo:margin-top="0cm" fo:margin-bottom="0.106cm" loext:contextual-spacing="false" style:line-height-at-least="0.388cm" fo:orphans="2" fo:widows="2"/>
    </style:style>
    <style:style style:name="P7" style:family="paragraph" style:parent-style-name="CellHeading">
      <style:paragraph-properties fo:margin-left="0.212cm" fo:margin-right="0.212cm" fo:margin-top="0.282cm" fo:margin-bottom="0.212cm" loext:contextual-spacing="false" style:line-height-at-least="0.494cm" fo:orphans="2" fo:widows="2" fo:text-indent="0cm" style:auto-text-indent="false"/>
      <style:text-properties fo:font-size="12pt" style:font-size-asian="12pt" style:font-size-complex="12pt"/>
    </style:style>
    <style:style style:name="P8" style:family="paragraph" style:parent-style-name="CellBody">
      <style:paragraph-properties fo:margin-left="0.212cm" fo:margin-right="0.212cm" fo:margin-top="0.212cm" fo:margin-bottom="0.141cm" loext:contextual-spacing="false" style:line-height-at-least="0.494cm" fo:orphans="2" fo:widows="2" fo:text-indent="0cm" style:auto-text-indent="false"/>
      <style:text-properties fo:font-size="12pt" style:font-size-asian="12pt" style:font-size-complex="12pt"/>
    </style:style>
    <style:style style:name="P9" style:family="paragraph" style:parent-style-name="CellBody">
      <style:paragraph-properties fo:margin-left="0.212cm" fo:margin-right="0.212cm" fo:margin-top="0.212cm" fo:margin-bottom="0.141cm" loext:contextual-spacing="false" style:line-height-at-least="0.441cm" fo:orphans="2" fo:widows="2" fo:text-indent="0cm" style:auto-text-indent="false"/>
      <style:text-properties fo:font-size="10.5pt" style:font-size-asian="10.5pt" style:font-size-complex="10.5pt"/>
    </style:style>
    <style:style style:name="P10" style:family="paragraph" style:parent-style-name="CellBody">
      <style:paragraph-properties fo:margin-left="0.212cm" fo:margin-right="0.212cm" fo:margin-top="0.212cm" fo:margin-bottom="0cm" loext:contextual-spacing="false" style:line-height-at-least="0.494cm" fo:orphans="2" fo:widows="2" fo:text-indent="0cm" style:auto-text-indent="false"/>
      <style:text-properties fo:font-size="12pt" style:font-size-asian="12pt" style:font-size-complex="12pt"/>
    </style:style>
    <style:style style:name="P11" style:family="paragraph" style:parent-style-name="CellBody">
      <style:paragraph-properties fo:margin-left="0.212cm" fo:margin-right="0.212cm" fo:margin-top="0cm" fo:margin-bottom="0.141cm" loext:contextual-spacing="false" style:line-height-at-least="0.494cm" fo:orphans="2" fo:widows="2" fo:text-indent="0cm" style:auto-text-indent="false"/>
      <style:text-properties fo:font-size="12pt" style:font-size-asian="12pt" style:font-size-complex="12pt"/>
    </style:style>
    <style:style style:name="P12" style:family="paragraph" style:parent-style-name="Standard">
      <style:paragraph-properties fo:line-height="0.423cm" fo:orphans="2" fo:widows="2"/>
      <style:text-properties fo:font-size="12pt" style:font-size-asian="12pt" style:font-size-complex="12pt"/>
    </style:style>
    <style:style style:name="P13" style:family="paragraph" style:parent-style-name="Standard">
      <style:paragraph-properties fo:line-height="0.212cm" fo:orphans="2" fo:widows="2"/>
      <style:text-properties fo:font-size="12pt" style:font-size-asian="12pt" style:font-size-complex="12pt"/>
    </style:style>
    <style:style style:name="P14" style:family="paragraph" style:parent-style-name="Standard">
      <style:paragraph-properties fo:margin-top="0cm" fo:margin-bottom="2.54cm" loext:contextual-spacing="false" style:line-height-at-least="0.353cm" fo:orphans="2" fo:widows="2"/>
    </style:style>
    <style:style style:name="P15" style:family="paragraph" style:parent-style-name="Standard">
      <style:paragraph-properties fo:margin-top="0.423cm" fo:margin-bottom="0cm" loext:contextual-spacing="false" style:line-height-at-least="0.353cm" fo:orphans="2" fo:widows="2" fo:keep-with-next="always"/>
    </style:style>
    <style:style style:name="P16" style:family="paragraph" style:parent-style-name="CellBody">
      <style:paragraph-properties style:line-height-at-least="0.494cm"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cm" fo:margin-bottom="0.176cm" loext:contextual-spacing="false" fo:orphans="2" fo:widows="2"/>
    </style:style>
    <style:style style:name="P19" style:family="paragraph" style:parent-style-name="sectionheading">
      <style:paragraph-properties fo:margin-top="0.071cm" fo:margin-bottom="0.141cm" loext:contextual-spacing="false" fo:orphans="2" fo:widows="2"/>
    </style:style>
    <style:style style:name="P20" style:family="paragraph" style:parent-style-name="sectionheading">
      <style:paragraph-properties fo:margin-top="0.106cm" fo:margin-bottom="0.141cm" loext:contextual-spacing="false" fo:orphans="2" fo:widows="2"/>
    </style:style>
    <style:style style:name="P21" style:family="paragraph" style:parent-style-name="Text_20_body">
      <style:paragraph-properties fo:margin-left="1.9cm" fo:margin-right="0cm" fo:margin-top="0cm" fo:margin-bottom="0.212cm" loext:contextual-spacing="false" style:line-height-at-least="0.423cm" fo:orphans="2" fo:widows="2" fo:text-indent="0cm" style:auto-text-indent="false" style:writing-mode="lr-tb"/>
      <style:text-properties style:font-name="Courier New1" fo:font-size="8.5pt" style:font-size-asian="8.5pt" style:font-size-complex="8.5pt"/>
    </style:style>
    <style:style style:name="P22" style:family="paragraph" style:parent-style-name="Text_20_body">
      <style:paragraph-properties fo:margin-left="1.9cm" fo:margin-right="0cm" fo:margin-top="0cm" fo:margin-bottom="0.212cm" loext:contextual-spacing="false" style:line-height-at-least="0.423cm" fo:orphans="2" fo:widows="2" fo:text-indent="0cm" style:auto-text-indent="false" style:writing-mode="lr-tb"/>
      <style:text-properties fo:color="#000000" style:font-name="Courier New1" fo:font-size="8.5pt" style:font-size-asian="8.5pt" style:font-size-complex="8.5pt"/>
    </style:style>
    <style:style style:name="P23" style:family="paragraph" style:parent-style-name="Text_20_body" style:master-page-name="">
      <style:paragraph-properties fo:margin-left="1.9cm" fo:margin-right="0cm" fo:margin-top="0cm" fo:margin-bottom="0.212cm" loext:contextual-spacing="false" style:line-height-at-least="0.423cm" fo:orphans="2" fo:widows="2" fo:text-indent="0cm" style:auto-text-indent="false" style:page-number="auto" style:writing-mode="lr-tb"/>
      <style:text-properties style:font-name="Courier New1" fo:font-size="8.5pt" style:font-size-asian="8.5pt" style:font-size-complex="8.5pt"/>
    </style:style>
    <style:style style:name="P24" style:family="paragraph" style:parent-style-name="Text_20_body" style:master-page-name="">
      <style:paragraph-properties fo:margin-left="1.9cm" fo:margin-right="0cm" fo:margin-top="0cm" fo:margin-bottom="0.212cm" loext:contextual-spacing="false" style:line-height-at-least="0.423cm" fo:orphans="2" fo:widows="2" fo:text-indent="0cm" style:auto-text-indent="false" style:page-number="auto" style:writing-mode="lr-tb"/>
      <style:text-properties fo:color="#000000" style:font-name="Courier New1" fo:font-size="8.5pt" style:font-size-asian="8.5pt" style:font-size-complex="8.5pt"/>
    </style:style>
    <style:style style:name="P25" style:family="paragraph" style:parent-style-name="Heading_20_3">
      <style:paragraph-properties fo:orphans="2" fo:widows="2"/>
    </style:style>
    <style:style style:name="P26" style:family="paragraph" style:parent-style-name="Heading_20_3">
      <style:paragraph-properties fo:orphans="2" fo:widows="2"/>
      <style:text-properties fo:color="#000000"/>
    </style:style>
    <style:style style:name="P27" style:family="paragraph" style:parent-style-name="Heading_20_3">
      <style:paragraph-properties fo:margin-top="0.106cm" fo:margin-bottom="0.176cm" loext:contextual-spacing="false" fo:orphans="2" fo:widows="2"/>
    </style:style>
    <style:style style:name="P28" style:family="paragraph" style:parent-style-name="Heading_20_3">
      <style:paragraph-properties fo:margin-top="0.141cm" fo:margin-bottom="0.176cm" loext:contextual-spacing="false" fo:orphans="2" fo:widows="2"/>
    </style:style>
    <style:style style:name="P29" style:family="paragraph" style:parent-style-name="Heading_20_2">
      <style:paragraph-properties fo:margin-top="0cm" fo:margin-bottom="0.141cm" loext:contextual-spacing="false" fo:orphans="2" fo:widows="2"/>
    </style:style>
    <style:style style:name="P30" style:family="paragraph" style:parent-style-name="Heading_20_1" style:master-page-name="Standard">
      <style:paragraph-properties fo:margin-top="0cm" fo:margin-bottom="0cm" loext:contextual-spacing="false" fo:orphans="2" fo:widows="2" style:page-number="auto"/>
    </style:style>
    <style:style style:name="P31" style:family="paragraph" style:parent-style-name="code">
      <style:paragraph-properties fo:orphans="2" fo:widows="2"/>
      <style:text-properties officeooo:paragraph-rsid="001e768a"/>
    </style:style>
    <style:style style:name="P32" style:family="paragraph">
      <loext:graphic-properties draw:fill="none"/>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T4" style:family="text">
      <style:text-properties officeooo:rsid="001e768a"/>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2366528" text:id="ct112366528">
          <text:insertion>
            <office:change-info>
              <dc:creator>Andy Jefferson</dc:creator>
              <dc:date>2017-06-01T11:20:00</dc:date>
            </office:change-info>
          </text:insertion>
        </text:changed-region>
        <text:changed-region xml:id="ct103734144" text:id="ct103734144">
          <text:insertion>
            <office:change-info>
              <dc:creator>Andy Jefferson</dc:creator>
              <dc:date>2017-06-01T11:21:00</dc:date>
            </office:change-info>
          </text:insertion>
        </text:changed-region>
        <text:changed-region xml:id="ct46044944" text:id="ct46044944">
          <text:insertion>
            <office:change-info>
              <dc:creator>Andy Jefferson</dc:creator>
              <dc:date>2017-06-01T11:21:00</dc:date>
            </office:change-info>
          </text:insertion>
        </text:changed-region>
        <text:changed-region xml:id="ct53913712" text:id="ct53913712">
          <text:insertion>
            <office:change-info>
              <dc:creator>Andy Jefferson</dc:creator>
              <dc:date>2017-06-01T11:21:00</dc:date>
            </office:change-info>
          </text:insertion>
        </text:changed-region>
        <text:changed-region xml:id="ct110077856" text:id="ct110077856">
          <text:insertion>
            <office:change-info>
              <dc:creator>Andy Jefferson</dc:creator>
              <dc:date>2017-06-01T11:21:00</dc:date>
            </office:change-info>
          </text:insertion>
        </text:changed-region>
        <text:changed-region xml:id="ct111051424" text:id="ct111051424">
          <text:insertion>
            <office:change-info>
              <dc:creator>Andy Jefferson</dc:creator>
              <dc:date>2017-06-01T11:22:00</dc:date>
            </office:change-info>
          </text:insertion>
        </text:changed-region>
        <text:changed-region xml:id="ct112467792" text:id="ct112467792">
          <text:insertion>
            <office:change-info>
              <dc:creator>Andy Jefferson</dc:creator>
              <dc:date>2017-06-01T11:22:00</dc:date>
            </office:change-info>
          </text:insertion>
        </text:changed-region>
        <text:changed-region xml:id="ct111963792" text:id="ct111963792">
          <text:insertion>
            <office:change-info>
              <dc:creator>Andy Jefferson</dc:creator>
              <dc:date>2017-06-01T11:22:00</dc:date>
            </office:change-info>
          </text:insertion>
        </text:changed-region>
        <text:changed-region xml:id="ct110459296" text:id="ct110459296">
          <text:insertion>
            <office:change-info>
              <dc:creator>Andy Jefferson</dc:creator>
              <dc:date>2017-06-01T1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4" draw:name="Picture 69"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32"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32" svg:width="7.09cm" svg:height="0.343cm" svg:x="-6.033cm" svg:y="0cm">
        <draw:image xlink:href="Pictures/2000000900000FB5000000C9E5A4A80D23E7850E.wmf" xlink:type="simple" xlink:show="embed" xlink:actuate="onLoad">
          <text:p/>
        </draw:image>
      </draw:frame>
      <text:p text:style-name="P30"><text:alphabetical-index-mark-start text:id="IMark139945067655240" text:main-entry="true"/>Annotations<text:alphabetical-index-mark-end text:id="IMark139945067655240"/> and <text:alphabetical-index-mark-start text:id="IMark139945067655336" text:main-entry="true"/>Metadata API<text:alphabetical-index-mark-end text:id="IMark139945067655336"/></text:p>
      <text:p text:style-name="P14"><draw:frame draw:style-name="fr1" draw:name="graphics1" text:anchor-type="as-char" svg:width="16.51cm" svg:height="0.342cm" draw:z-index="16"><draw:image xlink:href="Pictures/20000009000025F9000000C9A96828DD27FE8892.wmf" xlink:type="simple" xlink:show="embed" xlink:actuate="onLoad"/></draw:frame></text:p>
      <text:p text:style-name="P4">This chapter specifies the <text:alphabetical-index-mark-start text:id="IMark139945067655336"/><text:alphabetical-index-mark-start text:id="IMark139945067655240" text:main-entry="true"/>annotations<text:alphabetical-index-mark-end text:id="IMark139945067655240"/><text:alphabetical-index-mark-end text:id="IMark139945067655336"/> that describe a persistence-capable class or interface, optionally including its mapping to a relational database; and an API to dynamically access and create metadata. The <text:alphabetical-index-mark-start text:id="IMark139945067657352" text:main-entry="true"/>annotations<text:alphabetical-index-mark-end text:id="IMark139945067657352"/>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139945067657544" text:main-entry="true"/>annotations<text:alphabetical-index-mark-end text:id="IMark139945067657544"/>, xml, or API, the metadata can be obtained at runtime via the API.</text:p>
      <text:p text:style-name="P4">The <text:alphabetical-index-mark-start text:id="IMark139945067657352" text:main-entry="true"/>annotations<text:alphabetical-index-mark-end text:id="IMark139945067657352"/> described herein support the entire range of metadata that can be expressed using the xml format. <text:alphabetical-index-mark-start text:id="IMark139945067657544" text:main-entry="true"/>Annotations<text:alphabetical-index-mark-end text:id="IMark139945067657544"/> have identical semantics to the corresponding xml metadata. </text:p>
      <text:p text:style-name="P4">All <text:alphabetical-index-mark-start text:id="IMark139945067657352" text:main-entry="true"/>annotations<text:alphabetical-index-mark-end text:id="IMark139945067657352"/> are defined in the package javax.jdo.<text:alphabetical-index-mark-start text:id="IMark139945067657544" text:main-entry="true"/>annotations<text:alphabetical-index-mark-end text:id="IMark139945067657544"/>. <text:alphabetical-index-mark-start text:id="IMark139945067655336" text:main-entry="true"/>Annotations<text:alphabetical-index-mark-end text:id="IMark139945067655336"/> apply to classes, fields, or methods, depending on their purpose. If xml metadata is defined for annotated classes, fields, or methods, xml metadata overrides the annotation.</text:p>
      <text:p text:style-name="P4"><text:alphabetical-index-mark-start text:id="IMark139945067657544" text:main-entry="true"/>Annotations<text:alphabetical-index-mark-end text:id="IMark139945067657544"/> can be applied to classes and interfaces; and within classes and interfaces, to fields and methods. <text:alphabetical-index-mark-start text:id="IMark139945067655336" text:main-entry="true"/>Annotations<text:alphabetical-index-mark-end text:id="IMark139945067655336"/>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139945067657544" text:key1="annotation"/>element<text:alphabetical-index-mark-end text:id="IMark139945067657544"/> names follow the Java field naming convention: lower case the first character and camel case compound words.</text:p>
      <text:p text:style-name="P4"><text:alphabetical-index-mark-start text:id="IMark139945067655336" text:main-entry="true"/>Annotations<text:alphabetical-index-mark-end text:id="IMark139945067655336"/> differ from xml metadata in the richness of usage. The differences become significant in several areas:</text:p>
      <text:p text:style-name="P18">•<text:tab/>Multiple <text:alphabetical-index-mark-start text:id="IMark139945067657544" text:main-entry="true"/>annotations<text:alphabetical-index-mark-end text:id="IMark139945067657544"/>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139945067655336" text:key1="annotation"/><text:span text:style-name="T1">Index</text:span><text:alphabetical-index-mark-end text:id="IMark139945067655336"/> can appear only once so there is an <text:span text:style-name="T1">@</text:span><text:alphabetical-index-mark-start text:id="IMark139945067657352" text:key1="annotation"/><text:span text:style-name="T1">Indices</text:span><text:alphabetical-index-mark-end text:id="IMark139945067657352"/> that contains an array of <text:span text:style-name="T1">@</text:span><text:alphabetical-index-mark-start text:id="IMark139945067655240" text:key1="annotation"/><text:span text:style-name="T1">Index</text:span><text:alphabetical-index-mark-end text:id="IMark139945067655240"/> <text:alphabetical-index-mark-start text:id="IMark139945067657736" text:main-entry="true"/>annotations<text:alphabetical-index-mark-end text:id="IMark139945067657736"/>.</text:p>
      <text:p text:style-name="P18">•<text:tab/><text:alphabetical-index-mark-start text:id="IMark139945067655240" text:main-entry="true"/>Annotations<text:alphabetical-index-mark-end text:id="IMark139945067655240"/> cannot have null defaults. Therefore, <text:span text:style-name="T1">boolean</text:span> <text:alphabetical-index-mark-start text:id="IMark139945067657736" text:key1="annotation"/>element<text:alphabetical-index-mark-end text:id="IMark139945067657736"/>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139945067657352" text:main-entry="true"/>annotations<text:alphabetical-index-mark-end text:id="IMark139945067657352"/>. For example, <text:span text:style-name="T1">@</text:span><text:alphabetical-index-mark-start text:id="IMark139945067655336" text:key1="enum"/><text:span text:style-name="T1">Persistent</text:span><text:alphabetical-index-mark-end text:id="IMark139945067655336"/> has an <text:alphabetical-index-mark-start text:id="IMark139945067657544" text:key1="annotation"/>element<text:alphabetical-index-mark-end text:id="IMark139945067657544"/> <text:alphabetical-index-mark-start text:id="IMark139945067657640" text:key1="annotation"/><text:span text:style-name="T1">primaryKey</text:span><text:alphabetical-index-mark-end text:id="IMark139945067657640"/><text:span text:style-name="T1">()</text:span> which defaults to the empty String, and if unspecified, defaults to <text:span text:style-name="T1">true</text:span> if the <text:span text:style-name="T1">@</text:span><text:alphabetical-index-mark-start text:id="IMark139945067657832" text:key1="annotation"/><text:span text:style-name="T1">PrimaryKey</text:span><text:alphabetical-index-mark-end text:id="IMark139945067657832"/>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139945067657640" text:main-entry="true"/>annotations<text:alphabetical-index-mark-end text:id="IMark139945067657640"/>, where annotation elements would need to be of an annotation type, the <text:alphabetical-index-mark-start text:id="IMark139945067657832" text:key1="annotation"/>element<text:alphabetical-index-mark-end text:id="IMark139945067657832"/> is instead promoted to directly annotate the class, interface, field, or method. For example, xml <text:alphabetical-index-mark-start text:id="IMark139945067657544" text:key1="annotation"/>element<text:alphabetical-index-mark-end text:id="IMark139945067657544"/> <text:alphabetical-index-mark-start text:id="IMark139945067655336" text:key1="annotation"/><text:span text:style-name="T1">key</text:span><text:alphabetical-index-mark-end text:id="IMark139945067655336"/> is a contained <text:alphabetical-index-mark-start text:id="IMark139945067657352" text:key1="annotation"/>element<text:alphabetical-index-mark-end text:id="IMark139945067657352"/> of xml <text:alphabetical-index-mark-start text:id="IMark139945067657736" text:key1="annotation"/>element<text:alphabetical-index-mark-end text:id="IMark139945067657736"/> <text:span text:style-name="T1">field</text:span> but in <text:alphabetical-index-mark-start text:id="IMark139945067655240" text:main-entry="true"/>annotations<text:alphabetical-index-mark-end text:id="IMark139945067655240"/> it is a separate <text:span text:style-name="T1">@</text:span><text:alphabetical-index-mark-start text:id="IMark139945067657928" text:key1="annotation"/><text:span text:style-name="T1">Key</text:span><text:alphabetical-index-mark-end text:id="IMark139945067657928"/> annotation applied to the field or property directly.</text:p>
      <text:p text:style-name="P19"><text:tab/><text:tab/>Java Persistence API <text:alphabetical-index-mark-start text:id="IMark139945067655240" text:main-entry="true"/>Annotations<text:alphabetical-index-mark-end text:id="IMark139945067655240"/></text:p>
      <text:p text:style-name="P4">A JDO implementation that supports jdo <text:alphabetical-index-mark-start text:id="IMark139945067657928" text:main-entry="true"/>annotations<text:alphabetical-index-mark-end text:id="IMark139945067657928"/> must also support Java Persistence API <text:alphabetical-index-mark-start text:id="IMark139945067655240" text:main-entry="true"/>annotations<text:alphabetical-index-mark-end text:id="IMark139945067655240"/>. </text:p>
      <text:p text:style-name="P20"><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139945067655240" text:main-entry="true"/>annotations<text:alphabetical-index-mark-end text:id="IMark139945067655240"/>, which override metadata specified in Java Persistence API <text:alphabetical-index-mark-start text:id="IMark139945067657928" text:main-entry="true"/>annotations<text:alphabetical-index-mark-end text:id="IMark139945067657928"/>. ]</text:p>
      <text:p text:style-name="P15"><draw:frame draw:style-name="fr1" draw:name="1" text:anchor-type="as-char" svg:width="7.091cm" svg:height="0.342cm" draw:z-index="5"><draw:image xlink:href="Pictures/2000000900000FB5000000C9E5A4A80D23E7850E.wmf" xlink:type="simple" xlink:show="embed" xlink:actuate="onLoad"/></draw:frame></text:p>
      <text:h text:style-name="P29" text:outline-level="2"><text:alphabetical-index-mark-start text:id="IMark139945067657928" text:main-entry="true"/>Metadata <text:alphabetical-index-mark-start text:id="IMark139945067655240" text:main-entry="true"/>Annotations<text:alphabetical-index-mark-end text:id="IMark139945067655240"/><text:alphabetical-index-mark-end text:id="IMark139945067657928"/></text:h>
      <text:p text:style-name="P4">The following describes each jdo annotation, in alphabetical <text:alphabetical-index-mark-start text:id="IMark139945067655240" text:key1="annotation"/>order<text:alphabetical-index-mark-end text:id="IMark139945067655240"/>.</text:p>
      <text:h text:style-name="P27" text:outline-level="3"><text:alphabetical-index-mark-start text:id="IMark139945067657928" text:key1="annotation"/>Cacheable<text:alphabetical-index-mark-end text:id="IMark139945067657928"/> Annotation</text:h>
      <text:p text:style-name="P2">@Target({ElementType.TYPE, ElementType.FIELD, ElementType.METHOD}) </text:p>
      <text:p text:style-name="P2">@Retention(RetentionPolicy.RUNTIME)</text:p>
      <text:p text:style-name="P2">public @interface <text:alphabetical-index-mark-start text:id="IMark139945067655240" text:key1="annotation"/>Cacheable<text:alphabetical-index-mark-end text:id="IMark139945067655240"/></text:p>
      <text:p text:style-name="P2">{</text:p>
      <text:p text:style-name="P2"><text:tab/>String <text:alphabetical-index-mark-start text:id="IMark139945067655240" text:key1="annotation"/>value<text:alphabetical-index-mark-end text:id="IMark139945067655240"/>() default “true”;</text:p>
      <text:p text:style-name="P2">}</text:p>
      <text:p text:style-name="P2"/>
      <text:h text:style-name="P25" text:outline-level="3"><text:alphabetical-index-mark-start text:id="IMark139945067657928" text:key1="annotation"/>Column<text:alphabetical-index-mark-end text:id="IMark139945067657928"/>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139945067657928" text:key1="annotation"/>Column<text:alphabetical-index-mark-end text:id="IMark139945067657928"/></text:p>
      <text:p text:style-name="P2">{</text:p>
      <text:p text:style-name="P2"><text:s text:c="4"/>/**</text:p>
      <text:p text:style-name="P2"><text:s text:c="5"/>* Name of the <text:alphabetical-index-mark-start text:id="IMark139945067655240" text:key1="annotation"/>column<text:alphabetical-index-mark-end text:id="IMark139945067655240"/>.</text:p>
      <text:p text:style-name="P2"><text:s text:c="5"/>* @return the name of the <text:alphabetical-index-mark-start text:id="IMark139945067657928" text:key1="annotation"/>column<text:alphabetical-index-mark-end text:id="IMark139945067657928"/></text:p>
      <text:p text:style-name="P2"><text:s text:c="5"/>*/</text:p>
      <text:p text:style-name="P2"><text:s text:c="4"/>String name() default ““;</text:p>
      <text:p text:style-name="P2"/>
      <text:p text:style-name="P2"><text:s text:c="4"/>/**</text:p>
      <text:p text:style-name="P2"><text:s text:c="5"/>* Target <text:alphabetical-index-mark-start text:id="IMark139945067655240" text:key1="annotation"/>column<text:alphabetical-index-mark-end text:id="IMark139945067655240"/> for this <text:alphabetical-index-mark-start text:id="IMark139945067657928" text:key1="annotation"/>column<text:alphabetical-index-mark-end text:id="IMark139945067657928"/> in the other table when part of a </text:p>
      <text:p text:style-name="P2"><text:s text:c="5"/>* foreign <text:alphabetical-index-mark-start text:id="IMark139945067655240" text:key1="annotation"/>key<text:alphabetical-index-mark-end text:id="IMark139945067655240"/> relation.</text:p>
      <text:p text:style-name="P2"><text:s text:c="5"/>* @return the target <text:alphabetical-index-mark-start text:id="IMark139945067657928" text:key1="annotation"/>column<text:alphabetical-index-mark-end text:id="IMark139945067657928"/> in the other table for this <text:alphabetical-index-mark-start text:id="IMark139945067655240" text:key1="annotation"/>column<text:alphabetical-index-mark-end text:id="IMark139945067655240"/> </text:p>
      <text:p text:style-name="P2"><text:s text:c="5"/>* when part of a foreign <text:alphabetical-index-mark-start text:id="IMark139945067657928" text:key1="annotation"/>key<text:alphabetical-index-mark-end text:id="IMark139945067657928"/> relation.</text:p>
      <text:p text:style-name="P2"><text:s text:c="5"/>*/</text:p>
      <text:p text:style-name="P2"><text:s text:c="4"/>String target() default ““;</text:p>
      <text:p text:style-name="P2"><text:soft-page-break/></text:p>
      <text:p text:style-name="P2"><text:s text:c="4"/>/**</text:p>
      <text:p text:style-name="P2"><text:s text:c="5"/>* Target member in the other class or interface for this <text:alphabetical-index-mark-start text:id="IMark139945067655240" text:key1="annotation"/>column<text:alphabetical-index-mark-end text:id="IMark139945067655240"/> </text:p>
      <text:p text:style-name="P2"><text:s text:c="5"/>* when part of a bidirectional relation.</text:p>
      <text:p text:style-name="P2"><text:s text:c="5"/>* @return the target member for this <text:alphabetical-index-mark-start text:id="IMark139945067655240" text:key1="annotation"/>column<text:alphabetical-index-mark-end text:id="IMark139945067655240"/>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139945067655240" text:key1="annotation"/>column<text:alphabetical-index-mark-end text:id="IMark139945067655240"/>.</text:p>
      <text:p text:style-name="P2"><text:s text:c="5"/>* @return JDBC type for this <text:alphabetical-index-mark-start text:id="IMark139945067657928" text:key1="annotation"/>column<text:alphabetical-index-mark-end text:id="IMark139945067657928"/></text:p>
      <text:p text:style-name="P2"><text:s text:c="5"/>*/</text:p>
      <text:p text:style-name="P2"><text:s text:c="4"/>String jdbcType() default ““;</text:p>
      <text:p text:style-name="P2"/>
      <text:p text:style-name="P2"><text:s text:c="4"/>/**</text:p>
      <text:p text:style-name="P2"><text:s text:c="5"/>* SQL Type for this <text:alphabetical-index-mark-start text:id="IMark139945067655240" text:key1="annotation"/>column<text:alphabetical-index-mark-end text:id="IMark139945067655240"/>.</text:p>
      <text:p text:style-name="P2"><text:s text:c="5"/>* @return SQL type for this <text:alphabetical-index-mark-start text:id="IMark139945067657928" text:key1="annotation"/>column<text:alphabetical-index-mark-end text:id="IMark139945067657928"/></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139945067655240" text:key1="annotation"/>column<text:alphabetical-index-mark-end text:id="IMark139945067655240"/>.</text:p>
      <text:p text:style-name="P2"><text:s text:c="5"/>* @return the maximum length of data stored in this <text:alphabetical-index-mark-start text:id="IMark139945067657928" text:key1="annotation"/>column<text:alphabetical-index-mark-end text:id="IMark139945067657928"/></text:p>
      <text:p text:style-name="P2"><text:s text:c="5"/>*/</text:p>
      <text:p text:style-name="P2"><text:s text:c="4"/>int length() default -1;</text:p>
      <text:p text:style-name="P2"/>
      <text:p text:style-name="P2"><text:s text:c="4"/>/**</text:p>
      <text:p text:style-name="P2"><text:s text:c="5"/>* Scale for the <text:alphabetical-index-mark-start text:id="IMark139945067655240" text:key1="annotation"/>column<text:alphabetical-index-mark-end text:id="IMark139945067655240"/> when handling floating point values.</text:p>
      <text:p text:style-name="P2"><text:s text:c="5"/>* @return the scale for the <text:alphabetical-index-mark-start text:id="IMark139945067657928" text:key1="annotation"/>column<text:alphabetical-index-mark-end text:id="IMark139945067657928"/>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139945067655240" text:key1="annotation"/>column<text:alphabetical-index-mark-end text:id="IMark139945067655240"/> allows null values to be inserted.</text:p>
      <text:p text:style-name="P2"><text:s text:c="5"/>* @return whether the <text:alphabetical-index-mark-start text:id="IMark139945067657928" text:key1="annotation"/>column<text:alphabetical-index-mark-end text:id="IMark139945067657928"/>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139945067655240" text:key1="annotation"/>value<text:alphabetical-index-mark-end text:id="IMark139945067655240"/> for this <text:alphabetical-index-mark-start text:id="IMark139945067657928" text:key1="annotation"/>column<text:alphabetical-index-mark-end text:id="IMark139945067657928"/>.</text:p>
      <text:p text:style-name="P2"><text:s text:c="5"/>* @return the default <text:alphabetical-index-mark-start text:id="IMark139945067655240" text:key1="annotation"/>value<text:alphabetical-index-mark-end text:id="IMark139945067655240"/> for this <text:alphabetical-index-mark-start text:id="IMark139945067657928" text:key1="annotation"/>column<text:alphabetical-index-mark-end text:id="IMark139945067657928"/></text:p>
      <text:p text:style-name="P2"><text:s text:c="5"/>*/</text:p>
      <text:p text:style-name="P2"><text:s text:c="4"/>String defaultValue() default ““;</text:p>
      <text:p text:style-name="P2"/>
      <text:p text:style-name="P2"><text:s text:c="4"/>/**</text:p>
      <text:p text:style-name="P2"><text:s text:c="5"/>* <text:alphabetical-index-mark-start text:id="IMark139945067655240" text:key1="annotation"/>Value<text:alphabetical-index-mark-end text:id="IMark139945067655240"/> to be inserted when this is an “unmapped” <text:alphabetical-index-mark-start text:id="IMark139945067657928" text:key1="annotation"/>column<text:alphabetical-index-mark-end text:id="IMark139945067657928"/></text:p>
      <text:p text:style-name="P2"><text:s text:c="5"/>* @return the <text:alphabetical-index-mark-start text:id="IMark139945067655240" text:key1="annotation"/>value<text:alphabetical-index-mark-end text:id="IMark139945067655240"/> to be inserted when this is an “unmapped” <text:alphabetical-index-mark-start text:id="IMark139945067657928" text:key1="annotation"/>column<text:alphabetical-index-mark-end text:id="IMark139945067657928"/></text:p>
      <text:p text:style-name="P2"><text:s text:c="5"/>*/</text:p>
      <text:p text:style-name="P2"><text:s text:c="4"/>String insertValue() default ““;</text:p>
      <text:p text:style-name="P2"/>
      <text:p text:style-name="P2"><text:s text:c="4"/>/** Vendor <text:alphabetical-index-mark-start text:id="IMark139945067657928" text:key1="annotation"/>extensions<text:alphabetical-index-mark-end text:id="IMark139945067657928"/>.</text:p>
      <text:p text:style-name="P2"><text:s text:c="5"/>* @return the vendor <text:alphabetical-index-mark-start text:id="IMark139945067655240" text:key1="annotation"/>extensions<text:alphabetical-index-mark-end text:id="IMark139945067655240"/></text:p>
      <text:p text:style-name="P2"><text:s text:c="5"/>*/</text:p>
      <text:p text:style-name="P2"><text:s text:c="4"/><text:alphabetical-index-mark-start text:id="IMark139945067655240" text:key1="annotation"/>Extension<text:alphabetical-index-mark-end text:id="IMark139945067655240"/>[] <text:alphabetical-index-mark-start text:id="IMark139945067657928" text:key1="annotation"/>extensions<text:alphabetical-index-mark-end text:id="IMark139945067657928"/>() default {};</text:p>
      <text:p text:style-name="P2"/>
      <text:p text:style-name="P2"><text:soft-page-break/></text:p>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5" text:outline-level="3"><text:alphabetical-index-mark-start text:id="IMark139945067655240" text:key1="annotation"/>Columns<text:alphabetical-index-mark-end text:id="IMark139945067655240"/> Annotation</text:h>
      <text:p text:style-name="P2">@Target({ElementType.FIELD, ElementType.METHOD, ElementType.TYPE}) </text:p>
      <text:p text:style-name="P2">@Retention(RetentionPolicy.RUNTIME)</text:p>
      <text:p text:style-name="P2">public @interface <text:alphabetical-index-mark-start text:id="IMark139945067657928" text:key1="annotation"/>Columns<text:alphabetical-index-mark-end text:id="IMark139945067657928"/></text:p>
      <text:p text:style-name="P2">{</text:p>
      <text:p text:style-name="P2"><text:s text:c="4"/>/** The <text:alphabetical-index-mark-start text:id="IMark139945067657928" text:key1="annotation"/>columns<text:alphabetical-index-mark-end text:id="IMark139945067657928"/> annotation information.</text:p>
      <text:p text:style-name="P2"><text:s text:c="5"/>* @return the <text:alphabetical-index-mark-start text:id="IMark139945067655240" text:key1="annotation"/>columns<text:alphabetical-index-mark-end text:id="IMark139945067655240"/></text:p>
      <text:p text:style-name="P2"><text:s text:c="5"/>*/</text:p>
      <text:p text:style-name="P2"><text:s text:c="4"/><text:alphabetical-index-mark-start text:id="IMark139945067655240" text:key1="annotation"/>Column<text:alphabetical-index-mark-end text:id="IMark139945067655240"/>[] <text:alphabetical-index-mark-start text:id="IMark139945067657928" text:key1="annotation"/>value<text:alphabetical-index-mark-end text:id="IMark139945067657928"/>();</text:p>
      <text:p text:style-name="P2">}</text:p>
      <text:p text:style-name="P2"/>
      <text:h text:style-name="P25" text:outline-level="3"><text:alphabetical-index-mark-start text:id="IMark139945067655240" text:key1="annotation"/>DatastoreIdentity<text:alphabetical-index-mark-end text:id="IMark139945067655240"/> Annotation</text:h>
      <text:p text:style-name="P2">@Target(ElementType.TYPE) </text:p>
      <text:p text:style-name="P2">@Retention(RetentionPolicy.RUNTIME)</text:p>
      <text:p text:style-name="P2">public @interface <text:alphabetical-index-mark-start text:id="IMark139945067657928" text:key1="annotation"/>DatastoreIdentity<text:alphabetical-index-mark-end text:id="IMark139945067657928"/></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139945067657928" text:key1="annotation"/>IdGeneratorStrategy<text:alphabetical-index-mark-end text:id="IMark139945067657928"/> strategy() default <text:alphabetical-index-mark-start text:id="IMark139945067655240" text:key1="annotation"/>IdGeneratorStrategy<text:alphabetical-index-mark-end text:id="IMark139945067655240"/>.UNSPECIFIED;</text:p>
      <text:p text:style-name="P2"/>
      <text:p text:style-name="P2"><text:s text:c="4"/>/** Custom strategy to use to generate the <text:alphabetical-index-mark-start text:id="IMark139945067655240" text:key1="annotation"/>value<text:alphabetical-index-mark-end text:id="IMark139945067655240"/>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139945067657928" text:key1="annotation"/>sequence<text:alphabetical-index-mark-end text:id="IMark139945067657928"/> to use when the strategy involves sequences</text:p>
      <text:p text:style-name="P2"><text:s text:c="5"/>* @return Name of <text:alphabetical-index-mark-start text:id="IMark139945067655240" text:key1="annotation"/>sequence<text:alphabetical-index-mark-end text:id="IMark139945067655240"/> to use when the strategy involves sequences</text:p>
      <text:p text:style-name="P2"><text:s text:c="5"/>*/</text:p>
      <text:p text:style-name="P2"><text:s text:c="4"/>String <text:alphabetical-index-mark-start text:id="IMark139945067655240" text:key1="annotation"/>sequence<text:alphabetical-index-mark-end text:id="IMark139945067655240"/>() default ““;</text:p>
      <text:p text:style-name="P2"/>
      <text:p text:style-name="P2"><text:s text:c="4"/>/**</text:p>
      <text:p text:style-name="P2"><text:s text:c="5"/>* Name of the <text:alphabetical-index-mark-start text:id="IMark139945067657928" text:key1="annotation"/>column<text:alphabetical-index-mark-end text:id="IMark139945067657928"/> for the datastore identity</text:p>
      <text:p text:style-name="P2"><text:s text:c="5"/>* @return Name of the <text:alphabetical-index-mark-start text:id="IMark139945067655240" text:key1="annotation"/>column<text:alphabetical-index-mark-end text:id="IMark139945067655240"/> for the datastore identity</text:p>
      <text:p text:style-name="P2"><text:s text:c="5"/>*/</text:p>
      <text:p text:style-name="P2"><text:s text:c="4"/>String <text:alphabetical-index-mark-start text:id="IMark139945067655240" text:key1="annotation"/>column<text:alphabetical-index-mark-end text:id="IMark139945067655240"/>() default ““;</text:p>
      <text:p text:style-name="P2"/>
      <text:p text:style-name="P2"><text:s text:c="4"/>/**</text:p>
      <text:p text:style-name="P2"><text:s text:c="5"/>* The <text:alphabetical-index-mark-start text:id="IMark139945067657928" text:key1="annotation"/>column<text:alphabetical-index-mark-end text:id="IMark139945067657928"/>(s) making up the datastore identity.</text:p>
      <text:p text:style-name="P2"><text:s text:c="5"/>* @return The <text:alphabetical-index-mark-start text:id="IMark139945067655240" text:key1="annotation"/>column<text:alphabetical-index-mark-end text:id="IMark139945067655240"/>(s) making up the datastore identity.</text:p>
      <text:p text:style-name="P2"><text:s text:c="5"/>*/</text:p>
      <text:p text:style-name="P2"><text:soft-page-break/><text:s text:c="4"/><text:alphabetical-index-mark-start text:id="IMark139945067655240" text:key1="annotation"/>Column<text:alphabetical-index-mark-end text:id="IMark139945067655240"/>[] <text:alphabetical-index-mark-start text:id="IMark139945067657928" text:key1="annotation"/>columns<text:alphabetical-index-mark-end text:id="IMark139945067657928"/>() default {};</text:p>
      <text:p text:style-name="P2"/>
      <text:p text:style-name="P2"><text:s text:c="4"/>/** Vendor <text:alphabetical-index-mark-start text:id="IMark139945067657928" text:key1="annotation"/>extensions<text:alphabetical-index-mark-end text:id="IMark139945067657928"/>. </text:p>
      <text:p text:style-name="P2"><text:s text:c="5"/>* @return the vendor <text:alphabetical-index-mark-start text:id="IMark139945067655240" text:key1="annotation"/>extensions<text:alphabetical-index-mark-end text:id="IMark139945067655240"/></text:p>
      <text:p text:style-name="P2"><text:s text:c="5"/>*/</text:p>
      <text:p text:style-name="P2"><text:s text:c="4"/><text:alphabetical-index-mark-start text:id="IMark139945067655240" text:key1="annotation"/>Extension<text:alphabetical-index-mark-end text:id="IMark139945067655240"/>[] <text:alphabetical-index-mark-start text:id="IMark139945067657928" text:key1="annotation"/>extensions<text:alphabetical-index-mark-end text:id="IMark139945067657928"/>() default {};</text:p>
      <text:p text:style-name="P2">}</text:p>
      <text:p text:style-name="P2"/>
      <text:h text:style-name="P25" text:outline-level="3"><text:alphabetical-index-mark-start text:id="IMark139945067655240" text:key1="annotation"/>Discriminator<text:alphabetical-index-mark-end text:id="IMark139945067655240"/> Annotation</text:h>
      <text:p text:style-name="P2">@Target(ElementType.TYPE) </text:p>
      <text:p text:style-name="P2">@Retention(RetentionPolicy.RUNTIME)</text:p>
      <text:p text:style-name="P2">public @interface <text:alphabetical-index-mark-start text:id="IMark139945067657928" text:key1="annotation"/>Discriminator<text:alphabetical-index-mark-end text:id="IMark139945067657928"/></text:p>
      <text:p text:style-name="P2">{</text:p>
      <text:p text:style-name="P2"><text:s text:c="4"/>/**</text:p>
      <text:p text:style-name="P2"><text:s text:c="5"/>* Strategy to use for the <text:alphabetical-index-mark-start text:id="IMark139945067655240" text:key1="annotation"/>discriminator<text:alphabetical-index-mark-end text:id="IMark139945067655240"/>. The <text:alphabetical-index-mark-start text:id="IMark139945067657928" text:key1="annotation"/>discriminator<text:alphabetical-index-mark-end text:id="IMark139945067657928"/> determines</text:p>
      <text:p text:style-name="P2"><text:s text:c="5"/>* the class associated with a row in the datastore.</text:p>
      <text:p text:style-name="P2"><text:s text:c="5"/>* @return the strategy to use for the <text:alphabetical-index-mark-start text:id="IMark139945067657928" text:key1="annotation"/>discriminator<text:alphabetical-index-mark-end text:id="IMark139945067657928"/></text:p>
      <text:p text:style-name="P2"><text:s text:c="5"/>*/</text:p>
      <text:p text:style-name="P2"><text:s text:c="4"/><text:alphabetical-index-mark-start text:id="IMark139945067657928" text:key1="annotation"/>DiscriminatorStrategy<text:alphabetical-index-mark-end text:id="IMark139945067657928"/> strategy() </text:p>
      <text:p text:style-name="P2"><text:s text:c="8"/>default <text:alphabetical-index-mark-start text:id="IMark139945067655240" text:key1="annotation"/>DiscriminatorStrategy<text:alphabetical-index-mark-end text:id="IMark139945067655240"/>.UNSPECIFIED;</text:p>
      <text:p text:style-name="P2"/>
      <text:p text:style-name="P2"><text:s text:c="4"/>/** Custom strategy to use for the <text:alphabetical-index-mark-start text:id="IMark139945067655240" text:key1="annotation"/>discriminator<text:alphabetical-index-mark-end text:id="IMark139945067655240"/>.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139945067657928" text:key1="annotation"/>discriminator<text:alphabetical-index-mark-end text:id="IMark139945067657928"/> is indexed.</text:p>
      <text:p text:style-name="P2"><text:s text:c="5"/>* @return whether the <text:alphabetical-index-mark-start text:id="IMark139945067655240" text:key1="annotation"/>discriminator<text:alphabetical-index-mark-end text:id="IMark139945067655240"/> is indexed</text:p>
      <text:p text:style-name="P2"><text:s text:c="5"/>*/</text:p>
      <text:p text:style-name="P2"><text:s text:c="4"/>String indexed() default ““;</text:p>
      <text:p text:style-name="P2"/>
      <text:p text:style-name="P2"><text:s text:c="4"/>/**</text:p>
      <text:p text:style-name="P2"><text:s text:c="5"/>* Name of the <text:alphabetical-index-mark-start text:id="IMark139945067657928" text:key1="annotation"/>column<text:alphabetical-index-mark-end text:id="IMark139945067657928"/> for the <text:alphabetical-index-mark-start text:id="IMark139945067655240" text:key1="annotation"/>discriminator<text:alphabetical-index-mark-end text:id="IMark139945067655240"/></text:p>
      <text:p text:style-name="P2"><text:s text:c="5"/>* @return the name of the <text:alphabetical-index-mark-start text:id="IMark139945067657928" text:key1="annotation"/>column<text:alphabetical-index-mark-end text:id="IMark139945067657928"/> for the <text:alphabetical-index-mark-start text:id="IMark139945067655240" text:key1="annotation"/>discriminator<text:alphabetical-index-mark-end text:id="IMark139945067655240"/></text:p>
      <text:p text:style-name="P2"><text:s text:c="5"/>*/</text:p>
      <text:p text:style-name="P2"><text:s text:c="4"/>String <text:alphabetical-index-mark-start text:id="IMark139945067655240" text:key1="annotation"/>column<text:alphabetical-index-mark-end text:id="IMark139945067655240"/>() default ““;</text:p>
      <text:p text:style-name="P2"/>
      <text:p text:style-name="P2"><text:s text:c="4"/>/**</text:p>
      <text:p text:style-name="P2"><text:s text:c="5"/>* The <text:alphabetical-index-mark-start text:id="IMark139945067657928" text:key1="annotation"/>value<text:alphabetical-index-mark-end text:id="IMark139945067657928"/> for the <text:alphabetical-index-mark-start text:id="IMark139945067655240" text:key1="annotation"/>discriminator<text:alphabetical-index-mark-end text:id="IMark139945067655240"/> for objects of this class </text:p>
      <text:p text:style-name="P2"><text:s text:c="5"/>* when using “<text:alphabetical-index-mark-start text:id="IMark139945067657928" text:key1="annotation"/>value<text:alphabetical-index-mark-end text:id="IMark139945067657928"/>-map” strategy.</text:p>
      <text:p text:style-name="P2"><text:s text:c="5"/>* @return The <text:alphabetical-index-mark-start text:id="IMark139945067655240" text:key1="annotation"/>value<text:alphabetical-index-mark-end text:id="IMark139945067655240"/> for the <text:alphabetical-index-mark-start text:id="IMark139945067657928" text:key1="annotation"/>discriminator<text:alphabetical-index-mark-end text:id="IMark139945067657928"/> for objects of this class </text:p>
      <text:p text:style-name="P2"><text:s text:c="5"/>* when using “<text:alphabetical-index-mark-start text:id="IMark139945067655240" text:key1="annotation"/>value<text:alphabetical-index-mark-end text:id="IMark139945067655240"/>-map” strategy</text:p>
      <text:p text:style-name="P2"><text:s text:c="5"/>*/</text:p>
      <text:p text:style-name="P2"><text:s text:c="4"/>String <text:alphabetical-index-mark-start text:id="IMark139945067655240" text:key1="annotation"/>value<text:alphabetical-index-mark-end text:id="IMark139945067655240"/>() default ““;</text:p>
      <text:p text:style-name="P2"/>
      <text:p text:style-name="P2"><text:s text:c="4"/>/**</text:p>
      <text:p text:style-name="P2"><text:s text:c="5"/>* The <text:alphabetical-index-mark-start text:id="IMark139945067657928" text:key1="annotation"/>column<text:alphabetical-index-mark-end text:id="IMark139945067657928"/>(s) making up the <text:alphabetical-index-mark-start text:id="IMark139945067655240" text:key1="annotation"/>discriminator<text:alphabetical-index-mark-end text:id="IMark139945067655240"/>.</text:p>
      <text:p text:style-name="P2"><text:s text:c="5"/>* @return the <text:alphabetical-index-mark-start text:id="IMark139945067657928" text:key1="annotation"/>column<text:alphabetical-index-mark-end text:id="IMark139945067657928"/>(s) making up the <text:alphabetical-index-mark-start text:id="IMark139945067655240" text:key1="annotation"/>discriminator<text:alphabetical-index-mark-end text:id="IMark139945067655240"/></text:p>
      <text:p text:style-name="P2"><text:s text:c="5"/>*/</text:p>
      <text:p text:style-name="P2"><text:s text:c="4"/><text:alphabetical-index-mark-start text:id="IMark139945067655240" text:key1="annotation"/>Column<text:alphabetical-index-mark-end text:id="IMark139945067655240"/>[] <text:alphabetical-index-mark-start text:id="IMark139945067657928" text:key1="annotation"/>columns<text:alphabetical-index-mark-end text:id="IMark139945067657928"/>() default {};</text:p>
      <text:p text:style-name="P2">}</text:p>
      <text:p text:style-name="P2"/>
      <text:h text:style-name="P25" text:outline-level="3"><text:soft-page-break/><text:alphabetical-index-mark-start text:id="IMark139945067655240" text:key1="annotation"/>DiscriminatorStrategy<text:alphabetical-index-mark-end text:id="IMark139945067655240"/> Enum</text:h>
      <text:p text:style-name="P2"/>
      <text:p text:style-name="P2">public enum <text:alphabetical-index-mark-start text:id="IMark139945067655240" text:key1="annotation"/>DiscriminatorStrategy<text:alphabetical-index-mark-end text:id="IMark139945067655240"/></text:p>
      <text:p text:style-name="P2">{</text:p>
      <text:p text:style-name="P2"><text:s text:c="4"/>UNSPECIFIED,</text:p>
      <text:p text:style-name="P2"><text:s text:c="4"/>NONE,</text:p>
      <text:p text:style-name="P2"><text:s text:c="4"/><text:alphabetical-index-mark-start text:id="IMark139945067655240" text:key1="annotation"/>VALUE<text:alphabetical-index-mark-end text:id="IMark139945067655240"/>_MAP,</text:p>
      <text:p text:style-name="P2"><text:s text:c="4"/>CLASS_NAME</text:p>
      <text:p text:style-name="P2">}</text:p>
      <text:p text:style-name="P2"/>
      <text:h text:style-name="P25" text:outline-level="3"><text:alphabetical-index-mark-start text:id="IMark139945067655240" text:key1="annotation"/>Element<text:alphabetical-index-mark-end text:id="IMark139945067655240"/> Annotation</text:h>
      <text:p text:style-name="P31">@Target({<text:change-start text:change-id="ct112366528"/>ElementType.<text:span text:style-name="T4">ANNOTATION_TYPE</text:span>, <text:change-end text:change-id="ct112366528"/>ElementType.FIELD, ElementType.METHOD}) </text:p>
      <text:p text:style-name="P2">@Retention(RetentionPolicy.RUNTIME)</text:p>
      <text:p text:style-name="P2">public @interface <text:alphabetical-index-mark-start text:id="IMark139945067657928" text:key1="annotation"/>Element<text:alphabetical-index-mark-end text:id="IMark139945067657928"/></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139945067655240" text:key1="annotation"/>element<text:alphabetical-index-mark-end text:id="IMark139945067655240"/> is to be stored <text:alphabetical-index-mark-start text:id="IMark139945067657928" text:key1="annotation"/>serialized<text:alphabetical-index-mark-end text:id="IMark139945067657928"/> (into a <text:alphabetical-index-mark-start text:id="IMark139945067657736" text:key1="annotation"/>join<text:alphabetical-index-mark-end text:id="IMark139945067657736"/> table)</text:p>
      <text:p text:style-name="P2"><text:s text:c="5"/>* @return whether the <text:alphabetical-index-mark-start text:id="IMark139945067657928" text:key1="annotation"/>element<text:alphabetical-index-mark-end text:id="IMark139945067657928"/> is to be stored <text:alphabetical-index-mark-start text:id="IMark139945067657736" text:key1="annotation"/>serialized<text:alphabetical-index-mark-end text:id="IMark139945067657736"/> </text:p>
      <text:p text:style-name="P2"><text:s text:c="5"/>* (into a <text:alphabetical-index-mark-start text:id="IMark139945067657928" text:key1="annotation"/>join<text:alphabetical-index-mark-end text:id="IMark139945067657928"/> table)</text:p>
      <text:p text:style-name="P2"><text:s text:c="5"/>*/</text:p>
      <text:p text:style-name="P2"><text:s text:c="4"/>String <text:alphabetical-index-mark-start text:id="IMark139945067657928" text:key1="annotation"/>serialized<text:alphabetical-index-mark-end text:id="IMark139945067657928"/>() default ““;</text:p>
      <text:p text:style-name="P2"/>
      <text:p text:style-name="P2"><text:s text:c="4"/>/** Whether this <text:alphabetical-index-mark-start text:id="IMark139945067657928" text:key1="annotation"/>element<text:alphabetical-index-mark-end text:id="IMark139945067657928"/> is <text:alphabetical-index-mark-start text:id="IMark139945067657736" text:key1="annotation"/>embedded<text:alphabetical-index-mark-end text:id="IMark139945067657736"/>. </text:p>
      <text:p text:style-name="P2"><text:s text:c="5"/>* @return whether this <text:alphabetical-index-mark-start text:id="IMark139945067657928" text:key1="annotation"/>element<text:alphabetical-index-mark-end text:id="IMark139945067657928"/> is <text:alphabetical-index-mark-start text:id="IMark139945067657736" text:key1="annotation"/>embedded<text:alphabetical-index-mark-end text:id="IMark139945067657736"/></text:p>
      <text:p text:style-name="P2"><text:s text:c="5"/>*/</text:p>
      <text:p text:style-name="P2"><text:s text:c="4"/>String <text:alphabetical-index-mark-start text:id="IMark139945067657736" text:key1="annotation"/>embedded<text:alphabetical-index-mark-end text:id="IMark139945067657736"/>() default ““;</text:p>
      <text:p text:style-name="P2"/>
      <text:p text:style-name="P2"><text:s text:c="4"/>/**</text:p>
      <text:p text:style-name="P2"><text:s text:c="5"/>* The <text:alphabetical-index-mark-start text:id="IMark139945067657928" text:key1="annotation"/>embedded<text:alphabetical-index-mark-end text:id="IMark139945067657928"/> mapping for the <text:alphabetical-index-mark-start text:id="IMark139945067657736" text:key1="annotation"/>element<text:alphabetical-index-mark-end text:id="IMark139945067657736"/>.</text:p>
      <text:p text:style-name="P2"><text:s text:c="5"/>* @return the <text:alphabetical-index-mark-start text:id="IMark139945067657928" text:key1="annotation"/>embedded<text:alphabetical-index-mark-end text:id="IMark139945067657928"/> mapping for the <text:alphabetical-index-mark-start text:id="IMark139945067657736" text:key1="annotation"/>element<text:alphabetical-index-mark-end text:id="IMark139945067657736"/></text:p>
      <text:p text:style-name="P2"><text:s text:c="5"/>*/</text:p>
      <text:p text:style-name="P2"><text:s text:c="4"/><text:alphabetical-index-mark-start text:id="IMark139945067657736" text:key1="annotation"/>Embedded<text:alphabetical-index-mark-end text:id="IMark139945067657736"/>[] embeddedMapping() default {};</text:p>
      <text:p text:style-name="P2"/>
      <text:p text:style-name="P2"><text:s text:c="4"/>/**</text:p>
      <text:p text:style-name="P2"><text:s text:c="5"/>* Whether the <text:alphabetical-index-mark-start text:id="IMark139945067657928" text:key1="annotation"/>element<text:alphabetical-index-mark-end text:id="IMark139945067657928"/> is dependent on the owner, and will be deleted </text:p>
      <text:p text:style-name="P2"><text:s text:c="5"/>* when the owner is deleted.</text:p>
      <text:p text:style-name="P2"><text:s text:c="5"/>* @return whether the <text:alphabetical-index-mark-start text:id="IMark139945067657928" text:key1="annotation"/>element<text:alphabetical-index-mark-end text:id="IMark139945067657928"/>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139945067657928" text:key1="annotation"/>element<text:alphabetical-index-mark-end text:id="IMark139945067657928"/>.</text:p>
      <text:p text:style-name="P2"><text:s text:c="5"/>* @return name of the table for the <text:alphabetical-index-mark-start text:id="IMark139945067657736" text:key1="annotation"/>element<text:alphabetical-index-mark-end text:id="IMark139945067657736"/></text:p>
      <text:p text:style-name="P2"><text:s text:c="5"/>*/</text:p>
      <text:p text:style-name="P2"><text:s text:c="4"/>String table() default ““;</text:p>
      <text:p text:style-name="P2"><text:soft-page-break/></text:p>
      <text:p text:style-name="P2"><text:s text:c="4"/>/**</text:p>
      <text:p text:style-name="P2"><text:s text:c="5"/>* Name of the <text:alphabetical-index-mark-start text:id="IMark139945067657928" text:key1="annotation"/>column<text:alphabetical-index-mark-end text:id="IMark139945067657928"/> to store the <text:alphabetical-index-mark-start text:id="IMark139945067657736" text:key1="annotation"/>element<text:alphabetical-index-mark-end text:id="IMark139945067657736"/> in.</text:p>
      <text:p text:style-name="P2"><text:s text:c="5"/>* @return name of the <text:alphabetical-index-mark-start text:id="IMark139945067657928" text:key1="annotation"/>column<text:alphabetical-index-mark-end text:id="IMark139945067657928"/> to store the <text:alphabetical-index-mark-start text:id="IMark139945067657736" text:key1="annotation"/>element<text:alphabetical-index-mark-end text:id="IMark139945067657736"/> in</text:p>
      <text:p text:style-name="P2"><text:s text:c="5"/>*/</text:p>
      <text:p text:style-name="P2"><text:s text:c="4"/>String <text:alphabetical-index-mark-start text:id="IMark139945067657736" text:key1="annotation"/>column<text:alphabetical-index-mark-end text:id="IMark139945067657736"/>() default ““;</text:p>
      <text:p text:style-name="P2"/>
      <text:p text:style-name="P2"><text:s text:c="4"/>/**</text:p>
      <text:p text:style-name="P2"><text:s text:c="5"/>* Delete action to apply to any foreign <text:alphabetical-index-mark-start text:id="IMark139945067657928" text:key1="annotation"/>key<text:alphabetical-index-mark-end text:id="IMark139945067657928"/> for the <text:alphabetical-index-mark-start text:id="IMark139945067657736" text:key1="annotation"/>element<text:alphabetical-index-mark-end text:id="IMark139945067657736"/>.</text:p>
      <text:p text:style-name="P2"><text:s text:c="5"/>* @return delete action to apply to any foreign <text:alphabetical-index-mark-start text:id="IMark139945067657928" text:key1="annotation"/>key<text:alphabetical-index-mark-end text:id="IMark139945067657928"/> for the <text:alphabetical-index-mark-start text:id="IMark139945067657736" text:key1="annotation"/>element<text:alphabetical-index-mark-end text:id="IMark139945067657736"/></text:p>
      <text:p text:style-name="P2"><text:s text:c="5"/>*/</text:p>
      <text:p text:style-name="P2"><text:s text:c="4"/><text:alphabetical-index-mark-start text:id="IMark139945067657736" text:key1="annotation"/>ForeignKeyAction<text:alphabetical-index-mark-end text:id="IMark139945067657736"/> deleteAction() default <text:alphabetical-index-mark-start text:id="IMark139945067657928" text:key1="annotation"/>ForeignKeyAction<text:alphabetical-index-mark-end text:id="IMark139945067657928"/>.UNSPECIFIED;</text:p>
      <text:p text:style-name="P2"/>
      <text:p text:style-name="P2"><text:s text:c="4"/>/**</text:p>
      <text:p text:style-name="P2"><text:s text:c="5"/>* Update action to apply to any foreign <text:alphabetical-index-mark-start text:id="IMark139945067657736" text:key1="annotation"/>key<text:alphabetical-index-mark-end text:id="IMark139945067657736"/> for the <text:alphabetical-index-mark-start text:id="IMark139945067657928" text:key1="annotation"/>element<text:alphabetical-index-mark-end text:id="IMark139945067657928"/></text:p>
      <text:p text:style-name="P2"><text:s text:c="5"/>* @return update action to apply to any foreign <text:alphabetical-index-mark-start text:id="IMark139945067657736" text:key1="annotation"/>key<text:alphabetical-index-mark-end text:id="IMark139945067657736"/> for the <text:alphabetical-index-mark-start text:id="IMark139945067657928" text:key1="annotation"/>element<text:alphabetical-index-mark-end text:id="IMark139945067657928"/></text:p>
      <text:p text:style-name="P2"><text:s text:c="5"/>*/</text:p>
      <text:p text:style-name="P2"><text:s text:c="4"/><text:alphabetical-index-mark-start text:id="IMark139945067657928" text:key1="annotation"/>ForeignKeyAction<text:alphabetical-index-mark-end text:id="IMark139945067657928"/> updateAction() default <text:alphabetical-index-mark-start text:id="IMark139945067657736" text:key1="annotation"/>ForeignKeyAction<text:alphabetical-index-mark-end text:id="IMark139945067657736"/>.UNSPECIFIED;</text:p>
      <text:p text:style-name="P2"/>
      <text:p text:style-name="P2"><text:s text:c="4"/>/**</text:p>
      <text:p text:style-name="P2"><text:s text:c="5"/>* Whether the <text:alphabetical-index-mark-start text:id="IMark139945067657928" text:key1="annotation"/>value<text:alphabetical-index-mark-end text:id="IMark139945067657928"/> <text:alphabetical-index-mark-start text:id="IMark139945067657736" text:key1="annotation"/>column<text:alphabetical-index-mark-end text:id="IMark139945067657736"/>(s) should be indexed.</text:p>
      <text:p text:style-name="P2"><text:s text:c="5"/>* @return whether the <text:alphabetical-index-mark-start text:id="IMark139945067657928" text:key1="annotation"/>value<text:alphabetical-index-mark-end text:id="IMark139945067657928"/> <text:alphabetical-index-mark-start text:id="IMark139945067657736" text:key1="annotation"/>column<text:alphabetical-index-mark-end text:id="IMark139945067657736"/>(s) should be indexed.</text:p>
      <text:p text:style-name="P2"><text:s text:c="5"/>*/</text:p>
      <text:p text:style-name="P2"><text:s text:c="4"/>String indexed() default ““;</text:p>
      <text:p text:style-name="P2"/>
      <text:p text:style-name="P2"><text:s text:c="4"/>/** The name of the <text:alphabetical-index-mark-start text:id="IMark139945067657736" text:key1="annotation"/>index<text:alphabetical-index-mark-end text:id="IMark139945067657736"/> to generate. </text:p>
      <text:p text:style-name="P2"><text:s text:c="5"/>* @return the name of the <text:alphabetical-index-mark-start text:id="IMark139945067657928" text:key1="annotation"/>index<text:alphabetical-index-mark-end text:id="IMark139945067657928"/></text:p>
      <text:p text:style-name="P2"><text:s text:c="5"/>*/</text:p>
      <text:p text:style-name="P2"><text:s text:c="4"/>String <text:alphabetical-index-mark-start text:id="IMark139945067657928" text:key1="annotation"/>index<text:alphabetical-index-mark-end text:id="IMark139945067657928"/>() default ““;</text:p>
      <text:p text:style-name="P2"/>
      <text:p text:style-name="P2"><text:s text:c="4"/>/**</text:p>
      <text:p text:style-name="P2"><text:s text:c="5"/>* Whether a <text:alphabetical-index-mark-start text:id="IMark139945067657736" text:key1="annotation"/>unique<text:alphabetical-index-mark-end text:id="IMark139945067657736"/> constraint should be generated or assumed.</text:p>
      <text:p text:style-name="P2"><text:s text:c="5"/>* @return whether a <text:alphabetical-index-mark-start text:id="IMark139945067657928" text:key1="annotation"/>unique<text:alphabetical-index-mark-end text:id="IMark139945067657928"/> constraint should be generated or assumed</text:p>
      <text:p text:style-name="P2"><text:s text:c="5"/>*/</text:p>
      <text:p text:style-name="P2"><text:s text:c="4"/>String <text:alphabetical-index-mark-start text:id="IMark139945067657928" text:key1="annotation"/>unique<text:alphabetical-index-mark-end text:id="IMark139945067657928"/>() default ““;</text:p>
      <text:p text:style-name="P2"/>
      <text:p text:style-name="P2"><text:s text:c="4"/>/**</text:p>
      <text:p text:style-name="P2"><text:s text:c="5"/>* The name of the <text:alphabetical-index-mark-start text:id="IMark139945067657736" text:key1="annotation"/>unique<text:alphabetical-index-mark-end text:id="IMark139945067657736"/> <text:alphabetical-index-mark-start text:id="IMark139945067657928" text:key1="annotation"/>key<text:alphabetical-index-mark-end text:id="IMark139945067657928"/> constraint to generate.</text:p>
      <text:p text:style-name="P2"><text:s text:c="5"/>* @return the name of the <text:alphabetical-index-mark-start text:id="IMark139945067657736" text:key1="annotation"/>unique<text:alphabetical-index-mark-end text:id="IMark139945067657736"/> <text:alphabetical-index-mark-start text:id="IMark139945067657928" text:key1="annotation"/>key<text:alphabetical-index-mark-end text:id="IMark139945067657928"/>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139945067657736" text:key1="annotation"/>column<text:alphabetical-index-mark-end text:id="IMark139945067657736"/>(s) for the <text:alphabetical-index-mark-start text:id="IMark139945067657928" text:key1="annotation"/>element<text:alphabetical-index-mark-end text:id="IMark139945067657928"/>.</text:p>
      <text:p text:style-name="P2"><text:s text:c="5"/>* @return the <text:alphabetical-index-mark-start text:id="IMark139945067657736" text:key1="annotation"/>column<text:alphabetical-index-mark-end text:id="IMark139945067657736"/>(s) for the <text:alphabetical-index-mark-start text:id="IMark139945067657928" text:key1="annotation"/>element<text:alphabetical-index-mark-end text:id="IMark139945067657928"/></text:p>
      <text:p text:style-name="P2"><text:s text:c="5"/>*/</text:p>
      <text:p text:style-name="P2"><text:s text:c="4"/><text:alphabetical-index-mark-start text:id="IMark139945067657928" text:key1="annotation"/>Column<text:alphabetical-index-mark-end text:id="IMark139945067657928"/>[] <text:alphabetical-index-mark-start text:id="IMark139945067657736" text:key1="annotation"/>columns<text:alphabetical-index-mark-end text:id="IMark139945067657736"/>() default {};</text:p>
      <text:p text:style-name="P2"/>
      <text:p text:style-name="P2"><text:soft-page-break/><text:s text:c="4"/>/** Generate or assume a foreign <text:alphabetical-index-mark-start text:id="IMark139945067657736" text:key1="annotation"/>key<text:alphabetical-index-mark-end text:id="IMark139945067657736"/> constraint exists on the <text:alphabetical-index-mark-start text:id="IMark139945067657928" text:key1="annotation"/>column<text:alphabetical-index-mark-end text:id="IMark139945067657928"/></text:p>
      <text:p text:style-name="P2"><text:s text:c="5"/>* or <text:alphabetical-index-mark-start text:id="IMark139945067657736" text:key1="annotation"/>columns<text:alphabetical-index-mark-end text:id="IMark139945067657736"/> associated with this <text:alphabetical-index-mark-start text:id="IMark139945067657928" text:key1="annotation"/>join<text:alphabetical-index-mark-end text:id="IMark139945067657928"/>. Specify “true” or “false”.</text:p>
      <text:p text:style-name="P2"><text:s text:c="5"/>* @return whether to generate or assume a primary <text:alphabetical-index-mark-start text:id="IMark139945067657736" text:key1="annotation"/>key<text:alphabetical-index-mark-end text:id="IMark139945067657736"/> constraint</text:p>
      <text:p text:style-name="P2"><text:s text:c="5"/>*/</text:p>
      <text:p text:style-name="P2"><text:s text:c="4"/>String generateForeignKey() default ““;</text:p>
      <text:p text:style-name="P2"/>
      <text:p text:style-name="P2"><text:s text:c="4"/>/** Name for a generated foreign <text:alphabetical-index-mark-start text:id="IMark139945067657736" text:key1="annotation"/>key<text:alphabetical-index-mark-end text:id="IMark139945067657736"/> constraint.</text:p>
      <text:p text:style-name="P2"><text:s text:c="5"/>* @return the name of the generated foreign <text:alphabetical-index-mark-start text:id="IMark139945067657928" text:key1="annotation"/>key<text:alphabetical-index-mark-end text:id="IMark139945067657928"/> constraint</text:p>
      <text:p text:style-name="P2"><text:s text:c="5"/>*/</text:p>
      <text:p text:style-name="P2"><text:s text:c="4"/>String <text:alphabetical-index-mark-start text:id="IMark139945067657928" text:key1="annotation"/>foreignKey<text:alphabetical-index-mark-end text:id="IMark139945067657928"/>() default ““;</text:p>
      <text:p text:style-name="P2"/>
      <text:p text:style-name="P2"><text:s text:c="4"/>/** Vendor <text:alphabetical-index-mark-start text:id="IMark139945067657928" text:key1="annotation"/>extensions<text:alphabetical-index-mark-end text:id="IMark139945067657928"/>.</text:p>
      <text:p text:style-name="P2"><text:s text:c="5"/>* @return the vendor <text:alphabetical-index-mark-start text:id="IMark139945067657736" text:key1="annotation"/>extensions<text:alphabetical-index-mark-end text:id="IMark139945067657736"/></text:p>
      <text:p text:style-name="P2"><text:s text:c="5"/>*/</text:p>
      <text:p text:style-name="P2"><text:s text:c="4"/><text:alphabetical-index-mark-start text:id="IMark139945067657736" text:key1="annotation"/>Extension<text:alphabetical-index-mark-end text:id="IMark139945067657736"/>[] <text:alphabetical-index-mark-start text:id="IMark139945067657928" text:key1="annotation"/>extensions<text:alphabetical-index-mark-end text:id="IMark139945067657928"/>() default {};</text:p>
      <text:p text:style-name="P2">}</text:p>
      <text:p text:style-name="P2"/>
      <text:h text:style-name="P26" text:outline-level="3"><text:alphabetical-index-mark-start text:id="IMark139945067657736" text:key1="annotation"/>Convert Annotation<text:alphabetical-index-mark-end text:id="IMark139945067657736"/></text:h>
      <text:p text:style-name="P24"><text:alphabetical-index-mark-start text:id="IMark139945067657928" text:key1="annotation"/>@Retention(RetentionPolicy.RUNTIME)<text:alphabetical-index-mark-end text:id="IMark139945067657928"/></text:p>
      <text:p text:style-name="P22"><text:alphabetical-index-mark-start text:id="IMark139945067657736" text:key1="annotation"/>@Target({ElementType.TYPE, ElementType.METHOD, ElementType.FIELD})<text:alphabetical-index-mark-end text:id="IMark139945067657736"/></text:p>
      <text:p text:style-name="P22"><text:alphabetical-index-mark-start text:id="IMark139945067657928" text:key1="annotation"/>@Repeatable(Converts.class)<text:alphabetical-index-mark-end text:id="IMark139945067657928"/></text:p>
      <text:p text:style-name="P22"><text:alphabetical-index-mark-start text:id="IMark139945067657736" text:key1="annotation"/>public @interface Convert {<text:alphabetical-index-mark-end text:id="IMark139945067657736"/></text:p>
      <text:p text:style-name="P22"><text:alphabetical-index-mark-start text:id="IMark139945067657928" text:key1="annotation"/><text:s text:c="8"/>/**<text:alphabetical-index-mark-end text:id="IMark139945067657928"/></text:p>
      <text:p text:style-name="P22"><text:alphabetical-index-mark-start text:id="IMark139945067657736" text:key1="annotation"/><text:s text:c="9"/>* The {@link AttributeConverter} to use for conversion.<text:alphabetical-index-mark-end text:id="IMark139945067657736"/></text:p>
      <text:p text:style-name="P22"><text:alphabetical-index-mark-start text:id="IMark139945067657928" text:key1="annotation"/><text:s text:c="9"/>* @return Converter class to use<text:alphabetical-index-mark-end text:id="IMark139945067657928"/></text:p>
      <text:p text:style-name="P22"><text:alphabetical-index-mark-start text:id="IMark139945067657736" text:key1="annotation"/><text:s text:c="9"/>*/<text:alphabetical-index-mark-end text:id="IMark139945067657736"/></text:p>
      <text:p text:style-name="P22"><text:alphabetical-index-mark-start text:id="IMark139945067657928" text:key1="annotation"/><text:s text:c="8"/>@SuppressWarnings("rawtypes")<text:alphabetical-index-mark-end text:id="IMark139945067657928"/></text:p>
      <text:p text:style-name="P22"><text:alphabetical-index-mark-start text:id="IMark139945067657736" text:key1="annotation"/><text:s text:c="8"/>Class&lt;? extends AttributeConverter&gt; value();<text:alphabetical-index-mark-end text:id="IMark139945067657736"/></text:p>
      <text:p text:style-name="P22"><text:alphabetical-index-mark text:string-value=" " text:key1="annotation"/></text:p>
      <text:p text:style-name="P22"><text:alphabetical-index-mark-start text:id="IMark139945067657736" text:key1="annotation"/><text:s text:c="8"/>/**<text:alphabetical-index-mark-end text:id="IMark139945067657736"/></text:p>
      <text:p text:style-name="P22"><text:alphabetical-index-mark-start text:id="IMark139945067657928" text:key1="annotation"/><text:s text:c="9"/>* Whether this conversion is enabled. True by default.<text:alphabetical-index-mark-end text:id="IMark139945067657928"/></text:p>
      <text:p text:style-name="P22"><text:alphabetical-index-mark-start text:id="IMark139945067657736" text:key1="annotation"/><text:s text:c="9"/>* Setting this to false allows disabling conversion that was specified at PMF level.<text:alphabetical-index-mark-end text:id="IMark139945067657736"/></text:p>
      <text:p text:style-name="P22"><text:alphabetical-index-mark-start text:id="IMark139945067657928" text:key1="annotation"/><text:s text:c="9"/>* @return Whether the PMF default converter is enabled<text:alphabetical-index-mark-end text:id="IMark139945067657928"/></text:p>
      <text:p text:style-name="P22"><text:alphabetical-index-mark-start text:id="IMark139945067657736" text:key1="annotation"/><text:s text:c="9"/>*/<text:alphabetical-index-mark-end text:id="IMark139945067657736"/></text:p>
      <text:p text:style-name="P22"><text:alphabetical-index-mark-start text:id="IMark139945067657928" text:key1="annotation"/><text:s text:c="8"/>boolean enabled() default true;<text:alphabetical-index-mark-end text:id="IMark139945067657928"/></text:p>
      <text:p text:style-name="P22"><text:alphabetical-index-mark-start text:id="IMark139945067657736" text:key1="annotation"/>}<text:alphabetical-index-mark-end text:id="IMark139945067657736"/></text:p>
      <text:h text:style-name="P25" text:outline-level="3"><text:alphabetical-index-mark-start text:id="IMark139945067657928" text:key1="annotation"/>Converts Annotation<text:alphabetical-index-mark-end text:id="IMark139945067657928"/></text:h>
      <text:p text:style-name="P23"><text:alphabetical-index-mark-start text:id="IMark139945067657736" text:key1="annotation"/>@Retention(RetentionPolicy.RUNTIME)<text:alphabetical-index-mark-end text:id="IMark139945067657736"/></text:p>
      <text:p text:style-name="P21"><text:alphabetical-index-mark-start text:id="IMark139945067657928" text:key1="annotation"/>@Target({ElementType.TYPE, ElementType.METHOD, ElementType.FIELD})<text:alphabetical-index-mark-end text:id="IMark139945067657928"/></text:p>
      <text:p text:style-name="P21"><text:soft-page-break/><text:alphabetical-index-mark-start text:id="IMark139945067657736" text:key1="annotation"/>public @interface Converts {<text:alphabetical-index-mark-end text:id="IMark139945067657736"/></text:p>
      <text:p text:style-name="P21"><text:alphabetical-index-mark-start text:id="IMark139945067657928" text:key1="annotation"/><text:s text:c="8"/>/**<text:alphabetical-index-mark-end text:id="IMark139945067657928"/></text:p>
      <text:p text:style-name="P21"><text:alphabetical-index-mark-start text:id="IMark139945067657736" text:key1="annotation"/><text:s text:c="9"/>* The conversion specifications to be configured.<text:alphabetical-index-mark-end text:id="IMark139945067657736"/></text:p>
      <text:p text:style-name="P21"><text:alphabetical-index-mark-start text:id="IMark139945067657928" text:key1="annotation"/><text:s text:c="9"/>* @return Array of converters<text:alphabetical-index-mark-end text:id="IMark139945067657928"/></text:p>
      <text:p text:style-name="P21"><text:alphabetical-index-mark-start text:id="IMark139945067657736" text:key1="annotation"/><text:s text:c="9"/>*/<text:alphabetical-index-mark-end text:id="IMark139945067657736"/></text:p>
      <text:p text:style-name="P21"><text:alphabetical-index-mark-start text:id="IMark139945067657928" text:key1="annotation"/><text:s text:c="8"/>Convert[] value();<text:alphabetical-index-mark-end text:id="IMark139945067657928"/></text:p>
      <text:p text:style-name="P21"><text:alphabetical-index-mark-start text:id="IMark139945067657736" text:key1="annotation"/>}<text:alphabetical-index-mark-end text:id="IMark139945067657736"/></text:p>
      <text:h text:style-name="P25" text:outline-level="3"><text:alphabetical-index-mark-start text:id="IMark139945067657928" text:key1="annotation"/>Embedded<text:alphabetical-index-mark-end text:id="IMark139945067657928"/> Annotation</text:h>
      <text:p text:style-name="P31">@Target({<text:change-start text:change-id="ct103734144"/>ElementType.<text:span text:style-name="T4">ANNOTATION_TYPE</text:span>, <text:change-end text:change-id="ct103734144"/>ElementType.FIELD, ElementType.METHOD}) </text:p>
      <text:p text:style-name="P2">@Retention(RetentionPolicy.RUNTIME)</text:p>
      <text:p text:style-name="P2">public @interface <text:alphabetical-index-mark-start text:id="IMark139945067657736" text:key1="annotation"/>Embedded<text:alphabetical-index-mark-end text:id="IMark139945067657736"/></text:p>
      <text:p text:style-name="P2">{</text:p>
      <text:p text:style-name="P2"><text:s text:c="4"/>/** The member in the <text:alphabetical-index-mark-start text:id="IMark139945067657736" text:key1="annotation"/>embedded<text:alphabetical-index-mark-end text:id="IMark139945067657736"/>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139945067657736" text:key1="annotation"/>column<text:alphabetical-index-mark-end text:id="IMark139945067657736"/> in the <text:alphabetical-index-mark-start text:id="IMark139945067657928" text:key1="annotation"/>embedded<text:alphabetical-index-mark-end text:id="IMark139945067657928"/> object used to judge if the <text:alphabetical-index-mark-start text:id="IMark139945067655240" text:key1="annotation"/>embedded<text:alphabetical-index-mark-end text:id="IMark139945067655240"/> object</text:p>
      <text:p text:style-name="P2"><text:s text:c="5"/>* is null. </text:p>
      <text:p text:style-name="P2"><text:s text:c="5"/>* @return the null indicator <text:alphabetical-index-mark-start text:id="IMark139945067655240" text:key1="annotation"/>column<text:alphabetical-index-mark-end text:id="IMark139945067655240"/></text:p>
      <text:p text:style-name="P2"><text:s text:c="5"/>*/</text:p>
      <text:p text:style-name="P2"><text:s text:c="4"/>String nullIndicatorColumn() default ““;</text:p>
      <text:p text:style-name="P2"/>
      <text:p text:style-name="P2"><text:s text:c="4"/>/** The <text:alphabetical-index-mark-start text:id="IMark139945067655240" text:key1="annotation"/>value<text:alphabetical-index-mark-end text:id="IMark139945067655240"/> in the null <text:alphabetical-index-mark-start text:id="IMark139945067657928" text:key1="annotation"/>column<text:alphabetical-index-mark-end text:id="IMark139945067657928"/> to interpret the object as being null.</text:p>
      <text:p text:style-name="P2"><text:s text:c="5"/>* @return the null indicator <text:alphabetical-index-mark-start text:id="IMark139945067655240" text:key1="annotation"/>value<text:alphabetical-index-mark-end text:id="IMark139945067655240"/></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139945067657928" text:key1="annotation"/>embedded<text:alphabetical-index-mark-end text:id="IMark139945067657928"/> in the field or property being annotated</text:p>
      <text:p text:style-name="P2"><text:s text:c="5"/>*/</text:p>
      <text:p text:style-name="P2"><text:s text:c="4"/><text:alphabetical-index-mark-start text:id="IMark139945067657928" text:key1="enum"/>Persistent<text:alphabetical-index-mark-end text:id="IMark139945067657928"/>[] members() default {};</text:p>
      <text:p text:style-name="P2">}</text:p>
      <text:p text:style-name="P2"/>
      <text:h text:style-name="P25" text:outline-level="3"><text:alphabetical-index-mark-start text:id="IMark139945067655240" text:key1="annotation"/>EmbeddedOnly<text:alphabetical-index-mark-end text:id="IMark139945067655240"/> Annotation</text:h>
      <text:p text:style-name="P2">@Target(ElementType.TYPE) </text:p>
      <text:p text:style-name="P2">@Retention(RetentionPolicy.RUNTIME)</text:p>
      <text:p text:style-name="P2">public @interface <text:alphabetical-index-mark-start text:id="IMark139945067657928" text:key1="annotation"/>EmbeddedOnly<text:alphabetical-index-mark-end text:id="IMark139945067657928"/></text:p>
      <text:p text:style-name="P2">{</text:p>
      <text:p text:style-name="P2">}</text:p>
      <text:p text:style-name="P2"/>
      <text:h text:style-name="P25" text:outline-level="3"><text:alphabetical-index-mark-start text:id="IMark139945067657928" text:key1="annotation"/>Extension<text:alphabetical-index-mark-end text:id="IMark139945067657928"/>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139945067657928" text:key1="annotation"/>Extension<text:alphabetical-index-mark-end text:id="IMark139945067657928"/></text:p>
      <text:p text:style-name="P2"><text:soft-page-break/>{</text:p>
      <text:p text:style-name="P2"><text:s text:c="4"/>/** Vendor that the <text:alphabetical-index-mark-start text:id="IMark139945067657928" text:key1="annotation"/>extension<text:alphabetical-index-mark-end text:id="IMark139945067657928"/>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139945067655240" text:key1="annotation"/>key<text:alphabetical-index-mark-end text:id="IMark139945067655240"/> for the <text:alphabetical-index-mark-start text:id="IMark139945067657928" text:key1="annotation"/>extension<text:alphabetical-index-mark-end text:id="IMark139945067657928"/> (required). </text:p>
      <text:p text:style-name="P2"><text:s text:c="5"/>* @return the <text:alphabetical-index-mark-start text:id="IMark139945067655240" text:key1="annotation"/>key<text:alphabetical-index-mark-end text:id="IMark139945067655240"/></text:p>
      <text:p text:style-name="P2"><text:s text:c="5"/>*/</text:p>
      <text:p text:style-name="P2"><text:s text:c="4"/>String <text:alphabetical-index-mark-start text:id="IMark139945067655240" text:key1="annotation"/>key<text:alphabetical-index-mark-end text:id="IMark139945067655240"/>();</text:p>
      <text:p text:style-name="P2"/>
      <text:p text:style-name="P2"><text:s text:c="4"/>/** The <text:alphabetical-index-mark-start text:id="IMark139945067655240" text:key1="annotation"/>value<text:alphabetical-index-mark-end text:id="IMark139945067655240"/> for the <text:alphabetical-index-mark-start text:id="IMark139945067657928" text:key1="annotation"/>extension<text:alphabetical-index-mark-end text:id="IMark139945067657928"/> (required). </text:p>
      <text:p text:style-name="P2"><text:s text:c="5"/>* @return the <text:alphabetical-index-mark-start text:id="IMark139945067655240" text:key1="annotation"/>value<text:alphabetical-index-mark-end text:id="IMark139945067655240"/></text:p>
      <text:p text:style-name="P2"><text:s text:c="5"/>*/</text:p>
      <text:p text:style-name="P2"><text:s text:c="4"/>String <text:alphabetical-index-mark-start text:id="IMark139945067655240" text:key1="annotation"/>value<text:alphabetical-index-mark-end text:id="IMark139945067655240"/>();</text:p>
      <text:p text:style-name="P2">}</text:p>
      <text:p text:style-name="P2"/>
      <text:h text:style-name="P25" text:outline-level="3"><text:alphabetical-index-mark-start text:id="IMark139945067657928" text:key1="annotation"/>Extensions<text:alphabetical-index-mark-end text:id="IMark139945067657928"/> Annotation</text:h>
      <text:p text:style-name="P2">@Target({ElementType.TYPE, ElementType.FIELD, ElementType.METHOD}) </text:p>
      <text:p text:style-name="P2">@Retention(RetentionPolicy.RUNTIME)</text:p>
      <text:p text:style-name="P2">public @interface <text:alphabetical-index-mark-start text:id="IMark139945067655240" text:key1="annotation"/>Extensions<text:alphabetical-index-mark-end text:id="IMark139945067655240"/></text:p>
      <text:p text:style-name="P2">{</text:p>
      <text:p text:style-name="P2"><text:s text:c="4"/>/**</text:p>
      <text:p text:style-name="P2"><text:s text:c="5"/>* The <text:alphabetical-index-mark-start text:id="IMark139945067657928" text:key1="annotation"/>extensions<text:alphabetical-index-mark-end text:id="IMark139945067657928"/>.</text:p>
      <text:p text:style-name="P2"><text:s text:c="5"/>* @return the <text:alphabetical-index-mark-start text:id="IMark139945067655240" text:key1="annotation"/>extensions<text:alphabetical-index-mark-end text:id="IMark139945067655240"/></text:p>
      <text:p text:style-name="P2"><text:s text:c="5"/>*/</text:p>
      <text:p text:style-name="P2"><text:s text:c="4"/><text:alphabetical-index-mark-start text:id="IMark139945067655240" text:key1="annotation"/>Extension<text:alphabetical-index-mark-end text:id="IMark139945067655240"/>[] <text:alphabetical-index-mark-start text:id="IMark139945067657928" text:key1="annotation"/>value<text:alphabetical-index-mark-end text:id="IMark139945067657928"/>();</text:p>
      <text:p text:style-name="P2">}</text:p>
      <text:p text:style-name="P2"/>
      <text:h text:style-name="P25" text:outline-level="3"><text:alphabetical-index-mark-start text:id="IMark139945067655240" text:key1="annotation"/>FetchGroup<text:alphabetical-index-mark-end text:id="IMark139945067655240"/> Annotation</text:h>
      <text:p text:style-name="P2">@Target(ElementType.TYPE) </text:p>
      <text:p text:style-name="P2">@Retention(RetentionPolicy.RUNTIME)</text:p>
      <text:p text:style-name="P2">@Repeatable(FetchGroups.class)</text:p>
      <text:p text:style-name="P2">public @interface <text:alphabetical-index-mark-start text:id="IMark139945067655240" text:key1="annotation"/>FetchGroup<text:alphabetical-index-mark-end text:id="IMark139945067655240"/></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oft-page-break/><text:s text:c="4"/><text:alphabetical-index-mark-start text:id="IMark139945067655240" text:key1="enum"/>Persistent<text:alphabetical-index-mark-end text:id="IMark139945067655240"/>[]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139945067657928" text:key1="annotation"/>fetchGroups<text:alphabetical-index-mark-end text:id="IMark139945067657928"/>() default {};</text:p>
      <text:p text:style-name="P2">}</text:p>
      <text:p text:style-name="P2"/>
      <text:h text:style-name="P25" text:outline-level="3"><text:alphabetical-index-mark-start text:id="IMark139945067655240" text:key1="annotation"/>FetchGroups<text:alphabetical-index-mark-end text:id="IMark139945067655240"/> Annotation</text:h>
      <text:p text:style-name="P2">@Target(ElementType.TYPE) </text:p>
      <text:p text:style-name="P2">@Retention(RetentionPolicy.RUNTIME)</text:p>
      <text:p text:style-name="P2">public @interface <text:alphabetical-index-mark-start text:id="IMark139945067657928" text:key1="annotation"/>FetchGroups<text:alphabetical-index-mark-end text:id="IMark139945067657928"/></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139945067657928" text:key1="annotation"/>FetchGroup<text:alphabetical-index-mark-end text:id="IMark139945067657928"/>[] <text:alphabetical-index-mark-start text:id="IMark139945067655240" text:key1="annotation"/>value<text:alphabetical-index-mark-end text:id="IMark139945067655240"/>();</text:p>
      <text:p text:style-name="P2">}</text:p>
      <text:p text:style-name="P2"/>
      <text:h text:style-name="P25" text:outline-level="3"><text:alphabetical-index-mark-start text:id="IMark139945067657928" text:key1="annotation"/>FetchPlan<text:alphabetical-index-mark-end text:id="IMark139945067657928"/> Annotation</text:h>
      <text:p text:style-name="P2">@Target(ElementType.TYPE) </text:p>
      <text:p text:style-name="P2">@Retention(RetentionPolicy.RUNTIME)</text:p>
      <text:p text:style-name="P2">@Repeatable(FetchPlans.class)</text:p>
      <text:p text:style-name="P2">public @interface <text:alphabetical-index-mark-start text:id="IMark139945067657928" text:key1="annotation"/>FetchPlan<text:alphabetical-index-mark-end text:id="IMark139945067657928"/></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139945067657928" text:key1="annotation"/>fetchGroups<text:alphabetical-index-mark-end text:id="IMark139945067657928"/>()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139945067655240" text:key1="annotation"/>queries<text:alphabetical-index-mark-end text:id="IMark139945067655240"/>.</text:p>
      <text:p text:style-name="P2"><text:s text:c="5"/>* @return the fetch size</text:p>
      <text:p text:style-name="P2"><text:s text:c="5"/>*/</text:p>
      <text:p text:style-name="P2"><text:s text:c="4"/>int fetchSize() default 0;</text:p>
      <text:p text:style-name="P2">}</text:p>
      <text:p text:style-name="P2"/>
      <text:h text:style-name="P25" text:outline-level="3"><text:soft-page-break/><text:alphabetical-index-mark-start text:id="IMark139945067655240" text:key1="annotation"/>FetchPlans<text:alphabetical-index-mark-end text:id="IMark139945067655240"/> Annotation</text:h>
      <text:p text:style-name="P2">@Target(ElementType.TYPE) </text:p>
      <text:p text:style-name="P2">@Retention(RetentionPolicy.RUNTIME)</text:p>
      <text:p text:style-name="P2">public @interface <text:alphabetical-index-mark-start text:id="IMark139945067657928" text:key1="annotation"/>FetchPlans<text:alphabetical-index-mark-end text:id="IMark139945067657928"/></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139945067657928" text:key1="annotation"/>FetchPlan<text:alphabetical-index-mark-end text:id="IMark139945067657928"/>[] <text:alphabetical-index-mark-start text:id="IMark139945067655240" text:key1="annotation"/>value<text:alphabetical-index-mark-end text:id="IMark139945067655240"/>();</text:p>
      <text:p text:style-name="P2">}</text:p>
      <text:p text:style-name="P2"/>
      <text:h text:style-name="P25" text:outline-level="3"><text:alphabetical-index-mark-start text:id="IMark139945067657928" text:key1="annotation"/>ForeignKey<text:alphabetical-index-mark-end text:id="IMark139945067657928"/>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139945067657928" text:key1="annotation"/>ForeignKey<text:alphabetical-index-mark-end text:id="IMark139945067657928"/></text:p>
      <text:p text:style-name="P2">{</text:p>
      <text:p text:style-name="P2"><text:s text:c="4"/>/** Name of the foreign <text:alphabetical-index-mark-start text:id="IMark139945067657928" text:key1="annotation"/>key<text:alphabetical-index-mark-end text:id="IMark139945067657928"/>.</text:p>
      <text:p text:style-name="P2"><text:s text:c="5"/>* @return the name of the foreign <text:alphabetical-index-mark-start text:id="IMark139945067655240" text:key1="annotation"/>key<text:alphabetical-index-mark-end text:id="IMark139945067655240"/></text:p>
      <text:p text:style-name="P2"><text:s text:c="5"/>*/</text:p>
      <text:p text:style-name="P2"><text:s text:c="4"/>String name() default ““;</text:p>
      <text:p text:style-name="P2"/>
      <text:p text:style-name="P2"><text:s text:c="4"/>/** Table for the foreign <text:alphabetical-index-mark-start text:id="IMark139945067655240" text:key1="annotation"/>key<text:alphabetical-index-mark-end text:id="IMark139945067655240"/>. This is needed iff annotating a type where</text:p>
      <text:p text:style-name="P2"><text:s text:c="5"/>* the foreign <text:alphabetical-index-mark-start text:id="IMark139945067657928" text:key1="annotation"/>key<text:alphabetical-index-mark-end text:id="IMark139945067657928"/> is not defined on the primary table for the type.</text:p>
      <text:p text:style-name="P2"><text:s text:c="5"/>* @return the table on which the foreign <text:alphabetical-index-mark-start text:id="IMark139945067655240" text:key1="annotation"/>key<text:alphabetical-index-mark-end text:id="IMark139945067655240"/> is defined</text:p>
      <text:p text:style-name="P2"><text:s text:c="5"/>*/</text:p>
      <text:p text:style-name="P2"><text:s text:c="4"/>String table() default ““;</text:p>
      <text:p text:style-name="P2"/>
      <text:p text:style-name="P2"><text:s text:c="4"/>/** Whether this foreign <text:alphabetical-index-mark-start text:id="IMark139945067655240" text:key1="annotation"/>key<text:alphabetical-index-mark-end text:id="IMark139945067655240"/> is deferred </text:p>
      <text:p text:style-name="P2"><text:s text:c="5"/>* (constraint is checked only at commit).</text:p>
      <text:p text:style-name="P2"><text:s text:c="5"/>* @return whether this foreign <text:alphabetical-index-mark-start text:id="IMark139945067655240" text:key1="annotation"/>key<text:alphabetical-index-mark-end text:id="IMark139945067655240"/> is deferred</text:p>
      <text:p text:style-name="P2"><text:s text:c="5"/>*/</text:p>
      <text:p text:style-name="P2"><text:s text:c="4"/>String deferred() default ““;</text:p>
      <text:p text:style-name="P2"/>
      <text:p text:style-name="P2"><text:s text:c="4"/>/** Whether this foreign <text:alphabetical-index-mark-start text:id="IMark139945067655240" text:key1="annotation"/>key<text:alphabetical-index-mark-end text:id="IMark139945067655240"/> is <text:alphabetical-index-mark-start text:id="IMark139945067657928" text:key1="annotation"/>unique<text:alphabetical-index-mark-end text:id="IMark139945067657928"/>.</text:p>
      <text:p text:style-name="P2"><text:s text:c="5"/>* @return whether this foreign <text:alphabetical-index-mark-start text:id="IMark139945067655240" text:key1="annotation"/>key<text:alphabetical-index-mark-end text:id="IMark139945067655240"/> is <text:alphabetical-index-mark-start text:id="IMark139945067657928" text:key1="annotation"/>unique<text:alphabetical-index-mark-end text:id="IMark139945067657928"/></text:p>
      <text:p text:style-name="P2"><text:s text:c="5"/>*/</text:p>
      <text:p text:style-name="P2"><text:s text:c="4"/>String <text:alphabetical-index-mark-start text:id="IMark139945067657928" text:key1="annotation"/>unique<text:alphabetical-index-mark-end text:id="IMark139945067657928"/>() default ““;</text:p>
      <text:p text:style-name="P2"/>
      <text:p text:style-name="P2"><text:s text:c="4"/>/** The delete action of this foreign <text:alphabetical-index-mark-start text:id="IMark139945067657928" text:key1="annotation"/>key<text:alphabetical-index-mark-end text:id="IMark139945067657928"/>.</text:p>
      <text:p text:style-name="P2"><text:s text:c="5"/>* @return the delete action of this foreign <text:alphabetical-index-mark-start text:id="IMark139945067655240" text:key1="annotation"/>key<text:alphabetical-index-mark-end text:id="IMark139945067655240"/></text:p>
      <text:p text:style-name="P2"><text:s text:c="5"/>*/</text:p>
      <text:p text:style-name="P2"><text:s text:c="4"/><text:alphabetical-index-mark-start text:id="IMark139945067655240" text:key1="annotation"/>ForeignKeyAction<text:alphabetical-index-mark-end text:id="IMark139945067655240"/> deleteAction() default <text:alphabetical-index-mark-start text:id="IMark139945067657928" text:key1="annotation"/>ForeignKeyAction<text:alphabetical-index-mark-end text:id="IMark139945067657928"/>.RESTRICT;</text:p>
      <text:p text:style-name="P2"/>
      <text:p text:style-name="P2"><text:s text:c="4"/>/** The update action of this foreign <text:alphabetical-index-mark-start text:id="IMark139945067657928" text:key1="annotation"/>key<text:alphabetical-index-mark-end text:id="IMark139945067657928"/>.</text:p>
      <text:p text:style-name="P2"><text:s text:c="5"/>* @return the update action of this foreign <text:alphabetical-index-mark-start text:id="IMark139945067655240" text:key1="annotation"/>key<text:alphabetical-index-mark-end text:id="IMark139945067655240"/></text:p>
      <text:p text:style-name="P2"><text:s text:c="5"/>*/</text:p>
      <text:p text:style-name="P2"><text:s text:c="4"/><text:alphabetical-index-mark-start text:id="IMark139945067655240" text:key1="annotation"/>ForeignKeyAction<text:alphabetical-index-mark-end text:id="IMark139945067655240"/> updateAction() default <text:alphabetical-index-mark-start text:id="IMark139945067657928" text:key1="annotation"/>ForeignKeyAction<text:alphabetical-index-mark-end text:id="IMark139945067657928"/>.RESTRICT;</text:p>
      <text:p text:style-name="P2"/>
      <text:p text:style-name="P2"><text:s text:c="4"/>/** Member (field and property) names that compose this foreign <text:alphabetical-index-mark-start text:id="IMark139945067657928" text:key1="annotation"/>key<text:alphabetical-index-mark-end text:id="IMark139945067657928"/>.</text:p>
      <text:p text:style-name="P2"><text:s text:c="5"/>* @return the member names that compose this foreign <text:alphabetical-index-mark-start text:id="IMark139945067655240" text:key1="annotation"/>key<text:alphabetical-index-mark-end text:id="IMark139945067655240"/></text:p>
      <text:p text:style-name="P2"><text:s text:c="5"/>*/</text:p>
      <text:p text:style-name="P2"><text:s text:c="4"/>String[] members() default {};</text:p>
      <text:p text:style-name="P2"><text:soft-page-break/></text:p>
      <text:p text:style-name="P2"><text:s text:c="4"/>/** <text:alphabetical-index-mark-start text:id="IMark139945067655240" text:key1="annotation"/>Columns<text:alphabetical-index-mark-end text:id="IMark139945067655240"/> that compose this foreign <text:alphabetical-index-mark-start text:id="IMark139945067657928" text:key1="annotation"/>key<text:alphabetical-index-mark-end text:id="IMark139945067657928"/>.</text:p>
      <text:p text:style-name="P2"><text:s text:c="5"/>* @return the <text:alphabetical-index-mark-start text:id="IMark139945067655240" text:key1="annotation"/>columns<text:alphabetical-index-mark-end text:id="IMark139945067655240"/> that compose this foreign <text:alphabetical-index-mark-start text:id="IMark139945067657928" text:key1="annotation"/>key<text:alphabetical-index-mark-end text:id="IMark139945067657928"/></text:p>
      <text:p text:style-name="P2"><text:s text:c="5"/>*/</text:p>
      <text:p text:style-name="P2"><text:s text:c="4"/><text:alphabetical-index-mark-start text:id="IMark139945067657928" text:key1="annotation"/>Column<text:alphabetical-index-mark-end text:id="IMark139945067657928"/>[] <text:alphabetical-index-mark-start text:id="IMark139945067655240" text:key1="annotation"/>columns<text:alphabetical-index-mark-end text:id="IMark139945067655240"/>() default {};</text:p>
      <text:p text:style-name="P2"/>
      <text:p text:style-name="P2"><text:s text:c="4"/>/** Vendor <text:alphabetical-index-mark-start text:id="IMark139945067655240" text:key1="annotation"/>extensions<text:alphabetical-index-mark-end text:id="IMark139945067655240"/>.</text:p>
      <text:p text:style-name="P2"><text:s text:c="5"/>* @return the vendor <text:alphabetical-index-mark-start text:id="IMark139945067657928" text:key1="annotation"/>extensions<text:alphabetical-index-mark-end text:id="IMark139945067657928"/></text:p>
      <text:p text:style-name="P2"><text:s text:c="5"/>*/</text:p>
      <text:p text:style-name="P2"><text:s text:c="4"/><text:alphabetical-index-mark-start text:id="IMark139945067657928" text:key1="annotation"/>Extension<text:alphabetical-index-mark-end text:id="IMark139945067657928"/>[] <text:alphabetical-index-mark-start text:id="IMark139945067655240" text:key1="annotation"/>extensions<text:alphabetical-index-mark-end text:id="IMark139945067655240"/>() default {};</text:p>
      <text:p text:style-name="P2">}</text:p>
      <text:p text:style-name="P2"/>
      <text:h text:style-name="P25" text:outline-level="3"><text:alphabetical-index-mark-start text:id="IMark139945067657928" text:key1="annotation"/>ForeignKeyAction<text:alphabetical-index-mark-end text:id="IMark139945067657928"/> Enum</text:h>
      <text:p text:style-name="P2"/>
      <text:p text:style-name="P2">public enum <text:alphabetical-index-mark-start text:id="IMark139945067657928" text:key1="annotation"/>ForeignKeyAction<text:alphabetical-index-mark-end text:id="IMark139945067657928"/></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5" text:outline-level="3"><text:alphabetical-index-mark-start text:id="IMark139945067657928" text:key1="annotation"/>ForeignKeys<text:alphabetical-index-mark-end text:id="IMark139945067657928"/> Annotation</text:h>
      <text:p text:style-name="P2">@Target(ElementType.TYPE) </text:p>
      <text:p text:style-name="P2">@Retention(RetentionPolicy.RUNTIME)</text:p>
      <text:p text:style-name="P2">public @interface <text:alphabetical-index-mark-start text:id="IMark139945067655240" text:key1="annotation"/>ForeignKeys<text:alphabetical-index-mark-end text:id="IMark139945067655240"/></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139945067655240" text:key1="annotation"/>ForeignKey<text:alphabetical-index-mark-end text:id="IMark139945067655240"/>[] <text:alphabetical-index-mark-start text:id="IMark139945067657928" text:key1="annotation"/>value<text:alphabetical-index-mark-end text:id="IMark139945067657928"/>();</text:p>
      <text:p text:style-name="P2">}</text:p>
      <text:p text:style-name="P2"/>
      <text:h text:style-name="P25" text:outline-level="3"><text:alphabetical-index-mark-start text:id="IMark139945067655240" text:key1="annotation"/>IdGeneratorStrategy<text:alphabetical-index-mark-end text:id="IMark139945067655240"/> Enum</text:h>
      <text:p text:style-name="P2"/>
      <text:p text:style-name="P2">public enum <text:alphabetical-index-mark-start text:id="IMark139945067655240" text:key1="annotation"/>IdGeneratorStrategy<text:alphabetical-index-mark-end text:id="IMark139945067655240"/></text:p>
      <text:p text:style-name="P2">{</text:p>
      <text:p text:style-name="P2"><text:s text:c="4"/>UNSPECIFIED,</text:p>
      <text:p text:style-name="P2"><text:s text:c="4"/>NATIVE,</text:p>
      <text:p text:style-name="P2"><text:s text:c="4"/><text:alphabetical-index-mark-start text:id="IMark139945067655240" text:key1="annotation"/>SEQUENCE<text:alphabetical-index-mark-end text:id="IMark139945067655240"/>,</text:p>
      <text:p text:style-name="P2"><text:s text:c="4"/>IDENTITY,</text:p>
      <text:p text:style-name="P2"><text:s text:c="4"/>INCREMENT,</text:p>
      <text:p text:style-name="P2"><text:s text:c="4"/>UUIDSTRING,</text:p>
      <text:p text:style-name="P2"><text:s text:c="4"/>UUIDHEX</text:p>
      <text:p text:style-name="P2">}</text:p>
      <text:p text:style-name="P2"/>
      <text:h text:style-name="P25" text:outline-level="3"><text:soft-page-break/><text:alphabetical-index-mark-start text:id="IMark139945067657928" text:key1="annotation"/>IdentityType<text:alphabetical-index-mark-end text:id="IMark139945067657928"/> Enum</text:h>
      <text:p text:style-name="P2"/>
      <text:p text:style-name="P2">public enum <text:alphabetical-index-mark-start text:id="IMark139945067657928" text:key1="annotation"/>IdentityType<text:alphabetical-index-mark-end text:id="IMark139945067657928"/></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5" text:outline-level="3"><text:alphabetical-index-mark-start text:id="IMark139945067657928" text:key1="annotation"/>Index<text:alphabetical-index-mark-end text:id="IMark139945067657928"/>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139945067657928" text:key1="annotation"/>Index<text:alphabetical-index-mark-end text:id="IMark139945067657928"/></text:p>
      <text:p text:style-name="P2">{</text:p>
      <text:p text:style-name="P2"><text:s text:c="4"/>/** Name of the <text:alphabetical-index-mark-start text:id="IMark139945067657928" text:key1="annotation"/>index<text:alphabetical-index-mark-end text:id="IMark139945067657928"/></text:p>
      <text:p text:style-name="P2"><text:s text:c="5"/>* @return the name of the <text:alphabetical-index-mark-start text:id="IMark139945067655240" text:key1="annotation"/>index<text:alphabetical-index-mark-end text:id="IMark139945067655240"/></text:p>
      <text:p text:style-name="P2"><text:s text:c="5"/>*/</text:p>
      <text:p text:style-name="P2"><text:s text:c="4"/>String name() default ““;</text:p>
      <text:p text:style-name="P2"/>
      <text:p text:style-name="P2"><text:s text:c="4"/>/** Table for the <text:alphabetical-index-mark-start text:id="IMark139945067655240" text:key1="annotation"/>index<text:alphabetical-index-mark-end text:id="IMark139945067655240"/>. This is needed iff annotating a type where</text:p>
      <text:p text:style-name="P2"><text:s text:c="5"/>* the <text:alphabetical-index-mark-start text:id="IMark139945067657928" text:key1="annotation"/>index<text:alphabetical-index-mark-end text:id="IMark139945067657928"/> is not defined on the primary table for the type.</text:p>
      <text:p text:style-name="P2"><text:s text:c="5"/>* @return the table on which the <text:alphabetical-index-mark-start text:id="IMark139945067655240" text:key1="annotation"/>index<text:alphabetical-index-mark-end text:id="IMark139945067655240"/> is defined</text:p>
      <text:p text:style-name="P2"><text:s text:c="5"/>*/</text:p>
      <text:p text:style-name="P2"><text:s text:c="4"/>String table() default ““;</text:p>
      <text:p text:style-name="P2"/>
      <text:p text:style-name="P2"><text:s text:c="4"/>/** Whether this <text:alphabetical-index-mark-start text:id="IMark139945067655240" text:key1="annotation"/>index<text:alphabetical-index-mark-end text:id="IMark139945067655240"/> is <text:alphabetical-index-mark-start text:id="IMark139945067657928" text:key1="annotation"/>unique<text:alphabetical-index-mark-end text:id="IMark139945067657928"/></text:p>
      <text:p text:style-name="P2"><text:s text:c="5"/>* @return whether this <text:alphabetical-index-mark-start text:id="IMark139945067655240" text:key1="annotation"/>index<text:alphabetical-index-mark-end text:id="IMark139945067655240"/> is <text:alphabetical-index-mark-start text:id="IMark139945067657928" text:key1="annotation"/>unique<text:alphabetical-index-mark-end text:id="IMark139945067657928"/></text:p>
      <text:p text:style-name="P2"><text:s text:c="5"/>*/</text:p>
      <text:p text:style-name="P2"><text:s text:c="4"/>String <text:alphabetical-index-mark-start text:id="IMark139945067657928" text:key1="annotation"/>unique<text:alphabetical-index-mark-end text:id="IMark139945067657928"/>() default ““;</text:p>
      <text:p text:style-name="P2"/>
      <text:p text:style-name="P2"><text:s text:c="4"/>/** Member (field and property) names that compose this <text:alphabetical-index-mark-start text:id="IMark139945067657928" text:key1="annotation"/>index<text:alphabetical-index-mark-end text:id="IMark139945067657928"/>.</text:p>
      <text:p text:style-name="P2"><text:s text:c="5"/>* @return member names that compose this <text:alphabetical-index-mark-start text:id="IMark139945067655240" text:key1="annotation"/>index<text:alphabetical-index-mark-end text:id="IMark139945067655240"/></text:p>
      <text:p text:style-name="P2"><text:s text:c="5"/>*/</text:p>
      <text:p text:style-name="P2"><text:s text:c="4"/>String[] members() default {};</text:p>
      <text:p text:style-name="P2"/>
      <text:p text:style-name="P2"><text:s text:c="4"/>/** <text:alphabetical-index-mark-start text:id="IMark139945067655240" text:key1="annotation"/>Columns<text:alphabetical-index-mark-end text:id="IMark139945067655240"/> that compose this <text:alphabetical-index-mark-start text:id="IMark139945067657928" text:key1="annotation"/>index<text:alphabetical-index-mark-end text:id="IMark139945067657928"/>.</text:p>
      <text:p text:style-name="P2"><text:s text:c="5"/>* @return <text:alphabetical-index-mark-start text:id="IMark139945067655240" text:key1="annotation"/>columns<text:alphabetical-index-mark-end text:id="IMark139945067655240"/> that compose this <text:alphabetical-index-mark-start text:id="IMark139945067657928" text:key1="annotation"/>index<text:alphabetical-index-mark-end text:id="IMark139945067657928"/></text:p>
      <text:p text:style-name="P2"><text:s text:c="5"/>*/</text:p>
      <text:p text:style-name="P2"><text:s text:c="4"/><text:alphabetical-index-mark-start text:id="IMark139945067657928" text:key1="annotation"/>Column<text:alphabetical-index-mark-end text:id="IMark139945067657928"/>[] <text:alphabetical-index-mark-start text:id="IMark139945067655240" text:key1="annotation"/>columns<text:alphabetical-index-mark-end text:id="IMark139945067655240"/>() default {};</text:p>
      <text:p text:style-name="P2"/>
      <text:p text:style-name="P2"><text:s text:c="4"/>/** Vendor <text:alphabetical-index-mark-start text:id="IMark139945067655240" text:key1="annotation"/>extensions<text:alphabetical-index-mark-end text:id="IMark139945067655240"/>.</text:p>
      <text:p text:style-name="P2"><text:s text:c="5"/>* @return the vendor <text:alphabetical-index-mark-start text:id="IMark139945067657928" text:key1="annotation"/>extensions<text:alphabetical-index-mark-end text:id="IMark139945067657928"/></text:p>
      <text:p text:style-name="P2"><text:s text:c="5"/>*/</text:p>
      <text:p text:style-name="P2"><text:s text:c="4"/><text:alphabetical-index-mark-start text:id="IMark139945067657928" text:key1="annotation"/>Extension<text:alphabetical-index-mark-end text:id="IMark139945067657928"/>[] <text:alphabetical-index-mark-start text:id="IMark139945067655240" text:key1="annotation"/>extensions<text:alphabetical-index-mark-end text:id="IMark139945067655240"/>() default {};</text:p>
      <text:p text:style-name="P2">}</text:p>
      <text:p text:style-name="P2"/>
      <text:h text:style-name="P25" text:outline-level="3"><text:alphabetical-index-mark-start text:id="IMark139945067657928" text:key1="annotation"/>Indices<text:alphabetical-index-mark-end text:id="IMark139945067657928"/> Annotation</text:h>
      <text:p text:style-name="P2">@Target(ElementType.TYPE) </text:p>
      <text:p text:style-name="P2">@Retention(RetentionPolicy.RUNTIME)</text:p>
      <text:p text:style-name="P2">public @interface <text:alphabetical-index-mark-start text:id="IMark139945067655240" text:key1="annotation"/>Indices<text:alphabetical-index-mark-end text:id="IMark139945067655240"/></text:p>
      <text:p text:style-name="P2"><text:soft-page-break/>{</text:p>
      <text:p text:style-name="P2"><text:s text:c="4"/>/**</text:p>
      <text:p text:style-name="P2"><text:s text:c="5"/>* The <text:alphabetical-index-mark-start text:id="IMark139945067657928" text:key1="annotation"/>indices<text:alphabetical-index-mark-end text:id="IMark139945067657928"/></text:p>
      <text:p text:style-name="P2"><text:s text:c="5"/>* @return The <text:alphabetical-index-mark-start text:id="IMark139945067655240" text:key1="annotation"/>indices<text:alphabetical-index-mark-end text:id="IMark139945067655240"/></text:p>
      <text:p text:style-name="P2"><text:s text:c="5"/>*/</text:p>
      <text:p text:style-name="P2"><text:s text:c="4"/><text:alphabetical-index-mark-start text:id="IMark139945067655240" text:key1="annotation"/>Index<text:alphabetical-index-mark-end text:id="IMark139945067655240"/>[] <text:alphabetical-index-mark-start text:id="IMark139945067657928" text:key1="annotation"/>value<text:alphabetical-index-mark-end text:id="IMark139945067657928"/>();</text:p>
      <text:p text:style-name="P2">}</text:p>
      <text:p text:style-name="P2"/>
      <text:h text:style-name="P25" text:outline-level="3"><text:alphabetical-index-mark-start text:id="IMark139945067655240" text:key1="annotation"/>Inheritance<text:alphabetical-index-mark-end text:id="IMark139945067655240"/> Annotation</text:h>
      <text:p text:style-name="P2">@Target(ElementType.TYPE) </text:p>
      <text:p text:style-name="P2">@Retention(RetentionPolicy.RUNTIME)</text:p>
      <text:p text:style-name="P2">public @interface <text:alphabetical-index-mark-start text:id="IMark139945067657928" text:key1="annotation"/>Inheritance<text:alphabetical-index-mark-end text:id="IMark139945067657928"/></text:p>
      <text:p text:style-name="P2">{</text:p>
      <text:p text:style-name="P2"><text:s text:c="4"/>/** Strategy to use for <text:alphabetical-index-mark-start text:id="IMark139945067657928" text:key1="annotation"/>inheritance<text:alphabetical-index-mark-end text:id="IMark139945067657928"/>. Specifies in which table(s)</text:p>
      <text:p text:style-name="P2"><text:s text:c="5"/>* the members for the class are stored. </text:p>
      <text:p text:style-name="P2"><text:s text:c="5"/>* @return the <text:alphabetical-index-mark-start text:id="IMark139945067657928" text:key1="annotation"/>inheritance<text:alphabetical-index-mark-end text:id="IMark139945067657928"/> strategy</text:p>
      <text:p text:style-name="P2"><text:s text:c="5"/>*/</text:p>
      <text:p text:style-name="P2"><text:s text:c="4"/><text:alphabetical-index-mark-start text:id="IMark139945067657928" text:key1="annotation"/>InheritanceStrategy<text:alphabetical-index-mark-end text:id="IMark139945067657928"/> strategy() default <text:alphabetical-index-mark-start text:id="IMark139945067655240" text:key1="annotation"/>InheritanceStrategy<text:alphabetical-index-mark-end text:id="IMark139945067655240"/>.UNSPECIFIED;</text:p>
      <text:p text:style-name="P2"/>
      <text:p text:style-name="P2"><text:s text:c="4"/>/** Custom <text:alphabetical-index-mark-start text:id="IMark139945067655240" text:key1="annotation"/>inheritance<text:alphabetical-index-mark-end text:id="IMark139945067655240"/> strategy. If customStrategy is non-empty, then</text:p>
      <text:p text:style-name="P2"><text:s text:c="5"/>* strategy must be UNSPECIFIED.</text:p>
      <text:p text:style-name="P2"><text:s text:c="5"/>* @return the custom <text:alphabetical-index-mark-start text:id="IMark139945067655240" text:key1="annotation"/>inheritance<text:alphabetical-index-mark-end text:id="IMark139945067655240"/> strategy</text:p>
      <text:p text:style-name="P2"><text:s text:c="5"/>*/</text:p>
      <text:p text:style-name="P2"><text:s text:c="4"/>String customStrategy() default ““;</text:p>
      <text:p text:style-name="P2">}</text:p>
      <text:p text:style-name="P2"/>
      <text:h text:style-name="P25" text:outline-level="3"><text:alphabetical-index-mark-start text:id="IMark139945067657928" text:key1="annotation"/>InheritanceStrategy<text:alphabetical-index-mark-end text:id="IMark139945067657928"/> Enum</text:h>
      <text:p text:style-name="P2"/>
      <text:p text:style-name="P2">public enum <text:alphabetical-index-mark-start text:id="IMark139945067657928" text:key1="annotation"/>InheritanceStrategy<text:alphabetical-index-mark-end text:id="IMark139945067657928"/></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5" text:outline-level="3"><text:alphabetical-index-mark-start text:id="IMark139945067655240" text:key1="annotation"/>Join<text:alphabetical-index-mark-end text:id="IMark139945067655240"/>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139945067655240" text:key1="annotation"/>Join<text:alphabetical-index-mark-end text:id="IMark139945067655240"/></text:p>
      <text:p text:style-name="P2">{</text:p>
      <text:p text:style-name="P2"><text:s text:c="4"/>/** Table to <text:alphabetical-index-mark-start text:id="IMark139945067655240" text:key1="annotation"/>join<text:alphabetical-index-mark-end text:id="IMark139945067655240"/>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139945067657928" text:key1="annotation"/>column<text:alphabetical-index-mark-end text:id="IMark139945067657928"/> in the <text:alphabetical-index-mark-start text:id="IMark139945067655240" text:key1="annotation"/>join<text:alphabetical-index-mark-end text:id="IMark139945067655240"/> table. </text:p>
      <text:p text:style-name="P2"><text:s text:c="5"/>* @return the name of the <text:alphabetical-index-mark-start text:id="IMark139945067657928" text:key1="annotation"/>column<text:alphabetical-index-mark-end text:id="IMark139945067657928"/> in the <text:alphabetical-index-mark-start text:id="IMark139945067655240" text:key1="annotation"/>join<text:alphabetical-index-mark-end text:id="IMark139945067655240"/> table</text:p>
      <text:p text:style-name="P2"><text:s text:c="5"/>*/</text:p>
      <text:p text:style-name="P2"><text:s text:c="4"/>String <text:alphabetical-index-mark-start text:id="IMark139945067655240" text:key1="annotation"/>column<text:alphabetical-index-mark-end text:id="IMark139945067655240"/>() default ““;</text:p>
      <text:p text:style-name="P2"><text:soft-page-break/></text:p>
      <text:p text:style-name="P2"><text:s text:c="4"/>/** Whether the <text:alphabetical-index-mark-start text:id="IMark139945067655240" text:key1="annotation"/>join<text:alphabetical-index-mark-end text:id="IMark139945067655240"/> <text:alphabetical-index-mark-start text:id="IMark139945067657928" text:key1="annotation"/>column<text:alphabetical-index-mark-end text:id="IMark139945067657928"/> is indexed. </text:p>
      <text:p text:style-name="P2"><text:s text:c="5"/>* @return whether the <text:alphabetical-index-mark-start text:id="IMark139945067655240" text:key1="annotation"/>join<text:alphabetical-index-mark-end text:id="IMark139945067655240"/> <text:alphabetical-index-mark-start text:id="IMark139945067657928" text:key1="annotation"/>column<text:alphabetical-index-mark-end text:id="IMark139945067657928"/>(s) is(are) indexed</text:p>
      <text:p text:style-name="P2"><text:s text:c="5"/>*/</text:p>
      <text:p text:style-name="P2"><text:s text:c="4"/>String indexed() default ““;</text:p>
      <text:p text:style-name="P2"/>
      <text:p text:style-name="P2"><text:s text:c="4"/>/** The name of the <text:alphabetical-index-mark-start text:id="IMark139945067657928" text:key1="annotation"/>index<text:alphabetical-index-mark-end text:id="IMark139945067657928"/> to generate. </text:p>
      <text:p text:style-name="P2"><text:s text:c="5"/>* @return the name of the <text:alphabetical-index-mark-start text:id="IMark139945067655240" text:key1="annotation"/>index<text:alphabetical-index-mark-end text:id="IMark139945067655240"/></text:p>
      <text:p text:style-name="P2"><text:s text:c="5"/>*/</text:p>
      <text:p text:style-name="P2"><text:s text:c="4"/>String <text:alphabetical-index-mark-start text:id="IMark139945067655240" text:key1="annotation"/>index<text:alphabetical-index-mark-end text:id="IMark139945067655240"/>() default ““;</text:p>
      <text:p text:style-name="P2"/>
      <text:p text:style-name="P2"><text:s text:c="4"/>/** Whether the <text:alphabetical-index-mark-start text:id="IMark139945067655240" text:key1="annotation"/>join<text:alphabetical-index-mark-end text:id="IMark139945067655240"/> <text:alphabetical-index-mark-start text:id="IMark139945067657928" text:key1="annotation"/>column<text:alphabetical-index-mark-end text:id="IMark139945067657928"/> is <text:alphabetical-index-mark-start text:id="IMark139945067657736" text:key1="annotation"/>unique<text:alphabetical-index-mark-end text:id="IMark139945067657736"/>.</text:p>
      <text:p text:style-name="P2"><text:s text:c="5"/>* @return whether the <text:alphabetical-index-mark-start text:id="IMark139945067657928" text:key1="annotation"/>join<text:alphabetical-index-mark-end text:id="IMark139945067657928"/> <text:alphabetical-index-mark-start text:id="IMark139945067657736" text:key1="annotation"/>column<text:alphabetical-index-mark-end text:id="IMark139945067657736"/>(s) is(are) is <text:alphabetical-index-mark-start text:id="IMark139945067655240" text:key1="annotation"/>unique<text:alphabetical-index-mark-end text:id="IMark139945067655240"/></text:p>
      <text:p text:style-name="P2"><text:s text:c="5"/>*/</text:p>
      <text:p text:style-name="P2"><text:s text:c="4"/>String <text:alphabetical-index-mark-start text:id="IMark139945067655240" text:key1="annotation"/>unique<text:alphabetical-index-mark-end text:id="IMark139945067655240"/>() default ““;</text:p>
      <text:p text:style-name="P2"/>
      <text:p text:style-name="P2"><text:s text:c="4"/>/**</text:p>
      <text:p text:style-name="P2"><text:s text:c="5"/>* The name of the <text:alphabetical-index-mark-start text:id="IMark139945067657736" text:key1="annotation"/>unique<text:alphabetical-index-mark-end text:id="IMark139945067657736"/> <text:alphabetical-index-mark-start text:id="IMark139945067655240" text:key1="annotation"/>key<text:alphabetical-index-mark-end text:id="IMark139945067655240"/> constraint to generate.</text:p>
      <text:p text:style-name="P2"><text:s text:c="5"/>* @return the name of the <text:alphabetical-index-mark-start text:id="IMark139945067657736" text:key1="annotation"/>unique<text:alphabetical-index-mark-end text:id="IMark139945067657736"/> <text:alphabetical-index-mark-start text:id="IMark139945067655240" text:key1="annotation"/>key<text:alphabetical-index-mark-end text:id="IMark139945067655240"/> constraint</text:p>
      <text:p text:style-name="P2"><text:s text:c="5"/>*/</text:p>
      <text:p text:style-name="P2"><text:s text:c="4"/>String uniqueKey() default ““;</text:p>
      <text:p text:style-name="P2"/>
      <text:p text:style-name="P2"><text:s text:c="4"/>/** Whether to use an outer <text:alphabetical-index-mark-start text:id="IMark139945067655240" text:key1="annotation"/>join<text:alphabetical-index-mark-end text:id="IMark139945067655240"/>. </text:p>
      <text:p text:style-name="P2"><text:s text:c="5"/>* @return whether to use an outer <text:alphabetical-index-mark-start text:id="IMark139945067657736" text:key1="annotation"/>join<text:alphabetical-index-mark-end text:id="IMark139945067657736"/></text:p>
      <text:p text:style-name="P2"><text:s text:c="5"/>*/</text:p>
      <text:p text:style-name="P2"><text:s text:c="4"/>String outer() default ““;</text:p>
      <text:p text:style-name="P2"/>
      <text:p text:style-name="P2"><text:s text:c="4"/>/** Delete action to be applied to any <text:alphabetical-index-mark-start text:id="IMark139945067657736" text:key1="annotation"/>ForeignKey<text:alphabetical-index-mark-end text:id="IMark139945067657736"/> on this <text:alphabetical-index-mark-start text:id="IMark139945067655240" text:key1="annotation"/>join<text:alphabetical-index-mark-end text:id="IMark139945067655240"/>.</text:p>
      <text:p text:style-name="P2"><text:s text:c="5"/>* @return the delete action</text:p>
      <text:p text:style-name="P2"><text:s text:c="5"/>*/</text:p>
      <text:p text:style-name="P2"><text:s text:c="4"/><text:alphabetical-index-mark-start text:id="IMark139945067657736" text:key1="annotation"/>ForeignKeyAction<text:alphabetical-index-mark-end text:id="IMark139945067657736"/> deleteAction() default <text:alphabetical-index-mark-start text:id="IMark139945067655240" text:key1="annotation"/>ForeignKeyAction<text:alphabetical-index-mark-end text:id="IMark139945067655240"/>.UNSPECIFIED;</text:p>
      <text:p text:style-name="P2"/>
      <text:p text:style-name="P2"><text:s text:c="4"/>/** Detail definition of the <text:alphabetical-index-mark-start text:id="IMark139945067655240" text:key1="annotation"/>join<text:alphabetical-index-mark-end text:id="IMark139945067655240"/> <text:alphabetical-index-mark-start text:id="IMark139945067657736" text:key1="annotation"/>column<text:alphabetical-index-mark-end text:id="IMark139945067657736"/>(s). This is needed for</text:p>
      <text:p text:style-name="P2"><text:s text:c="5"/>* more than one <text:alphabetical-index-mark-start text:id="IMark139945067655240" text:key1="annotation"/>join<text:alphabetical-index-mark-end text:id="IMark139945067655240"/> <text:alphabetical-index-mark-start text:id="IMark139945067657736" text:key1="annotation"/>column<text:alphabetical-index-mark-end text:id="IMark139945067657736"/>.</text:p>
      <text:p text:style-name="P2"><text:s text:c="5"/>* @return the <text:alphabetical-index-mark-start text:id="IMark139945067655240" text:key1="annotation"/>join<text:alphabetical-index-mark-end text:id="IMark139945067655240"/> <text:alphabetical-index-mark-start text:id="IMark139945067657736" text:key1="annotation"/>columns<text:alphabetical-index-mark-end text:id="IMark139945067657736"/></text:p>
      <text:p text:style-name="P2"><text:s text:c="5"/>*/</text:p>
      <text:p text:style-name="P2"><text:s text:c="4"/><text:alphabetical-index-mark-start text:id="IMark139945067657736" text:key1="annotation"/>Column<text:alphabetical-index-mark-end text:id="IMark139945067657736"/>[] <text:alphabetical-index-mark-start text:id="IMark139945067655240" text:key1="annotation"/>columns<text:alphabetical-index-mark-end text:id="IMark139945067655240"/>() default {};</text:p>
      <text:p text:style-name="P2"/>
      <text:p text:style-name="P2"><text:s text:c="4"/>/** Generate or assume a primary <text:alphabetical-index-mark-start text:id="IMark139945067655240" text:key1="annotation"/>key<text:alphabetical-index-mark-end text:id="IMark139945067655240"/> constraint exists on the <text:alphabetical-index-mark-start text:id="IMark139945067657736" text:key1="annotation"/>column<text:alphabetical-index-mark-end text:id="IMark139945067657736"/></text:p>
      <text:p text:style-name="P2"><text:s text:c="5"/>* or <text:alphabetical-index-mark-start text:id="IMark139945067655240" text:key1="annotation"/>columns<text:alphabetical-index-mark-end text:id="IMark139945067655240"/> associated with this <text:alphabetical-index-mark-start text:id="IMark139945067657736" text:key1="annotation"/>join<text:alphabetical-index-mark-end text:id="IMark139945067657736"/>. Specify “true” or “false”.</text:p>
      <text:p text:style-name="P2"><text:s text:c="5"/>* @return whether to generate or assume a primary <text:alphabetical-index-mark-start text:id="IMark139945067655240" text:key1="annotation"/>key<text:alphabetical-index-mark-end text:id="IMark139945067655240"/> constraint</text:p>
      <text:p text:style-name="P2"><text:s text:c="5"/>*/</text:p>
      <text:p text:style-name="P2"><text:s text:c="4"/>String generatePrimaryKey() default ““;</text:p>
      <text:p text:style-name="P2"/>
      <text:p text:style-name="P2"><text:s text:c="4"/>/** Name for a generated primary <text:alphabetical-index-mark-start text:id="IMark139945067655240" text:key1="annotation"/>key<text:alphabetical-index-mark-end text:id="IMark139945067655240"/> constraint.</text:p>
      <text:p text:style-name="P2"><text:s text:c="5"/>* @return the name of the generated primary <text:alphabetical-index-mark-start text:id="IMark139945067657736" text:key1="annotation"/>key<text:alphabetical-index-mark-end text:id="IMark139945067657736"/> constraint</text:p>
      <text:p text:style-name="P2"><text:s text:c="5"/>*/</text:p>
      <text:p text:style-name="P2"><text:s text:c="4"/>String <text:alphabetical-index-mark-start text:id="IMark139945067657736" text:key1="annotation"/>primaryKey<text:alphabetical-index-mark-end text:id="IMark139945067657736"/>() default ““;</text:p>
      <text:p text:style-name="P2"/>
      <text:p text:style-name="P2"><text:s text:c="4"/>/** Generate or assume a foreign <text:alphabetical-index-mark-start text:id="IMark139945067657736" text:key1="annotation"/>key<text:alphabetical-index-mark-end text:id="IMark139945067657736"/> constraint exists on the <text:alphabetical-index-mark-start text:id="IMark139945067655240" text:key1="annotation"/>column<text:alphabetical-index-mark-end text:id="IMark139945067655240"/></text:p>
      <text:p text:style-name="P2"><text:s text:c="5"/>* or <text:alphabetical-index-mark-start text:id="IMark139945067657736" text:key1="annotation"/>columns<text:alphabetical-index-mark-end text:id="IMark139945067657736"/> associated with this <text:alphabetical-index-mark-start text:id="IMark139945067655240" text:key1="annotation"/>join<text:alphabetical-index-mark-end text:id="IMark139945067655240"/>. Specify “true” or “false”.</text:p>
      <text:p text:style-name="P2"><text:s text:c="5"/>* @return whether to generate or assume a foreign <text:alphabetical-index-mark-start text:id="IMark139945067657736" text:key1="annotation"/>key<text:alphabetical-index-mark-end text:id="IMark139945067657736"/> constraint</text:p>
      <text:p text:style-name="P2"><text:s text:c="5"/>*/</text:p>
      <text:p text:style-name="P2"><text:s text:c="4"/>String generateForeignKey() default ““;</text:p>
      <text:p text:style-name="P2"/>
      <text:p text:style-name="P2"><text:s text:c="4"/>/** Name for a generated foreign <text:alphabetical-index-mark-start text:id="IMark139945067657736" text:key1="annotation"/>key<text:alphabetical-index-mark-end text:id="IMark139945067657736"/> constraint.</text:p>
      <text:p text:style-name="P2"><text:soft-page-break/><text:s text:c="5"/>* @return the name of the generated foreign <text:alphabetical-index-mark-start text:id="IMark139945067655240" text:key1="annotation"/>key<text:alphabetical-index-mark-end text:id="IMark139945067655240"/> constraint</text:p>
      <text:p text:style-name="P2"><text:s text:c="5"/>*/</text:p>
      <text:p text:style-name="P2"><text:s text:c="4"/>String <text:alphabetical-index-mark-start text:id="IMark139945067655240" text:key1="annotation"/>foreignKey<text:alphabetical-index-mark-end text:id="IMark139945067655240"/>() default ““;</text:p>
      <text:p text:style-name="P2"/>
      <text:p text:style-name="P2"><text:s text:c="4"/>/** Vendor <text:alphabetical-index-mark-start text:id="IMark139945067655240" text:key1="annotation"/>extensions<text:alphabetical-index-mark-end text:id="IMark139945067655240"/>.</text:p>
      <text:p text:style-name="P2"><text:s text:c="5"/>* @return the vendor <text:alphabetical-index-mark-start text:id="IMark139945067657736" text:key1="annotation"/>extensions<text:alphabetical-index-mark-end text:id="IMark139945067657736"/></text:p>
      <text:p text:style-name="P2"><text:s text:c="5"/>*/</text:p>
      <text:p text:style-name="P2"><text:s text:c="4"/><text:alphabetical-index-mark-start text:id="IMark139945067657736" text:key1="annotation"/>Extension<text:alphabetical-index-mark-end text:id="IMark139945067657736"/>[] <text:alphabetical-index-mark-start text:id="IMark139945067655240" text:key1="annotation"/>extensions<text:alphabetical-index-mark-end text:id="IMark139945067655240"/>() default {};</text:p>
      <text:p text:style-name="P2">}</text:p>
      <text:p text:style-name="P2"/>
      <text:h text:style-name="P25" text:outline-level="3"><text:alphabetical-index-mark-start text:id="IMark139945067657736" text:key1="annotation"/>Joins<text:alphabetical-index-mark-end text:id="IMark139945067657736"/> Annotation</text:h>
      <text:p text:style-name="P2">@Target(ElementType.TYPE) </text:p>
      <text:p text:style-name="P2">@Retention(RetentionPolicy.RUNTIME)</text:p>
      <text:p text:style-name="P2">public @interface <text:alphabetical-index-mark-start text:id="IMark139945067655240" text:key1="annotation"/>Joins<text:alphabetical-index-mark-end text:id="IMark139945067655240"/></text:p>
      <text:p text:style-name="P2">{</text:p>
      <text:p text:style-name="P2"><text:s text:c="4"/>/**</text:p>
      <text:p text:style-name="P2"><text:s text:c="5"/>* The <text:alphabetical-index-mark-start text:id="IMark139945067657736" text:key1="annotation"/>join<text:alphabetical-index-mark-end text:id="IMark139945067657736"/> definitions used for the mapping of this type. <text:alphabetical-index-mark-start text:id="IMark139945067655240" text:key1="annotation"/>Joins<text:alphabetical-index-mark-end text:id="IMark139945067655240"/>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139945067657736" text:key1="annotation"/>join<text:alphabetical-index-mark-end text:id="IMark139945067657736"/> definition and avoid redundancies.</text:p>
      <text:p text:style-name="P2"><text:s text:c="5"/>* @return the <text:alphabetical-index-mark-start text:id="IMark139945067655240" text:key1="annotation"/>join<text:alphabetical-index-mark-end text:id="IMark139945067655240"/> definitions</text:p>
      <text:p text:style-name="P2"><text:s text:c="5"/>*/</text:p>
      <text:p text:style-name="P2"><text:s text:c="4"/><text:alphabetical-index-mark-start text:id="IMark139945067655240" text:key1="annotation"/>Join<text:alphabetical-index-mark-end text:id="IMark139945067655240"/>[] <text:alphabetical-index-mark-start text:id="IMark139945067657736" text:key1="annotation"/>value<text:alphabetical-index-mark-end text:id="IMark139945067657736"/>();</text:p>
      <text:p text:style-name="P2">}</text:p>
      <text:p text:style-name="P2"/>
      <text:h text:style-name="P25" text:outline-level="3"><text:alphabetical-index-mark-start text:id="IMark139945067655240" text:key1="annotation"/>Key<text:alphabetical-index-mark-end text:id="IMark139945067655240"/> Annotation</text:h>
      <text:p text:style-name="P31">@Target({<text:change-start text:change-id="ct46044944"/>ElementType.<text:span text:style-name="T4">ANNOTATION_TYPE</text:span>, <text:change-end text:change-id="ct46044944"/>ElementType.FIELD, ElementType.METHOD}) </text:p>
      <text:p text:style-name="P2">@Retention(RetentionPolicy.RUNTIME)</text:p>
      <text:p text:style-name="P2">public @interface <text:alphabetical-index-mark-start text:id="IMark139945067657736" text:key1="annotation"/>Key<text:alphabetical-index-mark-end text:id="IMark139945067657736"/></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139945067655240" text:key1="annotation"/>key<text:alphabetical-index-mark-end text:id="IMark139945067655240"/> is to be stored <text:alphabetical-index-mark-start text:id="IMark139945067657736" text:key1="annotation"/>serialized<text:alphabetical-index-mark-end text:id="IMark139945067657736"/> (into a single <text:alphabetical-index-mark-start text:id="IMark139945067657928" text:key1="annotation"/>column<text:alphabetical-index-mark-end text:id="IMark139945067657928"/> of a</text:p>
      <text:p text:style-name="P2"><text:s text:c="5"/>* <text:alphabetical-index-mark-start text:id="IMark139945067657736" text:key1="annotation"/>join<text:alphabetical-index-mark-end text:id="IMark139945067657736"/> table).</text:p>
      <text:p text:style-name="P2"><text:s text:c="5"/>* @return whether the <text:alphabetical-index-mark-start text:id="IMark139945067657928" text:key1="annotation"/>key<text:alphabetical-index-mark-end text:id="IMark139945067657928"/> is to be stored <text:alphabetical-index-mark-start text:id="IMark139945067657736" text:key1="annotation"/>serialized<text:alphabetical-index-mark-end text:id="IMark139945067657736"/></text:p>
      <text:p text:style-name="P2"><text:s text:c="5"/>*/</text:p>
      <text:p text:style-name="P2"><text:s text:c="4"/>String <text:alphabetical-index-mark-start text:id="IMark139945067657736" text:key1="annotation"/>serialized<text:alphabetical-index-mark-end text:id="IMark139945067657736"/>() default ““;</text:p>
      <text:p text:style-name="P2"/>
      <text:p text:style-name="P2"><text:s text:c="4"/>/** Whether this <text:alphabetical-index-mark-start text:id="IMark139945067657736" text:key1="annotation"/>key<text:alphabetical-index-mark-end text:id="IMark139945067657736"/> is <text:alphabetical-index-mark-start text:id="IMark139945067657928" text:key1="annotation"/>embedded<text:alphabetical-index-mark-end text:id="IMark139945067657928"/>. </text:p>
      <text:p text:style-name="P2"><text:s text:c="5"/>* @return whether this <text:alphabetical-index-mark-start text:id="IMark139945067657736" text:key1="annotation"/>key<text:alphabetical-index-mark-end text:id="IMark139945067657736"/> is <text:alphabetical-index-mark-start text:id="IMark139945067657928" text:key1="annotation"/>embedded<text:alphabetical-index-mark-end text:id="IMark139945067657928"/></text:p>
      <text:p text:style-name="P2"><text:s text:c="5"/>*/</text:p>
      <text:p text:style-name="P2"><text:s text:c="4"/>String <text:alphabetical-index-mark-start text:id="IMark139945067657928" text:key1="annotation"/>embedded<text:alphabetical-index-mark-end text:id="IMark139945067657928"/>() default ““;</text:p>
      <text:p text:style-name="P2"/>
      <text:p text:style-name="P2"><text:s text:c="4"/>/**</text:p>
      <text:p text:style-name="P2"><text:s text:c="5"/>* The <text:alphabetical-index-mark-start text:id="IMark139945067657736" text:key1="annotation"/>embedded<text:alphabetical-index-mark-end text:id="IMark139945067657736"/> mapping for the <text:alphabetical-index-mark-start text:id="IMark139945067657928" text:key1="annotation"/>key<text:alphabetical-index-mark-end text:id="IMark139945067657928"/>.</text:p>
      <text:p text:style-name="P2"><text:s text:c="5"/>* @return the <text:alphabetical-index-mark-start text:id="IMark139945067657736" text:key1="annotation"/>embedded<text:alphabetical-index-mark-end text:id="IMark139945067657736"/> mapping for the <text:alphabetical-index-mark-start text:id="IMark139945067657928" text:key1="annotation"/>key<text:alphabetical-index-mark-end text:id="IMark139945067657928"/></text:p>
      <text:p text:style-name="P2"><text:soft-page-break/><text:s text:c="5"/>*/</text:p>
      <text:p text:style-name="P2"><text:s text:c="4"/><text:alphabetical-index-mark-start text:id="IMark139945067657928" text:key1="annotation"/>Embedded<text:alphabetical-index-mark-end text:id="IMark139945067657928"/>[] embeddedMapping() default {};</text:p>
      <text:p text:style-name="P2"/>
      <text:p text:style-name="P2"><text:s text:c="4"/>/**</text:p>
      <text:p text:style-name="P2"><text:s text:c="5"/>* Whether the <text:alphabetical-index-mark-start text:id="IMark139945067657736" text:key1="annotation"/>key<text:alphabetical-index-mark-end text:id="IMark139945067657736"/> is dependent on the owner (and will be deleted </text:p>
      <text:p text:style-name="P2"><text:s text:c="5"/>* when the owner is deleted).</text:p>
      <text:p text:style-name="P2"><text:s text:c="5"/>* @return whether the <text:alphabetical-index-mark-start text:id="IMark139945067657736" text:key1="annotation"/>key<text:alphabetical-index-mark-end text:id="IMark139945067657736"/>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39945067657928" text:key1="annotation"/>key<text:alphabetical-index-mark-end text:id="IMark139945067657928"/>.</text:p>
      <text:p text:style-name="P2"><text:s text:c="5"/>* @return name of the table for the <text:alphabetical-index-mark-start text:id="IMark139945067657736" text:key1="annotation"/>key<text:alphabetical-index-mark-end text:id="IMark139945067657736"/></text:p>
      <text:p text:style-name="P2"><text:s text:c="5"/>*/</text:p>
      <text:p text:style-name="P2"><text:s text:c="4"/>String table() default ““;</text:p>
      <text:p text:style-name="P2"/>
      <text:p text:style-name="P2"><text:s text:c="4"/>/**</text:p>
      <text:p text:style-name="P2"><text:s text:c="5"/>* Name of the <text:alphabetical-index-mark-start text:id="IMark139945067657928" text:key1="annotation"/>column<text:alphabetical-index-mark-end text:id="IMark139945067657928"/> to store the <text:alphabetical-index-mark-start text:id="IMark139945067657736" text:key1="annotation"/>key<text:alphabetical-index-mark-end text:id="IMark139945067657736"/> in.</text:p>
      <text:p text:style-name="P2"><text:s text:c="5"/>* @return name of the <text:alphabetical-index-mark-start text:id="IMark139945067657928" text:key1="annotation"/>column<text:alphabetical-index-mark-end text:id="IMark139945067657928"/> to store the <text:alphabetical-index-mark-start text:id="IMark139945067657736" text:key1="annotation"/>key<text:alphabetical-index-mark-end text:id="IMark139945067657736"/> in</text:p>
      <text:p text:style-name="P2"><text:s text:c="5"/>*/</text:p>
      <text:p text:style-name="P2"><text:s text:c="4"/>String <text:alphabetical-index-mark-start text:id="IMark139945067657736" text:key1="annotation"/>column<text:alphabetical-index-mark-end text:id="IMark139945067657736"/>() default ““;</text:p>
      <text:p text:style-name="P2"/>
      <text:p text:style-name="P2"><text:s text:c="4"/>/**</text:p>
      <text:p text:style-name="P2"><text:s text:c="5"/>* Delete action to apply to the foreign <text:alphabetical-index-mark-start text:id="IMark139945067657928" text:key1="annotation"/>key<text:alphabetical-index-mark-end text:id="IMark139945067657928"/> for the <text:alphabetical-index-mark-start text:id="IMark139945067657736" text:key1="annotation"/>key<text:alphabetical-index-mark-end text:id="IMark139945067657736"/>.</text:p>
      <text:p text:style-name="P2"><text:s text:c="5"/>* @return delete action to apply to the foreign <text:alphabetical-index-mark-start text:id="IMark139945067657928" text:key1="annotation"/>key<text:alphabetical-index-mark-end text:id="IMark139945067657928"/> for the <text:alphabetical-index-mark-start text:id="IMark139945067657736" text:key1="annotation"/>key<text:alphabetical-index-mark-end text:id="IMark139945067657736"/></text:p>
      <text:p text:style-name="P2"><text:s text:c="5"/>*/</text:p>
      <text:p text:style-name="P2"><text:s text:c="4"/><text:alphabetical-index-mark-start text:id="IMark139945067657736" text:key1="annotation"/>ForeignKeyAction<text:alphabetical-index-mark-end text:id="IMark139945067657736"/> deleteAction() default <text:alphabetical-index-mark-start text:id="IMark139945067657928" text:key1="annotation"/>ForeignKeyAction<text:alphabetical-index-mark-end text:id="IMark139945067657928"/>.UNSPECIFIED;</text:p>
      <text:p text:style-name="P2"/>
      <text:p text:style-name="P2"><text:s text:c="4"/>/**</text:p>
      <text:p text:style-name="P2"><text:s text:c="5"/>* Update action to apply to the foreign <text:alphabetical-index-mark-start text:id="IMark139945067657736" text:key1="annotation"/>key<text:alphabetical-index-mark-end text:id="IMark139945067657736"/> for the <text:alphabetical-index-mark-start text:id="IMark139945067657928" text:key1="annotation"/>key<text:alphabetical-index-mark-end text:id="IMark139945067657928"/>.</text:p>
      <text:p text:style-name="P2"><text:s text:c="5"/>* @return update action to apply to the foreign <text:alphabetical-index-mark-start text:id="IMark139945067657736" text:key1="annotation"/>key<text:alphabetical-index-mark-end text:id="IMark139945067657736"/> for the <text:alphabetical-index-mark-start text:id="IMark139945067657928" text:key1="annotation"/>key<text:alphabetical-index-mark-end text:id="IMark139945067657928"/></text:p>
      <text:p text:style-name="P2"><text:s text:c="5"/>*/</text:p>
      <text:p text:style-name="P2"><text:s text:c="4"/><text:alphabetical-index-mark-start text:id="IMark139945067657928" text:key1="annotation"/>ForeignKeyAction<text:alphabetical-index-mark-end text:id="IMark139945067657928"/> updateAction() default <text:alphabetical-index-mark-start text:id="IMark139945067657736" text:key1="annotation"/>ForeignKeyAction<text:alphabetical-index-mark-end text:id="IMark139945067657736"/>.UNSPECIFIED;</text:p>
      <text:p text:style-name="P2"/>
      <text:p text:style-name="P2"><text:s text:c="4"/>/**</text:p>
      <text:p text:style-name="P2"><text:s text:c="5"/>* Whether the <text:alphabetical-index-mark-start text:id="IMark139945067657928" text:key1="annotation"/>value<text:alphabetical-index-mark-end text:id="IMark139945067657928"/> <text:alphabetical-index-mark-start text:id="IMark139945067657736" text:key1="annotation"/>column<text:alphabetical-index-mark-end text:id="IMark139945067657736"/>(s) should be indexed.</text:p>
      <text:p text:style-name="P2"><text:s text:c="5"/>* @return whether the <text:alphabetical-index-mark-start text:id="IMark139945067657928" text:key1="annotation"/>value<text:alphabetical-index-mark-end text:id="IMark139945067657928"/> <text:alphabetical-index-mark-start text:id="IMark139945067657736" text:key1="annotation"/>column<text:alphabetical-index-mark-end text:id="IMark139945067657736"/>(s) should be indexed.</text:p>
      <text:p text:style-name="P2"><text:s text:c="5"/>*/</text:p>
      <text:p text:style-name="P2"><text:s text:c="4"/>String indexed() default ““;</text:p>
      <text:p text:style-name="P2"/>
      <text:p text:style-name="P2"><text:s text:c="4"/>/** The name of the <text:alphabetical-index-mark-start text:id="IMark139945067657736" text:key1="annotation"/>index<text:alphabetical-index-mark-end text:id="IMark139945067657736"/> to generate. </text:p>
      <text:p text:style-name="P2"><text:s text:c="5"/>* @return the name of the <text:alphabetical-index-mark-start text:id="IMark139945067657928" text:key1="annotation"/>index<text:alphabetical-index-mark-end text:id="IMark139945067657928"/></text:p>
      <text:p text:style-name="P2"><text:s text:c="5"/>*/</text:p>
      <text:p text:style-name="P2"><text:s text:c="4"/>String <text:alphabetical-index-mark-start text:id="IMark139945067657928" text:key1="annotation"/>index<text:alphabetical-index-mark-end text:id="IMark139945067657928"/>() default ““;</text:p>
      <text:p text:style-name="P2"/>
      <text:p text:style-name="P2"><text:s text:c="4"/>/**</text:p>
      <text:p text:style-name="P2"><text:s text:c="5"/>* Whether the <text:alphabetical-index-mark-start text:id="IMark139945067657736" text:key1="annotation"/>element<text:alphabetical-index-mark-end text:id="IMark139945067657736"/> <text:alphabetical-index-mark-start text:id="IMark139945067657928" text:key1="annotation"/>column<text:alphabetical-index-mark-end text:id="IMark139945067657928"/>(s) contents should be considered <text:alphabetical-index-mark-start text:id="IMark139945067655240" text:key1="annotation"/>unique<text:alphabetical-index-mark-end text:id="IMark139945067655240"/></text:p>
      <text:p text:style-name="P2"><text:s text:c="5"/>* @return whether the <text:alphabetical-index-mark-start text:id="IMark139945067657928" text:key1="annotation"/>element<text:alphabetical-index-mark-end text:id="IMark139945067657928"/> <text:alphabetical-index-mark-start text:id="IMark139945067655240" text:key1="annotation"/>column<text:alphabetical-index-mark-end text:id="IMark139945067655240"/>(s) contents should be considered <text:alphabetical-index-mark-start text:id="IMark139945067657736" text:key1="annotation"/>unique<text:alphabetical-index-mark-end text:id="IMark139945067657736"/></text:p>
      <text:p text:style-name="P2"><text:s text:c="5"/>*/</text:p>
      <text:p text:style-name="P2"><text:s text:c="4"/>String <text:alphabetical-index-mark-start text:id="IMark139945067657736" text:key1="annotation"/>unique<text:alphabetical-index-mark-end text:id="IMark139945067657736"/>() default ““;</text:p>
      <text:p text:style-name="P2"/>
      <text:p text:style-name="P2"><text:s text:c="4"/>/**</text:p>
      <text:p text:style-name="P2"><text:s text:c="5"/>* The name of the <text:alphabetical-index-mark-start text:id="IMark139945067655240" text:key1="annotation"/>unique<text:alphabetical-index-mark-end text:id="IMark139945067655240"/> <text:alphabetical-index-mark-start text:id="IMark139945067657736" text:key1="annotation"/>key<text:alphabetical-index-mark-end text:id="IMark139945067657736"/> constraint to generate.</text:p>
      <text:p text:style-name="P2"><text:s text:c="5"/>* @return the name of the <text:alphabetical-index-mark-start text:id="IMark139945067655240" text:key1="annotation"/>unique<text:alphabetical-index-mark-end text:id="IMark139945067655240"/> <text:alphabetical-index-mark-start text:id="IMark139945067657736" text:key1="annotation"/>key<text:alphabetical-index-mark-end text:id="IMark139945067657736"/> constraint</text:p>
      <text:p text:style-name="P2"><text:s text:c="5"/>*/</text:p>
      <text:p text:style-name="P2"><text:s text:c="4"/>String uniqueKey() default ““;</text:p>
      <text:p text:style-name="P2"><text:soft-page-break/></text:p>
      <text:p text:style-name="P2"><text:s text:c="4"/>/**</text:p>
      <text:p text:style-name="P2"><text:s text:c="5"/>* Name of a member in the <text:alphabetical-index-mark-start text:id="IMark139945067655240" text:key1="annotation"/>value<text:alphabetical-index-mark-end text:id="IMark139945067655240"/> class where this <text:alphabetical-index-mark-start text:id="IMark139945067657736" text:key1="annotation"/>key<text:alphabetical-index-mark-end text:id="IMark139945067657736"/> is stored.</text:p>
      <text:p text:style-name="P2"><text:s text:c="5"/>* @return the name of a member in the <text:alphabetical-index-mark-start text:id="IMark139945067655240" text:key1="annotation"/>value<text:alphabetical-index-mark-end text:id="IMark139945067655240"/> class where this <text:alphabetical-index-mark-start text:id="IMark139945067657736" text:key1="annotation"/>key<text:alphabetical-index-mark-end text:id="IMark139945067657736"/> is stored</text:p>
      <text:p text:style-name="P2"><text:s text:c="5"/>*/</text:p>
      <text:p text:style-name="P2"><text:s text:c="4"/>String mappedBy() default ““;</text:p>
      <text:p text:style-name="P2"/>
      <text:p text:style-name="P2"><text:s text:c="4"/>/**</text:p>
      <text:p text:style-name="P2"><text:s text:c="5"/>* The <text:alphabetical-index-mark-start text:id="IMark139945067655240" text:key1="annotation"/>column<text:alphabetical-index-mark-end text:id="IMark139945067655240"/>(s) for the <text:alphabetical-index-mark-start text:id="IMark139945067657736" text:key1="annotation"/>key<text:alphabetical-index-mark-end text:id="IMark139945067657736"/></text:p>
      <text:p text:style-name="P2"><text:s text:c="5"/>* @return the <text:alphabetical-index-mark-start text:id="IMark139945067655240" text:key1="annotation"/>column<text:alphabetical-index-mark-end text:id="IMark139945067655240"/>(s) for the <text:alphabetical-index-mark-start text:id="IMark139945067657736" text:key1="annotation"/>key<text:alphabetical-index-mark-end text:id="IMark139945067657736"/></text:p>
      <text:p text:style-name="P2"><text:s text:c="5"/>*/</text:p>
      <text:p text:style-name="P2"><text:s text:c="4"/><text:alphabetical-index-mark-start text:id="IMark139945067657736" text:key1="annotation"/>Column<text:alphabetical-index-mark-end text:id="IMark139945067657736"/>[] <text:alphabetical-index-mark-start text:id="IMark139945067655240" text:key1="annotation"/>columns<text:alphabetical-index-mark-end text:id="IMark139945067655240"/>() default {};</text:p>
      <text:p text:style-name="P2"/>
      <text:p text:style-name="P2"><text:s text:c="4"/>/** Generate or assume a foreign <text:alphabetical-index-mark-start text:id="IMark139945067655240" text:key1="annotation"/>key<text:alphabetical-index-mark-end text:id="IMark139945067655240"/> constraint exists on the <text:alphabetical-index-mark-start text:id="IMark139945067657736" text:key1="annotation"/>column<text:alphabetical-index-mark-end text:id="IMark139945067657736"/></text:p>
      <text:p text:style-name="P2"><text:s text:c="5"/>* or <text:alphabetical-index-mark-start text:id="IMark139945067655240" text:key1="annotation"/>columns<text:alphabetical-index-mark-end text:id="IMark139945067655240"/> associated with this <text:alphabetical-index-mark-start text:id="IMark139945067657736" text:key1="annotation"/>join<text:alphabetical-index-mark-end text:id="IMark139945067657736"/>. Specify “true” or “false”.</text:p>
      <text:p text:style-name="P2"><text:s text:c="5"/>* @return whether to generate or assume a foreign <text:alphabetical-index-mark-start text:id="IMark139945067655240" text:key1="annotation"/>key<text:alphabetical-index-mark-end text:id="IMark139945067655240"/> constraint</text:p>
      <text:p text:style-name="P2"><text:s text:c="5"/>*/</text:p>
      <text:p text:style-name="P2"><text:s text:c="4"/>String generateForeignKey() default ““;</text:p>
      <text:p text:style-name="P2"/>
      <text:p text:style-name="P2"><text:s text:c="4"/>/** Name for a generated foreign <text:alphabetical-index-mark-start text:id="IMark139945067655240" text:key1="annotation"/>key<text:alphabetical-index-mark-end text:id="IMark139945067655240"/> constraint.</text:p>
      <text:p text:style-name="P2"><text:s text:c="5"/>* @return the name of the generated foreign <text:alphabetical-index-mark-start text:id="IMark139945067657736" text:key1="annotation"/>key<text:alphabetical-index-mark-end text:id="IMark139945067657736"/> constraint</text:p>
      <text:p text:style-name="P2"><text:s text:c="5"/>*/</text:p>
      <text:p text:style-name="P2"><text:s text:c="4"/>String <text:alphabetical-index-mark-start text:id="IMark139945067657736" text:key1="annotation"/>foreignKey<text:alphabetical-index-mark-end text:id="IMark139945067657736"/>() default ““;</text:p>
      <text:p text:style-name="P2"/>
      <text:p text:style-name="P2"><text:s text:c="4"/>/** Vendor <text:alphabetical-index-mark-start text:id="IMark139945067657736" text:key1="annotation"/>extensions<text:alphabetical-index-mark-end text:id="IMark139945067657736"/>.</text:p>
      <text:p text:style-name="P2"><text:s text:c="5"/>* @return the vendor <text:alphabetical-index-mark-start text:id="IMark139945067655240" text:key1="annotation"/>extensions<text:alphabetical-index-mark-end text:id="IMark139945067655240"/></text:p>
      <text:p text:style-name="P2"><text:s text:c="5"/>*/</text:p>
      <text:p text:style-name="P2"><text:s text:c="4"/><text:alphabetical-index-mark-start text:id="IMark139945067655240" text:key1="annotation"/>Extension<text:alphabetical-index-mark-end text:id="IMark139945067655240"/>[] <text:alphabetical-index-mark-start text:id="IMark139945067657736" text:key1="annotation"/>extensions<text:alphabetical-index-mark-end text:id="IMark139945067657736"/>() default {};</text:p>
      <text:p text:style-name="P2">}</text:p>
      <text:p text:style-name="P2"/>
      <text:h text:style-name="P25" text:outline-level="3"><text:alphabetical-index-mark-start text:id="IMark139945067655240" text:key1="annotation"/>NotPersistent<text:alphabetical-index-mark-end text:id="IMark139945067655240"/> Annotation</text:h>
      <text:p text:style-name="P31">@Target({<text:change-start text:change-id="ct53913712"/>ElementType.<text:span text:style-name="T4">ANNOTATION_TYPE</text:span>, <text:change-end text:change-id="ct53913712"/>ElementType.FIELD, ElementType.METHOD}) </text:p>
      <text:p text:style-name="P2">@Retention(RetentionPolicy.RUNTIME)</text:p>
      <text:p text:style-name="P2">public @interface <text:alphabetical-index-mark-start text:id="IMark139945067657736" text:key1="annotation"/>NotPersistent<text:alphabetical-index-mark-end text:id="IMark139945067657736"/></text:p>
      <text:p text:style-name="P2">{</text:p>
      <text:p text:style-name="P2">}</text:p>
      <text:p text:style-name="P2"/>
      <text:h text:style-name="P25" text:outline-level="3"><text:alphabetical-index-mark-start text:id="IMark139945067657736" text:key1="annotation"/>NullValue<text:alphabetical-index-mark-end text:id="IMark139945067657736"/> Enum</text:h>
      <text:p text:style-name="P2"/>
      <text:p text:style-name="P2">public enum <text:alphabetical-index-mark-start text:id="IMark139945067657736" text:key1="annotation"/>NullValue<text:alphabetical-index-mark-end text:id="IMark139945067657736"/></text:p>
      <text:p text:style-name="P2">{</text:p>
      <text:p text:style-name="P2"><text:s text:c="4"/>NONE,</text:p>
      <text:p text:style-name="P2"><text:s text:c="4"/>EXCEPTION,</text:p>
      <text:p text:style-name="P2"><text:s text:c="4"/>DEFAULT</text:p>
      <text:p text:style-name="P2">}</text:p>
      <text:p text:style-name="P2"/>
      <text:h text:style-name="P25" text:outline-level="3"><text:alphabetical-index-mark-start text:id="IMark139945067655240" text:key1="annotation"/>Order<text:alphabetical-index-mark-end text:id="IMark139945067655240"/> Annotation</text:h>
      <text:p text:style-name="P31">@Target({<text:change-start text:change-id="ct110077856"/>ElementType.<text:span text:style-name="T4">ANNOTATION_TYPE</text:span>, <text:change-end text:change-id="ct110077856"/>ElementType.FIELD, ElementType.METHOD}) </text:p>
      <text:p text:style-name="P2">@Retention(RetentionPolicy.RUNTIME)</text:p>
      <text:p text:style-name="P2">public @interface <text:alphabetical-index-mark-start text:id="IMark139945067657736" text:key1="annotation"/>Order<text:alphabetical-index-mark-end text:id="IMark139945067657736"/></text:p>
      <text:p text:style-name="P2">{</text:p>
      <text:p text:style-name="P2"><text:s text:c="4"/>/** The name of the <text:alphabetical-index-mark-start text:id="IMark139945067657736" text:key1="annotation"/>column<text:alphabetical-index-mark-end text:id="IMark139945067657736"/> to use for ordering the elements of the member.</text:p>
      <text:p text:style-name="P2"><text:soft-page-break/><text:s text:c="5"/>* @return the name of the ordering <text:alphabetical-index-mark-start text:id="IMark139945067655240" text:key1="annotation"/>column<text:alphabetical-index-mark-end text:id="IMark139945067655240"/></text:p>
      <text:p text:style-name="P2"><text:s text:c="5"/>*/</text:p>
      <text:p text:style-name="P2"><text:s text:c="4"/>String <text:alphabetical-index-mark-start text:id="IMark139945067655240" text:key1="annotation"/>column<text:alphabetical-index-mark-end text:id="IMark139945067655240"/>()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139945067655240" text:key1="annotation"/>column<text:alphabetical-index-mark-end text:id="IMark139945067655240"/>(s) to use for ordering.</text:p>
      <text:p text:style-name="P2"><text:s text:c="5"/>* @return the <text:alphabetical-index-mark-start text:id="IMark139945067657736" text:key1="annotation"/>columns<text:alphabetical-index-mark-end text:id="IMark139945067657736"/> to use for ordering</text:p>
      <text:p text:style-name="P2"><text:s text:c="5"/>*/</text:p>
      <text:p text:style-name="P2"><text:s text:c="4"/><text:alphabetical-index-mark-start text:id="IMark139945067657736" text:key1="annotation"/>Column<text:alphabetical-index-mark-end text:id="IMark139945067657736"/>[] <text:alphabetical-index-mark-start text:id="IMark139945067655240" text:key1="annotation"/>columns<text:alphabetical-index-mark-end text:id="IMark139945067655240"/>() default {};</text:p>
      <text:p text:style-name="P2"/>
      <text:p text:style-name="P2"><text:s text:c="4"/>/** Vendor <text:alphabetical-index-mark-start text:id="IMark139945067655240" text:key1="annotation"/>extensions<text:alphabetical-index-mark-end text:id="IMark139945067655240"/>.</text:p>
      <text:p text:style-name="P2"><text:s text:c="5"/>* @return the vendor <text:alphabetical-index-mark-start text:id="IMark139945067657736" text:key1="annotation"/>extensions<text:alphabetical-index-mark-end text:id="IMark139945067657736"/></text:p>
      <text:p text:style-name="P2"><text:s text:c="5"/>*/</text:p>
      <text:p text:style-name="P2"><text:s text:c="4"/><text:alphabetical-index-mark-start text:id="IMark139945067657736" text:key1="annotation"/>Extension<text:alphabetical-index-mark-end text:id="IMark139945067657736"/>[] <text:alphabetical-index-mark-start text:id="IMark139945067655240" text:key1="annotation"/>extensions<text:alphabetical-index-mark-end text:id="IMark139945067655240"/>() default {};</text:p>
      <text:p text:style-name="P2">}</text:p>
      <text:p text:style-name="P2"/>
      <text:h text:style-name="P25" text:outline-level="3"><text:alphabetical-index-mark-start text:id="IMark139945067657736" text:key1="annotation"/>PersistenceAware<text:alphabetical-index-mark-end text:id="IMark139945067657736"/> Annotation</text:h>
      <text:p text:style-name="P2">@Target(ElementType.TYPE) </text:p>
      <text:p text:style-name="P2">@Retention(RetentionPolicy.RUNTIME)</text:p>
      <text:p text:style-name="P2">public @interface <text:alphabetical-index-mark-start text:id="IMark139945067655240" text:key1="annotation"/>PersistenceAware<text:alphabetical-index-mark-end text:id="IMark139945067655240"/></text:p>
      <text:p text:style-name="P2">{</text:p>
      <text:p text:style-name="P2">}</text:p>
      <text:p text:style-name="P2"/>
      <text:h text:style-name="P25" text:outline-level="3"><text:alphabetical-index-mark-start text:id="IMark139945067655240" text:key1="annotation"/>PersistenceCapable<text:alphabetical-index-mark-end text:id="IMark139945067655240"/> Annotation</text:h>
      <text:p text:style-name="P2">@Target(ElementType.TYPE) </text:p>
      <text:p text:style-name="P2">@Retention(RetentionPolicy.RUNTIME)</text:p>
      <text:p text:style-name="P2">public @interface <text:alphabetical-index-mark-start text:id="IMark139945067657736" text:key1="annotation"/>PersistenceCapable<text:alphabetical-index-mark-end text:id="IMark139945067657736"/></text:p>
      <text:p text:style-name="P2">{</text:p>
      <text:p text:style-name="P2"><text:s text:c="4"/>/** Member declarations. <text:alphabetical-index-mark-start text:id="IMark139945067657736" text:main-entry="true"/>Annotations<text:alphabetical-index-mark-end text:id="IMark139945067657736"/> for <text:alphabetical-index-mark-start text:id="IMark139945067655240" text:key1="enum"/>persistent<text:alphabetical-index-mark-end text:id="IMark139945067655240"/> members of this</text:p>
      <text:p text:style-name="P2"><text:s text:c="5"/>* class or interface can be specifed either here or on each member.</text:p>
      <text:p text:style-name="P2"><text:s text:c="5"/>* <text:alphabetical-index-mark-start text:id="IMark139945067655240" text:main-entry="true"/>Annotations<text:alphabetical-index-mark-end text:id="IMark139945067655240"/> for inherited members can only be specified here.</text:p>
      <text:p text:style-name="P2"><text:s text:c="5"/>* @return member declarations</text:p>
      <text:p text:style-name="P2"><text:s text:c="5"/>*/</text:p>
      <text:p text:style-name="P2"><text:s text:c="4"/><text:alphabetical-index-mark-start text:id="IMark139945067657736" text:key1="enum"/>Persistent<text:alphabetical-index-mark-end text:id="IMark139945067657736"/>[]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oft-page-break/><text:s text:c="5"/>*/</text:p>
      <text:p text:style-name="P2"><text:s text:c="4"/>String requiresExtent() default ““;</text:p>
      <text:p text:style-name="P2"/>
      <text:p text:style-name="P2"><text:s text:c="4"/>/** Whether objects of this class or interface can only be <text:alphabetical-index-mark-start text:id="IMark139945067657736" text:key1="annotation"/>embedded<text:alphabetical-index-mark-end text:id="IMark139945067657736"/>. </text:p>
      <text:p text:style-name="P2"><text:s text:c="5"/>*/</text:p>
      <text:p text:style-name="P2"><text:s text:c="4"/>String <text:alphabetical-index-mark-start text:id="IMark139945067657736" text:key1="annotation"/>embeddedOnly<text:alphabetical-index-mark-end text:id="IMark139945067657736"/>()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139945067657736" text:key1="annotation"/>IdentityType<text:alphabetical-index-mark-end text:id="IMark139945067657736"/> <text:alphabetical-index-mark-start text:id="IMark139945067655240" text:key1="annotation"/>identityType<text:alphabetical-index-mark-end text:id="IMark139945067655240"/>() default <text:alphabetical-index-mark-start text:id="IMark139945067657928" text:key1="annotation"/>IdentityType<text:alphabetical-index-mark-end text:id="IMark139945067657928"/>.UNSPECIFIED;</text:p>
      <text:p text:style-name="P2"/>
      <text:p text:style-name="P2"><text:s text:c="4"/>/** Primary <text:alphabetical-index-mark-start text:id="IMark139945067657928" text:key1="annotation"/>key<text:alphabetical-index-mark-end text:id="IMark139945067657928"/>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139945067657928" text:key1="annotation"/>cacheable<text:alphabetical-index-mark-end text:id="IMark139945067657928"/> in a Level2 cache.</text:p>
      <text:p text:style-name="P2"><text:s text:c="5"/>* @since 2.2</text:p>
      <text:p text:style-name="P2"><text:s text:c="5"/>*/</text:p>
      <text:p text:style-name="P2"><text:s text:c="4"/>String <text:alphabetical-index-mark-start text:id="IMark139945067655240" text:key1="annotation"/>cacheable<text:alphabetical-index-mark-end text:id="IMark139945067655240"/>()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139945067657928" text:key1="annotation"/>extensions<text:alphabetical-index-mark-end text:id="IMark139945067657928"/>.</text:p>
      <text:p text:style-name="P2"><text:s text:c="5"/>*/</text:p>
      <text:p text:style-name="P2"><text:s text:c="4"/><text:alphabetical-index-mark-start text:id="IMark139945067657928" text:key1="annotation"/>Extension<text:alphabetical-index-mark-end text:id="IMark139945067657928"/>[] <text:alphabetical-index-mark-start text:id="IMark139945067655240" text:key1="annotation"/>extensions<text:alphabetical-index-mark-end text:id="IMark139945067655240"/>() default {};</text:p>
      <text:p text:style-name="P2">}</text:p>
      <text:p text:style-name="P2"/>
      <text:h text:style-name="P25" text:outline-level="3"><text:alphabetical-index-mark-start text:id="IMark139945067657928" text:key1="enum"/>PersistenceModifier<text:alphabetical-index-mark-end text:id="IMark139945067657928"/> Enum</text:h>
      <text:p text:style-name="P2"/>
      <text:p text:style-name="P2">public enum <text:alphabetical-index-mark-start text:id="IMark139945067657928" text:key1="enum"/><text:alphabetical-index-mark-start text:id="IMark139945067655240" text:key1="enum"/>PersistenceModifier<text:alphabetical-index-mark-end text:id="IMark139945067655240"/><text:alphabetical-index-mark-end text:id="IMark139945067657928"/></text:p>
      <text:p text:style-name="P2">{</text:p>
      <text:p text:style-name="P2"><text:s text:c="4"/>UNSPECIFIED,</text:p>
      <text:p text:style-name="P2"><text:s text:c="4"/><text:alphabetical-index-mark-start text:id="IMark139945067655240" text:key1="enum"/>PERSISTENT<text:alphabetical-index-mark-end text:id="IMark139945067655240"/>,</text:p>
      <text:p text:style-name="P2"><text:s text:c="4"/><text:alphabetical-index-mark-start text:id="IMark139945067657928" text:key1="annotation"/>TRANSACTIONAL<text:alphabetical-index-mark-end text:id="IMark139945067657928"/>,</text:p>
      <text:p text:style-name="P2"><text:s text:c="4"/>NONE</text:p>
      <text:p text:style-name="P2">}</text:p>
      <text:p text:style-name="P2"/>
      <text:h text:style-name="P25" text:outline-level="3"><text:alphabetical-index-mark-start text:id="IMark139945067657928" text:key1="enum"/>Persistent<text:alphabetical-index-mark-end text:id="IMark139945067657928"/> Annotation</text:h>
      <text:p text:style-name="P31">@Target({<text:change-start text:change-id="ct111051424"/>ElementType.<text:span text:style-name="T4">ANNOTATION_TYPE</text:span>, <text:change-end text:change-id="ct111051424"/>ElementType.FIELD, ElementType.METHOD}) </text:p>
      <text:p text:style-name="P2">@Retention(RetentionPolicy.RUNTIME)</text:p>
      <text:p text:style-name="P2">public @interface <text:alphabetical-index-mark-start text:id="IMark139945067655240" text:key1="enum"/>Persistent<text:alphabetical-index-mark-end text:id="IMark139945067655240"/></text:p>
      <text:p text:style-name="P2">{</text:p>
      <text:p text:style-name="P2"><text:s text:c="4"/>/** Modifier for this field. This is normally not specified, and the </text:p>
      <text:p text:style-name="P2"><text:s text:c="5"/>* defaults are used, or the @<text:alphabetical-index-mark-start text:id="IMark139945067657928" text:key1="annotation"/>Transactional<text:alphabetical-index-mark-end text:id="IMark139945067657928"/> or @<text:alphabetical-index-mark-start text:id="IMark139945067655240" text:key1="annotation"/>NotPersistent<text:alphabetical-index-mark-end text:id="IMark139945067655240"/> </text:p>
      <text:p text:style-name="P2"><text:s text:c="5"/>* annotation is specified directly on the member. One possible use</text:p>
      <text:p text:style-name="P2"><text:s text:c="5"/>* for specifying <text:alphabetical-index-mark-start text:id="IMark139945067655240" text:key1="enum"/><text:alphabetical-index-mark-start text:id="IMark139945067657928" text:key1="enum"/>persistenceModifier<text:alphabetical-index-mark-end text:id="IMark139945067657928"/><text:alphabetical-index-mark-end text:id="IMark139945067655240"/> is for <text:alphabetical-index-mark-start text:id="IMark139945067657736" text:key1="annotation"/>embedded<text:alphabetical-index-mark-end text:id="IMark139945067657736"/> instances in which</text:p>
      <text:p text:style-name="P2"><text:soft-page-break/><text:s text:c="5"/>* a member is not <text:alphabetical-index-mark-start text:id="IMark139945067655240" text:key1="enum"/>persistent<text:alphabetical-index-mark-end text:id="IMark139945067655240"/> but in the non-<text:alphabetical-index-mark-start text:id="IMark139945067657736" text:key1="annotation"/>embedded<text:alphabetical-index-mark-end text:id="IMark139945067657736"/> instances the</text:p>
      <text:p text:style-name="P2"><text:s text:c="5"/>* member is <text:alphabetical-index-mark-start text:id="IMark139945067655240" text:key1="enum"/>persistent<text:alphabetical-index-mark-end text:id="IMark139945067655240"/>. Note that it is not portable to specify a</text:p>
      <text:p text:style-name="P2"><text:s text:c="5"/>* member to be not <text:alphabetical-index-mark-start text:id="IMark139945067657736" text:key1="enum"/>persistent<text:alphabetical-index-mark-end text:id="IMark139945067657736"/> in the non-<text:alphabetical-index-mark-start text:id="IMark139945067655240" text:key1="annotation"/>embedded<text:alphabetical-index-mark-end text:id="IMark139945067655240"/> case and <text:alphabetical-index-mark-start text:id="IMark139945067657928" text:key1="enum"/>persistent<text:alphabetical-index-mark-end text:id="IMark139945067657928"/></text:p>
      <text:p text:style-name="P2"><text:s text:c="5"/>* in the <text:alphabetical-index-mark-start text:id="IMark139945067655240" text:key1="annotation"/>embedded<text:alphabetical-index-mark-end text:id="IMark139945067655240"/> usage.</text:p>
      <text:p text:style-name="P2"><text:s text:c="5"/>* @return the persistence modifier</text:p>
      <text:p text:style-name="P2"><text:s text:c="5"/>*/</text:p>
      <text:p text:style-name="P2"><text:s text:c="4"/><text:alphabetical-index-mark-start text:id="IMark139945067657928" text:key1="enum"/><text:alphabetical-index-mark-start text:id="IMark139945067655240" text:key1="enum"/>PersistenceModifier<text:alphabetical-index-mark-end text:id="IMark139945067655240"/><text:alphabetical-index-mark-end text:id="IMark139945067657928"/> <text:alphabetical-index-mark-start text:id="IMark139945067657736" text:key1="enum"/><text:alphabetical-index-mark-start text:id="IMark139945067657352" text:key1="enum"/>persistenceModifier<text:alphabetical-index-mark-end text:id="IMark139945067657352"/><text:alphabetical-index-mark-end text:id="IMark139945067657736"/>() </text:p>
      <text:p text:style-name="P2"><text:s text:c="8"/>default <text:alphabetical-index-mark-start text:id="IMark139945067657352" text:key1="enum"/>PersistenceModifier<text:alphabetical-index-mark-end text:id="IMark139945067657352"/>.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139945067657352" text:key1="annotation"/>value<text:alphabetical-index-mark-end text:id="IMark139945067657352"/>. </text:p>
      <text:p text:style-name="P2"><text:s text:c="5"/>* @return the behavior when this member contains a null <text:alphabetical-index-mark-start text:id="IMark139945067657736" text:key1="annotation"/>value<text:alphabetical-index-mark-end text:id="IMark139945067657736"/></text:p>
      <text:p text:style-name="P2"><text:s text:c="5"/>*/</text:p>
      <text:p text:style-name="P2"><text:s text:c="4"/><text:alphabetical-index-mark-start text:id="IMark139945067657736" text:key1="annotation"/>NullValue<text:alphabetical-index-mark-end text:id="IMark139945067657736"/> <text:alphabetical-index-mark-start text:id="IMark139945067657352" text:key1="annotation"/>nullValue<text:alphabetical-index-mark-end text:id="IMark139945067657352"/>() default <text:alphabetical-index-mark-start text:id="IMark139945067657928" text:key1="annotation"/>NullValue<text:alphabetical-index-mark-end text:id="IMark139945067657928"/>.NONE;</text:p>
      <text:p text:style-name="P2"/>
      <text:p text:style-name="P2"><text:s text:c="4"/>/** Whether this member is <text:alphabetical-index-mark-start text:id="IMark139945067657928" text:key1="annotation"/>embedded<text:alphabetical-index-mark-end text:id="IMark139945067657928"/>. </text:p>
      <text:p text:style-name="P2"><text:s text:c="5"/>* @return whether this member is <text:alphabetical-index-mark-start text:id="IMark139945067657352" text:key1="annotation"/>embedded<text:alphabetical-index-mark-end text:id="IMark139945067657352"/></text:p>
      <text:p text:style-name="P2"><text:s text:c="5"/>*/</text:p>
      <text:p text:style-name="P2"><text:s text:c="4"/>String <text:alphabetical-index-mark-start text:id="IMark139945067657352" text:key1="annotation"/>embedded<text:alphabetical-index-mark-end text:id="IMark139945067657352"/>() default ““;</text:p>
      <text:p text:style-name="P2"/>
      <text:p text:style-name="P2"><text:s text:c="4"/>/** Whether the elements of this member are <text:alphabetical-index-mark-start text:id="IMark139945067657352" text:key1="annotation"/>embedded<text:alphabetical-index-mark-end text:id="IMark139945067657352"/>. </text:p>
      <text:p text:style-name="P2"><text:s text:c="5"/>* @return whether the elements of this member are <text:alphabetical-index-mark-start text:id="IMark139945067657928" text:key1="annotation"/>embedded<text:alphabetical-index-mark-end text:id="IMark139945067657928"/></text:p>
      <text:p text:style-name="P2"><text:s text:c="5"/>*/</text:p>
      <text:p text:style-name="P2"><text:s text:c="4"/>String embeddedElement() default ““;</text:p>
      <text:p text:style-name="P2"/>
      <text:p text:style-name="P2"><text:s text:c="4"/>/** Whether the keys of this member are <text:alphabetical-index-mark-start text:id="IMark139945067657928" text:key1="annotation"/>embedded<text:alphabetical-index-mark-end text:id="IMark139945067657928"/>. </text:p>
      <text:p text:style-name="P2"><text:s text:c="5"/>* @return whether the keys of this member are <text:alphabetical-index-mark-start text:id="IMark139945067657352" text:key1="annotation"/>embedded<text:alphabetical-index-mark-end text:id="IMark139945067657352"/></text:p>
      <text:p text:style-name="P2"><text:s text:c="5"/>*/</text:p>
      <text:p text:style-name="P2"><text:s text:c="4"/>String embeddedKey() default ““;</text:p>
      <text:p text:style-name="P2"/>
      <text:p text:style-name="P2"><text:s text:c="4"/>/** Whether the values of this member are <text:alphabetical-index-mark-start text:id="IMark139945067657352" text:key1="annotation"/>embedded<text:alphabetical-index-mark-end text:id="IMark139945067657352"/>. </text:p>
      <text:p text:style-name="P2"><text:s text:c="5"/>* @return whether the values of this member are <text:alphabetical-index-mark-start text:id="IMark139945067657928" text:key1="annotation"/>embedded<text:alphabetical-index-mark-end text:id="IMark139945067657928"/></text:p>
      <text:p text:style-name="P2"><text:s text:c="5"/>*/</text:p>
      <text:p text:style-name="P2"><text:s text:c="4"/>String embeddedValue() default ““;</text:p>
      <text:p text:style-name="P2"/>
      <text:p text:style-name="P2"><text:s text:c="4"/>/** Whether this member is <text:alphabetical-index-mark-start text:id="IMark139945067657928" text:key1="annotation"/>serialized<text:alphabetical-index-mark-end text:id="IMark139945067657928"/> into a single <text:alphabetical-index-mark-start text:id="IMark139945067657352" text:key1="annotation"/>column<text:alphabetical-index-mark-end text:id="IMark139945067657352"/>. </text:p>
      <text:p text:style-name="P2"><text:s text:c="5"/>* @return whether this member is <text:alphabetical-index-mark-start text:id="IMark139945067657928" text:key1="annotation"/>serialized<text:alphabetical-index-mark-end text:id="IMark139945067657928"/> into a single <text:alphabetical-index-mark-start text:id="IMark139945067657352" text:key1="annotation"/>column<text:alphabetical-index-mark-end text:id="IMark139945067657352"/></text:p>
      <text:p text:style-name="P2"><text:s text:c="5"/>*/</text:p>
      <text:p text:style-name="P2"><text:s text:c="4"/>String <text:alphabetical-index-mark-start text:id="IMark139945067657352" text:key1="annotation"/>serialized<text:alphabetical-index-mark-end text:id="IMark139945067657352"/>() default ““;</text:p>
      <text:p text:style-name="P2"/>
      <text:p text:style-name="P2"><text:s text:c="4"/>/** Whether the elements of this member are <text:alphabetical-index-mark-start text:id="IMark139945067657352" text:key1="annotation"/>serialized<text:alphabetical-index-mark-end text:id="IMark139945067657352"/>. </text:p>
      <text:p text:style-name="P2"><text:s text:c="5"/>* @return whether the elements of this member are <text:alphabetical-index-mark-start text:id="IMark139945067657928" text:key1="annotation"/>serialized<text:alphabetical-index-mark-end text:id="IMark139945067657928"/></text:p>
      <text:p text:style-name="P2"><text:s text:c="5"/>*/</text:p>
      <text:p text:style-name="P2"><text:s text:c="4"/>String serializedElement() default ““;</text:p>
      <text:p text:style-name="P2"/>
      <text:p text:style-name="P2"><text:s text:c="4"/>/** Whether the keys of this member are <text:alphabetical-index-mark-start text:id="IMark139945067657928" text:key1="annotation"/>serialized<text:alphabetical-index-mark-end text:id="IMark139945067657928"/>. </text:p>
      <text:p text:style-name="P2"><text:s text:c="5"/>* @return whether the keys of this member are <text:alphabetical-index-mark-start text:id="IMark139945067657352" text:key1="annotation"/>serialized<text:alphabetical-index-mark-end text:id="IMark139945067657352"/></text:p>
      <text:p text:style-name="P2"><text:soft-page-break/><text:s text:c="5"/>*/</text:p>
      <text:p text:style-name="P2"><text:s text:c="4"/>String serializedKey() default ““;</text:p>
      <text:p text:style-name="P2"/>
      <text:p text:style-name="P2"><text:s text:c="4"/>/** Whether the values of this member are <text:alphabetical-index-mark-start text:id="IMark139945067657352" text:key1="annotation"/>serialized<text:alphabetical-index-mark-end text:id="IMark139945067657352"/>. </text:p>
      <text:p text:style-name="P2"><text:s text:c="5"/>* @return whether the values of this member are <text:alphabetical-index-mark-start text:id="IMark139945067657928" text:key1="annotation"/>serialized<text:alphabetical-index-mark-end text:id="IMark139945067657928"/></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139945067657928" text:key1="annotation"/>key<text:alphabetical-index-mark-end text:id="IMark139945067657928"/> for application</text:p>
      <text:p text:style-name="P2"><text:s text:c="5"/>* identity. This is equivalent to specifying @<text:alphabetical-index-mark-start text:id="IMark139945067657352" text:key1="annotation"/>PrimaryKey<text:alphabetical-index-mark-end text:id="IMark139945067657352"/> as </text:p>
      <text:p text:style-name="P2"><text:s text:c="5"/>* a separate annotation on the member.</text:p>
      <text:p text:style-name="P2"><text:s text:c="5"/>* @return whether this member is part of the primary <text:alphabetical-index-mark-start text:id="IMark139945067657352" text:key1="annotation"/>key<text:alphabetical-index-mark-end text:id="IMark139945067657352"/></text:p>
      <text:p text:style-name="P2"><text:s text:c="5"/>*/</text:p>
      <text:p text:style-name="P2"><text:s text:c="4"/>String <text:alphabetical-index-mark-start text:id="IMark139945067657352" text:key1="annotation"/>primaryKey<text:alphabetical-index-mark-end text:id="IMark139945067657352"/>() default ““;</text:p>
      <text:p text:style-name="P2"/>
      <text:p text:style-name="P2"><text:s text:c="4"/>/** <text:alphabetical-index-mark-start text:id="IMark139945067657352" text:key1="annotation"/>Value<text:alphabetical-index-mark-end text:id="IMark139945067657352"/> strategy to use to generate the <text:alphabetical-index-mark-start text:id="IMark139945067657928" text:key1="annotation"/>value<text:alphabetical-index-mark-end text:id="IMark139945067657928"/> for this field </text:p>
      <text:p text:style-name="P2"><text:s text:c="5"/>* or property (if any).</text:p>
      <text:p text:style-name="P2"><text:s text:c="5"/>* @return the generated <text:alphabetical-index-mark-start text:id="IMark139945067657928" text:key1="annotation"/>value<text:alphabetical-index-mark-end text:id="IMark139945067657928"/> strategy</text:p>
      <text:p text:style-name="P2"><text:s text:c="5"/>*/</text:p>
      <text:p text:style-name="P2"><text:s text:c="4"/><text:alphabetical-index-mark-start text:id="IMark139945067657928" text:key1="annotation"/>IdGeneratorStrategy<text:alphabetical-index-mark-end text:id="IMark139945067657928"/> valueStrategy() default <text:alphabetical-index-mark-start text:id="IMark139945067657352" text:key1="annotation"/>IdGeneratorStrategy<text:alphabetical-index-mark-end text:id="IMark139945067657352"/>.UNSPECIFIED;</text:p>
      <text:p text:style-name="P2"/>
      <text:p text:style-name="P2"><text:s text:c="4"/>/** Custom <text:alphabetical-index-mark-start text:id="IMark139945067657352" text:key1="annotation"/>value<text:alphabetical-index-mark-end text:id="IMark139945067657352"/> strategy to use to generate the <text:alphabetical-index-mark-start text:id="IMark139945067657928" text:key1="annotation"/>value<text:alphabetical-index-mark-end text:id="IMark139945067657928"/>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139945067657352" text:key1="annotation"/>value<text:alphabetical-index-mark-end text:id="IMark139945067657352"/> strategy</text:p>
      <text:p text:style-name="P2"><text:s text:c="5"/>*/</text:p>
      <text:p text:style-name="P2"><text:s text:c="4"/>String customValueStrategy() default ““;</text:p>
      <text:p text:style-name="P2"/>
      <text:p text:style-name="P2"><text:s text:c="4"/>/** Name of the <text:alphabetical-index-mark-start text:id="IMark139945067657352" text:key1="annotation"/>sequence<text:alphabetical-index-mark-end text:id="IMark139945067657352"/> to use with particular <text:alphabetical-index-mark-start text:id="IMark139945067657928" text:key1="annotation"/>value<text:alphabetical-index-mark-end text:id="IMark139945067657928"/> strategies. </text:p>
      <text:p text:style-name="P2"><text:s text:c="5"/>* @return the name of the <text:alphabetical-index-mark-start text:id="IMark139945067657352" text:key1="annotation"/>sequence<text:alphabetical-index-mark-end text:id="IMark139945067657352"/></text:p>
      <text:p text:style-name="P2"><text:s text:c="5"/>*/</text:p>
      <text:p text:style-name="P2"><text:s text:c="4"/>String <text:alphabetical-index-mark-start text:id="IMark139945067657352" text:key1="annotation"/>sequence<text:alphabetical-index-mark-end text:id="IMark139945067657352"/>() default ““;</text:p>
      <text:p text:style-name="P2"/>
      <text:p text:style-name="P2"><text:s text:c="4"/>/** Name of the fetch-group to use when this member is loaded </text:p>
      <text:p text:style-name="P2"><text:soft-page-break/><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139945067657352" text:key1="annotation"/>value<text:alphabetical-index-mark-end text:id="IMark139945067657352"/>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139945067657928" text:key1="annotation"/>Column<text:alphabetical-index-mark-end text:id="IMark139945067657928"/> definition(s) for this member. Used for mapping </text:p>
      <text:p text:style-name="P2"><text:s text:c="5"/>* multiple <text:alphabetical-index-mark-start text:id="IMark139945067657352" text:key1="annotation"/>columns<text:alphabetical-index-mark-end text:id="IMark139945067657352"/></text:p>
      <text:p text:style-name="P2"><text:s text:c="5"/>* to the same member, for example relationships with </text:p>
      <text:p text:style-name="P2"><text:s text:c="5"/>* multiple <text:alphabetical-index-mark-start text:id="IMark139945067657352" text:key1="annotation"/>column<text:alphabetical-index-mark-end text:id="IMark139945067657352"/> foreign keys. </text:p>
      <text:p text:style-name="P2"><text:s text:c="5"/>* @return the <text:alphabetical-index-mark-start text:id="IMark139945067657928" text:key1="annotation"/>columns<text:alphabetical-index-mark-end text:id="IMark139945067657928"/> for this member</text:p>
      <text:p text:style-name="P2"><text:s text:c="5"/>*/</text:p>
      <text:p text:style-name="P2"><text:s text:c="4"/><text:alphabetical-index-mark-start text:id="IMark139945067657928" text:key1="annotation"/>Column<text:alphabetical-index-mark-end text:id="IMark139945067657928"/>[] <text:alphabetical-index-mark-start text:id="IMark139945067657352" text:key1="annotation"/>columns<text:alphabetical-index-mark-end text:id="IMark139945067657352"/>() default {}; </text:p>
      <text:p text:style-name="P2"/>
      <text:p text:style-name="P2"><text:s text:c="4"/>/** <text:alphabetical-index-mark-start text:id="IMark139945067657352" text:key1="annotation"/>Column<text:alphabetical-index-mark-end text:id="IMark139945067657352"/> name where the values are stored for this member. </text:p>
      <text:p text:style-name="P2"><text:s text:c="5"/>* @return the name of the <text:alphabetical-index-mark-start text:id="IMark139945067657928" text:key1="annotation"/>column<text:alphabetical-index-mark-end text:id="IMark139945067657928"/></text:p>
      <text:p text:style-name="P2"><text:s text:c="5"/>*/</text:p>
      <text:p text:style-name="P2"><text:s text:c="4"/>String <text:alphabetical-index-mark-start text:id="IMark139945067657928" text:key1="annotation"/>column<text:alphabetical-index-mark-end text:id="IMark139945067657928"/>() default ““;</text:p>
      <text:p text:style-name="P2"/>
      <text:p text:style-name="P2"><text:s text:c="4"/>/** Null indicator <text:alphabetical-index-mark-start text:id="IMark139945067657928" text:key1="annotation"/>column<text:alphabetical-index-mark-end text:id="IMark139945067657928"/> for this member. Used for nested </text:p>
      <text:p text:style-name="P2"><text:s text:c="5"/>* <text:alphabetical-index-mark-start text:id="IMark139945067657352" text:key1="annotation"/>embedded<text:alphabetical-index-mark-end text:id="IMark139945067657352"/> fields or properties to indicate whether the <text:alphabetical-index-mark-start text:id="IMark139945067657928" text:key1="annotation"/>embedded<text:alphabetical-index-mark-end text:id="IMark139945067657928"/></text:p>
      <text:p text:style-name="P2"><text:s text:c="5"/>* instance should have a null <text:alphabetical-index-mark-start text:id="IMark139945067657352" text:key1="annotation"/>value<text:alphabetical-index-mark-end text:id="IMark139945067657352"/>.</text:p>
      <text:p text:style-name="P2"><text:s text:c="5"/>* @return the null indicator <text:alphabetical-index-mark-start text:id="IMark139945067657928" text:key1="annotation"/>column<text:alphabetical-index-mark-end text:id="IMark139945067657928"/></text:p>
      <text:p text:style-name="P2"><text:s text:c="5"/>*/</text:p>
      <text:p text:style-name="P2"><text:s text:c="4"/>String nullIndicatorColumn() default ““;</text:p>
      <text:p text:style-name="P2"/>
      <text:p text:style-name="P2"><text:s text:c="4"/>/** Name of the member when this is <text:alphabetical-index-mark-start text:id="IMark139945067657928" text:key1="annotation"/>embedded<text:alphabetical-index-mark-end text:id="IMark139945067657928"/>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139945067657352" text:key1="annotation"/>embedded<text:alphabetical-index-mark-end text:id="IMark139945067657352"/> as member point1 in class Line that is <text:alphabetical-index-mark-start text:id="IMark139945067657928" text:key1="annotation"/>embedded<text:alphabetical-index-mark-end text:id="IMark139945067657928"/>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139945067657352" text:key1="annotation"/>FetchGroup<text:alphabetical-index-mark-end text:id="IMark139945067657352"/>.</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139945067657928" text:key1="annotation"/>cacheable<text:alphabetical-index-mark-end text:id="IMark139945067657928"/> in a Level2 cache.</text:p>
      <text:p text:style-name="P2"><text:soft-page-break/><text:s text:c="5"/>* @since 2.2</text:p>
      <text:p text:style-name="P2"><text:s text:c="5"/>*/</text:p>
      <text:p text:style-name="P2"><text:s text:c="4"/>String <text:alphabetical-index-mark-start text:id="IMark139945067657352" text:key1="annotation"/>cacheable<text:alphabetical-index-mark-end text:id="IMark139945067657352"/>() default “true”;</text:p>
      <text:p text:style-name="P2"/>
      <text:p text:style-name="P2"><text:s text:c="4"/>/** Vendor <text:alphabetical-index-mark-start text:id="IMark139945067657352" text:key1="annotation"/>extensions<text:alphabetical-index-mark-end text:id="IMark139945067657352"/> for this member. </text:p>
      <text:p text:style-name="P2"><text:s text:c="5"/>* @return the vendor <text:alphabetical-index-mark-start text:id="IMark139945067657928" text:key1="annotation"/>extensions<text:alphabetical-index-mark-end text:id="IMark139945067657928"/></text:p>
      <text:p text:style-name="P2"><text:s text:c="5"/>*/</text:p>
      <text:p text:style-name="P2"><text:s text:c="4"/><text:alphabetical-index-mark-start text:id="IMark139945067657928" text:key1="annotation"/>Extension<text:alphabetical-index-mark-end text:id="IMark139945067657928"/>[] <text:alphabetical-index-mark-start text:id="IMark139945067657352" text:key1="annotation"/>extensions<text:alphabetical-index-mark-end text:id="IMark139945067657352"/>() default {};</text:p>
      <text:p text:style-name="P2">}</text:p>
      <text:p text:style-name="P2"/>
      <text:h text:style-name="P25" text:outline-level="3"><text:alphabetical-index-mark-start text:id="IMark139945067657928" text:key1="annotation"/>PrimaryKey<text:alphabetical-index-mark-end text:id="IMark139945067657928"/> Annotation</text:h>
      <text:p text:style-name="P2">@Target({ElementType.TYPE, ElementType.FIELD, ElementType.METHOD}) </text:p>
      <text:p text:style-name="P2">@Retention(RetentionPolicy.RUNTIME)</text:p>
      <text:p text:style-name="P2">public @interface <text:alphabetical-index-mark-start text:id="IMark139945067657352" text:key1="annotation"/>PrimaryKey<text:alphabetical-index-mark-end text:id="IMark139945067657352"/></text:p>
      <text:p text:style-name="P2">{</text:p>
      <text:p text:style-name="P2"><text:s text:c="4"/>/**</text:p>
      <text:p text:style-name="P2"><text:s text:c="5"/>* Name of the primary <text:alphabetical-index-mark-start text:id="IMark139945067657928" text:key1="annotation"/>key<text:alphabetical-index-mark-end text:id="IMark139945067657928"/> constraint</text:p>
      <text:p text:style-name="P2"><text:s text:c="5"/>* @return the name of the primary <text:alphabetical-index-mark-start text:id="IMark139945067657352" text:key1="annotation"/>key<text:alphabetical-index-mark-end text:id="IMark139945067657352"/> constraint</text:p>
      <text:p text:style-name="P2"><text:s text:c="5"/>*/</text:p>
      <text:p text:style-name="P2"><text:s text:c="4"/>String name() default ““;</text:p>
      <text:p text:style-name="P2"/>
      <text:p text:style-name="P2"><text:s text:c="4"/>/**</text:p>
      <text:p text:style-name="P2"><text:s text:c="5"/>* Name of the <text:alphabetical-index-mark-start text:id="IMark139945067657928" text:key1="annotation"/>column<text:alphabetical-index-mark-end text:id="IMark139945067657928"/> to use for the primary <text:alphabetical-index-mark-start text:id="IMark139945067657352" text:key1="annotation"/>key<text:alphabetical-index-mark-end text:id="IMark139945067657352"/></text:p>
      <text:p text:style-name="P2"><text:s text:c="5"/>* @return the name of the <text:alphabetical-index-mark-start text:id="IMark139945067657928" text:key1="annotation"/>column<text:alphabetical-index-mark-end text:id="IMark139945067657928"/> to use for the primary <text:alphabetical-index-mark-start text:id="IMark139945067657352" text:key1="annotation"/>key<text:alphabetical-index-mark-end text:id="IMark139945067657352"/></text:p>
      <text:p text:style-name="P2"><text:s text:c="5"/>*/</text:p>
      <text:p text:style-name="P2"><text:s text:c="4"/>String <text:alphabetical-index-mark-start text:id="IMark139945067657352" text:key1="annotation"/>column<text:alphabetical-index-mark-end text:id="IMark139945067657352"/>() default ““;</text:p>
      <text:p text:style-name="P2"/>
      <text:p text:style-name="P2"><text:s text:c="4"/>/**</text:p>
      <text:p text:style-name="P2"><text:s text:c="5"/>* The <text:alphabetical-index-mark-start text:id="IMark139945067657928" text:key1="annotation"/>column<text:alphabetical-index-mark-end text:id="IMark139945067657928"/>(s) for the primary <text:alphabetical-index-mark-start text:id="IMark139945067657352" text:key1="annotation"/>key<text:alphabetical-index-mark-end text:id="IMark139945067657352"/></text:p>
      <text:p text:style-name="P2"><text:s text:c="5"/>* @return the <text:alphabetical-index-mark-start text:id="IMark139945067657928" text:key1="annotation"/>column<text:alphabetical-index-mark-end text:id="IMark139945067657928"/>(s) for the primary <text:alphabetical-index-mark-start text:id="IMark139945067657352" text:key1="annotation"/>key<text:alphabetical-index-mark-end text:id="IMark139945067657352"/></text:p>
      <text:p text:style-name="P2"><text:s text:c="5"/>*/</text:p>
      <text:p text:style-name="P2"><text:s text:c="4"/><text:alphabetical-index-mark-start text:id="IMark139945067657352" text:key1="annotation"/>Column<text:alphabetical-index-mark-end text:id="IMark139945067657352"/>[] <text:alphabetical-index-mark-start text:id="IMark139945067657928" text:key1="annotation"/>columns<text:alphabetical-index-mark-end text:id="IMark139945067657928"/>() default {};</text:p>
      <text:p text:style-name="P2"/>
      <text:p text:style-name="P2"><text:s text:c="4"/>/** Vendor <text:alphabetical-index-mark-start text:id="IMark139945067657928" text:key1="annotation"/>extensions<text:alphabetical-index-mark-end text:id="IMark139945067657928"/>.</text:p>
      <text:p text:style-name="P2"><text:s text:c="5"/>* @return the vendor <text:alphabetical-index-mark-start text:id="IMark139945067657352" text:key1="annotation"/>extensions<text:alphabetical-index-mark-end text:id="IMark139945067657352"/></text:p>
      <text:p text:style-name="P2"><text:s text:c="5"/>*/</text:p>
      <text:p text:style-name="P2"><text:s text:c="4"/><text:alphabetical-index-mark-start text:id="IMark139945067657352" text:key1="annotation"/>Extension<text:alphabetical-index-mark-end text:id="IMark139945067657352"/>[] <text:alphabetical-index-mark-start text:id="IMark139945067657928" text:key1="annotation"/>extensions<text:alphabetical-index-mark-end text:id="IMark139945067657928"/>() default {};</text:p>
      <text:p text:style-name="P2">}</text:p>
      <text:p text:style-name="P2"/>
      <text:h text:style-name="P25" text:outline-level="3"><text:alphabetical-index-mark-start text:id="IMark139945067657352" text:key1="annotation"/>Queries<text:alphabetical-index-mark-end text:id="IMark139945067657352"/> Annotation</text:h>
      <text:p text:style-name="P2">@Target(ElementType.TYPE) </text:p>
      <text:p text:style-name="P2">@Retention(RetentionPolicy.RUNTIME)</text:p>
      <text:p text:style-name="P2">public @interface <text:alphabetical-index-mark-start text:id="IMark139945067657928" text:key1="annotation"/>Queries<text:alphabetical-index-mark-end text:id="IMark139945067657928"/></text:p>
      <text:p text:style-name="P2">{</text:p>
      <text:p text:style-name="P2"><text:s text:c="4"/>/**</text:p>
      <text:p text:style-name="P2"><text:s text:c="5"/>* The named <text:alphabetical-index-mark-start text:id="IMark139945067657352" text:key1="annotation"/>queries<text:alphabetical-index-mark-end text:id="IMark139945067657352"/></text:p>
      <text:p text:style-name="P2"><text:s text:c="5"/>* @return The named <text:alphabetical-index-mark-start text:id="IMark139945067657928" text:key1="annotation"/>queries<text:alphabetical-index-mark-end text:id="IMark139945067657928"/></text:p>
      <text:p text:style-name="P2"><text:s text:c="5"/>*/</text:p>
      <text:p text:style-name="P2"><text:s text:c="4"/><text:alphabetical-index-mark-start text:id="IMark139945067657928" text:key1="annotation"/>Query<text:alphabetical-index-mark-end text:id="IMark139945067657928"/>[] <text:alphabetical-index-mark-start text:id="IMark139945067657352" text:key1="annotation"/>value<text:alphabetical-index-mark-end text:id="IMark139945067657352"/>();</text:p>
      <text:p text:style-name="P2">}</text:p>
      <text:p text:style-name="P2"/>
      <text:h text:style-name="P25" text:outline-level="3"><text:soft-page-break/><text:alphabetical-index-mark-start text:id="IMark139945067657928" text:key1="annotation"/>Query<text:alphabetical-index-mark-end text:id="IMark139945067657928"/> Annotation</text:h>
      <text:p text:style-name="P2">@Target(ElementType.TYPE) </text:p>
      <text:p text:style-name="P2">@Retention(RetentionPolicy.RUNTIME)</text:p>
      <text:p text:style-name="P2">@Repeatable(Queries.class)</text:p>
      <text:p text:style-name="P2">public @interface <text:alphabetical-index-mark-start text:id="IMark139945067657928" text:key1="annotation"/>Query<text:alphabetical-index-mark-end text:id="IMark139945067657928"/></text:p>
      <text:p text:style-name="P2">{</text:p>
      <text:p text:style-name="P2"><text:s text:c="4"/>/** Name of the <text:alphabetical-index-mark-start text:id="IMark139945067657928" text:key1="annotation"/>query<text:alphabetical-index-mark-end text:id="IMark139945067657928"/> (mandatory)</text:p>
      <text:p text:style-name="P2"><text:s text:c="5"/>* @return the name of the <text:alphabetical-index-mark-start text:id="IMark139945067657352" text:key1="annotation"/>query<text:alphabetical-index-mark-end text:id="IMark139945067657352"/></text:p>
      <text:p text:style-name="P2"><text:s text:c="5"/>*/</text:p>
      <text:p text:style-name="P2"><text:s text:c="4"/>String name();</text:p>
      <text:p text:style-name="P2"/>
      <text:p text:style-name="P2"><text:s text:c="4"/>/** The <text:alphabetical-index-mark-start text:id="IMark139945067657352" text:key1="annotation"/>query<text:alphabetical-index-mark-end text:id="IMark139945067657352"/> string (mandatory)</text:p>
      <text:p text:style-name="P2"><text:s text:c="5"/>* @return the <text:alphabetical-index-mark-start text:id="IMark139945067657928" text:key1="annotation"/>query<text:alphabetical-index-mark-end text:id="IMark139945067657928"/> string</text:p>
      <text:p text:style-name="P2"><text:s text:c="5"/>*/</text:p>
      <text:p text:style-name="P2"><text:s text:c="4"/>String <text:alphabetical-index-mark-start text:id="IMark139945067657928" text:key1="annotation"/>value<text:alphabetical-index-mark-end text:id="IMark139945067657928"/>();</text:p>
      <text:p text:style-name="P2"/>
      <text:p text:style-name="P2"><text:s text:c="4"/>/** The <text:alphabetical-index-mark-start text:id="IMark139945067657928" text:key1="annotation"/>query<text:alphabetical-index-mark-end text:id="IMark139945067657928"/> language</text:p>
      <text:p text:style-name="P2"><text:s text:c="5"/>* @return the <text:alphabetical-index-mark-start text:id="IMark139945067657352" text:key1="annotation"/>query<text:alphabetical-index-mark-end text:id="IMark139945067657352"/> language</text:p>
      <text:p text:style-name="P2"><text:s text:c="5"/>*/</text:p>
      <text:p text:style-name="P2"><text:s text:c="4"/>String language() default "JDOQL";</text:p>
      <text:p text:style-name="P2"/>
      <text:p text:style-name="P2"><text:s text:c="4"/>/** Whether the <text:alphabetical-index-mark-start text:id="IMark139945067657352" text:key1="annotation"/>query<text:alphabetical-index-mark-end text:id="IMark139945067657352"/> is unmodifiable.</text:p>
      <text:p text:style-name="P2"><text:s text:c="5"/>* @return whether the <text:alphabetical-index-mark-start text:id="IMark139945067657928" text:key1="annotation"/>query<text:alphabetical-index-mark-end text:id="IMark139945067657928"/> is unmodifiable</text:p>
      <text:p text:style-name="P2"><text:s text:c="5"/>*/</text:p>
      <text:p text:style-name="P2"><text:s text:c="4"/>String unmodifiable() default "";</text:p>
      <text:p text:style-name="P2"/>
      <text:p text:style-name="P2"><text:s text:c="4"/>/** Whether the <text:alphabetical-index-mark-start text:id="IMark139945067657928" text:key1="annotation"/>query<text:alphabetical-index-mark-end text:id="IMark139945067657928"/> returns a single <text:alphabetical-index-mark-start text:id="IMark139945067657352" text:key1="annotation"/>unique<text:alphabetical-index-mark-end text:id="IMark139945067657352"/> result.</text:p>
      <text:p text:style-name="P2"><text:s text:c="5"/>* @return whether the <text:alphabetical-index-mark-start text:id="IMark139945067657928" text:key1="annotation"/>query<text:alphabetical-index-mark-end text:id="IMark139945067657928"/> returns a single <text:alphabetical-index-mark-start text:id="IMark139945067657352" text:key1="annotation"/>unique<text:alphabetical-index-mark-end text:id="IMark139945067657352"/> result</text:p>
      <text:p text:style-name="P2"><text:s text:c="5"/>*/</text:p>
      <text:p text:style-name="P2"><text:s text:c="4"/>String <text:alphabetical-index-mark-start text:id="IMark139945067657352" text:key1="annotation"/>unique<text:alphabetical-index-mark-end text:id="IMark139945067657352"/>()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139945067657928" text:key1="annotation"/>query<text:alphabetical-index-mark-end text:id="IMark13994506765792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5" text:outline-level="3"><text:alphabetical-index-mark-start text:id="IMark139945067657352" text:key1="annotation"/>Sequence<text:alphabetical-index-mark-end text:id="IMark139945067657352"/> Annotation</text:h>
      <text:p text:style-name="P2">@Target(ElementType.TYPE) </text:p>
      <text:p text:style-name="P2">@Retention(RetentionPolicy.RUNTIME)</text:p>
      <text:p text:style-name="P2">public @interface <text:alphabetical-index-mark-start text:id="IMark139945067657928" text:key1="annotation"/>Sequence<text:alphabetical-index-mark-end text:id="IMark139945067657928"/></text:p>
      <text:p text:style-name="P2">{</text:p>
      <text:p text:style-name="P2"><text:s text:c="4"/>/** The symbolic name of the datastore <text:alphabetical-index-mark-start text:id="IMark139945067657928" text:key1="annotation"/>sequence<text:alphabetical-index-mark-end text:id="IMark139945067657928"/>. </text:p>
      <text:p text:style-name="P2"><text:s text:c="5"/>* @return the name of the <text:alphabetical-index-mark-start text:id="IMark139945067657352" text:key1="annotation"/>sequence<text:alphabetical-index-mark-end text:id="IMark139945067657352"/></text:p>
      <text:p text:style-name="P2"><text:soft-page-break/><text:s text:c="5"/>*/</text:p>
      <text:p text:style-name="P2"><text:s text:c="4"/>String name();</text:p>
      <text:p text:style-name="P2"/>
      <text:p text:style-name="P2"><text:s text:c="4"/>/** Strategy for the <text:alphabetical-index-mark-start text:id="IMark139945067657352" text:key1="annotation"/>sequence<text:alphabetical-index-mark-end text:id="IMark139945067657352"/>. </text:p>
      <text:p text:style-name="P2"><text:s text:c="5"/>* @return the strategy for the <text:alphabetical-index-mark-start text:id="IMark139945067657928" text:key1="annotation"/>sequence<text:alphabetical-index-mark-end text:id="IMark139945067657928"/></text:p>
      <text:p text:style-name="P2"><text:s text:c="5"/>*/</text:p>
      <text:p text:style-name="P2"><text:s text:c="4"/><text:alphabetical-index-mark-start text:id="IMark139945067657928" text:key1="enum"/>SequenceStrategy<text:alphabetical-index-mark-end text:id="IMark139945067657928"/> strategy();</text:p>
      <text:p text:style-name="P2"/>
      <text:p text:style-name="P2"><text:s text:c="4"/>/** Name of the <text:alphabetical-index-mark-start text:id="IMark139945067657928" text:key1="annotation"/>sequence<text:alphabetical-index-mark-end text:id="IMark139945067657928"/> in the datastore. </text:p>
      <text:p text:style-name="P2"><text:s text:c="5"/>* @return the name of the datastore <text:alphabetical-index-mark-start text:id="IMark139945067657352" text:key1="annotation"/>sequence<text:alphabetical-index-mark-end text:id="IMark139945067657352"/></text:p>
      <text:p text:style-name="P2"><text:s text:c="5"/>*/</text:p>
      <text:p text:style-name="P2"><text:s text:c="4"/>String datastoreSequence() default ““;</text:p>
      <text:p text:style-name="P2"/>
      <text:p text:style-name="P2"><text:s text:c="4"/>/** Name of a factory class for generating the <text:alphabetical-index-mark-start text:id="IMark139945067657352" text:key1="annotation"/>sequence<text:alphabetical-index-mark-end text:id="IMark139945067657352"/> values. </text:p>
      <text:p text:style-name="P2"><text:s text:c="5"/>* @return the name of the factory class for the <text:alphabetical-index-mark-start text:id="IMark139945067657928" text:key1="annotation"/>sequence<text:alphabetical-index-mark-end text:id="IMark139945067657928"/></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139945067657928" text:key1="annotation"/>extensions<text:alphabetical-index-mark-end text:id="IMark139945067657928"/> for this <text:alphabetical-index-mark-start text:id="IMark139945067657352" text:key1="annotation"/>sequence<text:alphabetical-index-mark-end text:id="IMark139945067657352"/>. </text:p>
      <text:p text:style-name="P2"><text:s text:c="5"/>* @return vendor <text:alphabetical-index-mark-start text:id="IMark139945067657928" text:key1="annotation"/>extensions<text:alphabetical-index-mark-end text:id="IMark139945067657928"/></text:p>
      <text:p text:style-name="P2"><text:s text:c="5"/>*/</text:p>
      <text:p text:style-name="P2"><text:s text:c="4"/><text:alphabetical-index-mark-start text:id="IMark139945067657928" text:key1="annotation"/>Extension<text:alphabetical-index-mark-end text:id="IMark139945067657928"/>[] <text:alphabetical-index-mark-start text:id="IMark139945067657352" text:key1="annotation"/>extensions<text:alphabetical-index-mark-end text:id="IMark139945067657352"/>() default {};</text:p>
      <text:p text:style-name="P2">}</text:p>
      <text:p text:style-name="P2"/>
      <text:h text:style-name="P25" text:outline-level="3"><text:alphabetical-index-mark-start text:id="IMark139945067657928" text:key1="enum"/>SequenceStrategy<text:alphabetical-index-mark-end text:id="IMark139945067657928"/> Enum</text:h>
      <text:p text:style-name="P2"/>
      <text:p text:style-name="P2">public enum <text:alphabetical-index-mark-start text:id="IMark139945067657928" text:key1="enum"/>SequenceStrategy<text:alphabetical-index-mark-end text:id="IMark139945067657928"/></text:p>
      <text:p text:style-name="P2">{</text:p>
      <text:p text:style-name="P2"><text:s text:c="4"/>NONTRANSACTIONAL,</text:p>
      <text:p text:style-name="P2"><text:s text:c="4"/>CONTIGUOUS,</text:p>
      <text:p text:style-name="P2"><text:s text:c="4"/>NONCONTIGUOUS</text:p>
      <text:p text:style-name="P2">}</text:p>
      <text:p text:style-name="P2"/>
      <text:h text:style-name="P25" text:outline-level="3"><text:alphabetical-index-mark-start text:id="IMark139945067657352" text:key1="annotation"/>Serialized<text:alphabetical-index-mark-end text:id="IMark139945067657352"/> Annotation</text:h>
      <text:p text:style-name="P31">@Target({<text:change-start text:change-id="ct112467792"/>ElementType.<text:span text:style-name="T4">ANNOTATION_TYPE</text:span>, <text:change-end text:change-id="ct112467792"/>ElementType.FIELD, ElementType.METHOD}) </text:p>
      <text:p text:style-name="P2">@Retention(RetentionPolicy.RUNTIME)</text:p>
      <text:p text:style-name="P2">public @interface <text:alphabetical-index-mark-start text:id="IMark139945067657928" text:key1="annotation"/>Serialized<text:alphabetical-index-mark-end text:id="IMark139945067657928"/></text:p>
      <text:p text:style-name="P2">{</text:p>
      <text:p text:style-name="P2">}</text:p>
      <text:p text:style-name="P2"><text:soft-page-break/></text:p>
      <text:h text:style-name="P25" text:outline-level="3"><text:alphabetical-index-mark-start text:id="IMark139945067657928" text:key1="annotation"/>Transactional<text:alphabetical-index-mark-end text:id="IMark139945067657928"/> Annotation</text:h>
      <text:p text:style-name="P31">@Target({<text:change-start text:change-id="ct111963792"/>ElementType.<text:span text:style-name="T4">ANNOTATION_TYPE</text:span>, <text:change-end text:change-id="ct111963792"/>ElementType.FIELD, ElementType.METHOD}) </text:p>
      <text:p text:style-name="P2">@Retention(RetentionPolicy.RUNTIME)</text:p>
      <text:p text:style-name="P2">public @interface <text:alphabetical-index-mark-start text:id="IMark139945067657352" text:key1="annotation"/>Transactional<text:alphabetical-index-mark-end text:id="IMark139945067657352"/></text:p>
      <text:p text:style-name="P2">{</text:p>
      <text:p text:style-name="P2">}</text:p>
      <text:p text:style-name="P2"/>
      <text:h text:style-name="P25" text:outline-level="3"><text:alphabetical-index-mark-start text:id="IMark139945067657352" text:key1="annotation"/>Unique<text:alphabetical-index-mark-end text:id="IMark139945067657352"/>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139945067657352" text:key1="annotation"/>Unique<text:alphabetical-index-mark-end text:id="IMark139945067657352"/></text:p>
      <text:p text:style-name="P2">{</text:p>
      <text:p text:style-name="P2"><text:s text:c="4"/>/** Name of the <text:alphabetical-index-mark-start text:id="IMark139945067657352" text:key1="annotation"/>unique<text:alphabetical-index-mark-end text:id="IMark139945067657352"/> constraint.</text:p>
      <text:p text:style-name="P2"><text:s text:c="5"/>* @return the name of the <text:alphabetical-index-mark-start text:id="IMark139945067657928" text:key1="annotation"/>unique<text:alphabetical-index-mark-end text:id="IMark139945067657928"/> constraint</text:p>
      <text:p text:style-name="P2"><text:s text:c="5"/>*/</text:p>
      <text:p text:style-name="P2"><text:s text:c="4"/>String name() default ““;</text:p>
      <text:p text:style-name="P2"/>
      <text:p text:style-name="P2"><text:s text:c="4"/>/** Table for the <text:alphabetical-index-mark-start text:id="IMark139945067657928" text:key1="annotation"/>unique<text:alphabetical-index-mark-end text:id="IMark139945067657928"/> constraint. This is needed iff annotating a type </text:p>
      <text:p text:style-name="P2"><text:s text:c="5"/>* where this <text:alphabetical-index-mark-start text:id="IMark139945067657352" text:key1="annotation"/>unique<text:alphabetical-index-mark-end text:id="IMark139945067657352"/> constraint is not for the primary table for </text:p>
      <text:p text:style-name="P2"><text:s text:c="5"/>* the <text:alphabetical-index-mark-start text:id="IMark139945067657928" text:key1="enum"/>persistent<text:alphabetical-index-mark-end text:id="IMark139945067657928"/> class or interface.</text:p>
      <text:p text:style-name="P2"><text:s text:c="5"/>* @return the table on which the <text:alphabetical-index-mark-start text:id="IMark139945067657352" text:key1="annotation"/>unique<text:alphabetical-index-mark-end text:id="IMark139945067657352"/> constraint is defined</text:p>
      <text:p text:style-name="P2"><text:s text:c="5"/>*/</text:p>
      <text:p text:style-name="P2"><text:s text:c="4"/>String table() default ““;</text:p>
      <text:p text:style-name="P2"/>
      <text:p text:style-name="P2"><text:s text:c="4"/>/** Whether this <text:alphabetical-index-mark-start text:id="IMark139945067657352" text:key1="annotation"/>unique<text:alphabetical-index-mark-end text:id="IMark139945067657352"/> constraint is deferred until commit.</text:p>
      <text:p text:style-name="P2"><text:s text:c="5"/>* @return whether this <text:alphabetical-index-mark-start text:id="IMark139945067657928" text:key1="annotation"/>unique<text:alphabetical-index-mark-end text:id="IMark13994506765792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139945067657928" text:key1="annotation"/>unique<text:alphabetical-index-mark-end text:id="IMark139945067657928"/> constraint.</text:p>
      <text:p text:style-name="P2"><text:s text:c="5"/>* @return member names that compose this <text:alphabetical-index-mark-start text:id="IMark139945067657352" text:key1="annotation"/>unique<text:alphabetical-index-mark-end text:id="IMark139945067657352"/> constraint</text:p>
      <text:p text:style-name="P2"><text:s text:c="5"/>*/</text:p>
      <text:p text:style-name="P2"><text:s text:c="4"/>String[] members() default {};</text:p>
      <text:p text:style-name="P2"/>
      <text:p text:style-name="P2"><text:s text:c="4"/>/** <text:alphabetical-index-mark-start text:id="IMark139945067657352" text:key1="annotation"/>Columns<text:alphabetical-index-mark-end text:id="IMark139945067657352"/> that compose this <text:alphabetical-index-mark-start text:id="IMark139945067657928" text:key1="annotation"/>unique<text:alphabetical-index-mark-end text:id="IMark139945067657928"/> constraint.</text:p>
      <text:p text:style-name="P2"><text:s text:c="5"/>* @return <text:alphabetical-index-mark-start text:id="IMark139945067657352" text:key1="annotation"/>columns<text:alphabetical-index-mark-end text:id="IMark139945067657352"/> that compose this <text:alphabetical-index-mark-start text:id="IMark139945067657928" text:key1="annotation"/>unique<text:alphabetical-index-mark-end text:id="IMark139945067657928"/> constraint</text:p>
      <text:p text:style-name="P2"><text:s text:c="5"/>*/</text:p>
      <text:p text:style-name="P2"><text:s text:c="4"/><text:alphabetical-index-mark-start text:id="IMark139945067657928" text:key1="annotation"/>Column<text:alphabetical-index-mark-end text:id="IMark139945067657928"/>[] <text:alphabetical-index-mark-start text:id="IMark139945067657352" text:key1="annotation"/>columns<text:alphabetical-index-mark-end text:id="IMark139945067657352"/>() default {};</text:p>
      <text:p text:style-name="P2"/>
      <text:p text:style-name="P2"><text:s text:c="4"/>/** Vendor <text:alphabetical-index-mark-start text:id="IMark139945067657352" text:key1="annotation"/>extensions<text:alphabetical-index-mark-end text:id="IMark139945067657352"/>.</text:p>
      <text:p text:style-name="P2"><text:s text:c="5"/>* @return the vendor <text:alphabetical-index-mark-start text:id="IMark139945067657928" text:key1="annotation"/>extensions<text:alphabetical-index-mark-end text:id="IMark139945067657928"/></text:p>
      <text:p text:style-name="P2"><text:s text:c="5"/>*/</text:p>
      <text:p text:style-name="P2"><text:s text:c="4"/><text:alphabetical-index-mark-start text:id="IMark139945067657928" text:key1="annotation"/>Extension<text:alphabetical-index-mark-end text:id="IMark139945067657928"/>[] <text:alphabetical-index-mark-start text:id="IMark139945067657352" text:key1="annotation"/>extensions<text:alphabetical-index-mark-end text:id="IMark139945067657352"/>() default {};</text:p>
      <text:p text:style-name="P2">}</text:p>
      <text:p text:style-name="P2"/>
      <text:h text:style-name="P25" text:outline-level="3"><text:alphabetical-index-mark-start text:id="IMark139945067657928" text:key1="annotation"/>Uniques<text:alphabetical-index-mark-end text:id="IMark139945067657928"/> Annotation</text:h>
      <text:p text:style-name="P2">@Target(ElementType.TYPE) </text:p>
      <text:p text:style-name="P2">@Retention(RetentionPolicy.RUNTIME)</text:p>
      <text:p text:style-name="P2">public @interface <text:alphabetical-index-mark-start text:id="IMark139945067657352" text:key1="annotation"/>Uniques<text:alphabetical-index-mark-end text:id="IMark139945067657352"/></text:p>
      <text:p text:style-name="P2">{</text:p>
      <text:p text:style-name="P2"><text:soft-page-break/><text:s text:c="4"/>/**</text:p>
      <text:p text:style-name="P2"><text:s text:c="5"/>* The <text:alphabetical-index-mark-start text:id="IMark139945067657928" text:key1="annotation"/>unique<text:alphabetical-index-mark-end text:id="IMark139945067657928"/> constraints.</text:p>
      <text:p text:style-name="P2"><text:s text:c="5"/>* @return The <text:alphabetical-index-mark-start text:id="IMark139945067657352" text:key1="annotation"/>unique<text:alphabetical-index-mark-end text:id="IMark139945067657352"/> constraints</text:p>
      <text:p text:style-name="P2"><text:s text:c="5"/>*/</text:p>
      <text:p text:style-name="P2"><text:s text:c="4"/><text:alphabetical-index-mark-start text:id="IMark139945067657352" text:key1="annotation"/>Unique<text:alphabetical-index-mark-end text:id="IMark139945067657352"/>[] <text:alphabetical-index-mark-start text:id="IMark139945067657928" text:key1="annotation"/>value<text:alphabetical-index-mark-end text:id="IMark139945067657928"/>();</text:p>
      <text:p text:style-name="P2">}</text:p>
      <text:p text:style-name="P2"/>
      <text:h text:style-name="P25" text:outline-level="3"><text:alphabetical-index-mark-start text:id="IMark139945067657352" text:key1="annotation"/>Value<text:alphabetical-index-mark-end text:id="IMark139945067657352"/> Annotation</text:h>
      <text:p text:style-name="P31">@Target({<text:change-start text:change-id="ct110459296"/>ElementType.<text:span text:style-name="T4">ANNOTATION_TYPE</text:span>, <text:change-end text:change-id="ct110459296"/>ElementType.FIELD, ElementType.METHOD}) </text:p>
      <text:p text:style-name="P2">@Retention(RetentionPolicy.RUNTIME)</text:p>
      <text:p text:style-name="P2">public @interface <text:alphabetical-index-mark-start text:id="IMark139945067657928" text:key1="annotation"/>Value<text:alphabetical-index-mark-end text:id="IMark139945067657928"/></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139945067657352" text:key1="annotation"/>value<text:alphabetical-index-mark-end text:id="IMark139945067657352"/> <text:s/>is to be stored <text:alphabetical-index-mark-start text:id="IMark139945067657928" text:key1="annotation"/>serialized<text:alphabetical-index-mark-end text:id="IMark139945067657928"/> (into a single <text:alphabetical-index-mark-start text:id="IMark139945067657736" text:key1="annotation"/>column<text:alphabetical-index-mark-end text:id="IMark139945067657736"/> of a</text:p>
      <text:p text:style-name="P2"><text:s text:c="5"/>* <text:alphabetical-index-mark-start text:id="IMark139945067657928" text:key1="annotation"/>join<text:alphabetical-index-mark-end text:id="IMark139945067657928"/> table).</text:p>
      <text:p text:style-name="P2"><text:s text:c="5"/>* @return Whether the <text:alphabetical-index-mark-start text:id="IMark139945067657736" text:key1="annotation"/>value<text:alphabetical-index-mark-end text:id="IMark139945067657736"/> is to be stored <text:alphabetical-index-mark-start text:id="IMark139945067657928" text:key1="annotation"/>serialized<text:alphabetical-index-mark-end text:id="IMark139945067657928"/> (into a <text:alphabetical-index-mark-start text:id="IMark139945067657352" text:key1="annotation"/>join<text:alphabetical-index-mark-end text:id="IMark139945067657352"/> table)</text:p>
      <text:p text:style-name="P2"><text:s text:c="5"/>*/</text:p>
      <text:p text:style-name="P2"><text:s text:c="4"/>String <text:alphabetical-index-mark-start text:id="IMark139945067657352" text:key1="annotation"/>serialized<text:alphabetical-index-mark-end text:id="IMark139945067657352"/>() default ““;</text:p>
      <text:p text:style-name="P2"/>
      <text:p text:style-name="P2"><text:s text:c="4"/>/** Whether this <text:alphabetical-index-mark-start text:id="IMark139945067657352" text:key1="annotation"/>value<text:alphabetical-index-mark-end text:id="IMark139945067657352"/> is <text:alphabetical-index-mark-start text:id="IMark139945067657928" text:key1="annotation"/>embedded<text:alphabetical-index-mark-end text:id="IMark139945067657928"/>. </text:p>
      <text:p text:style-name="P2"><text:s text:c="5"/>* @return whether this <text:alphabetical-index-mark-start text:id="IMark139945067657352" text:key1="annotation"/>value<text:alphabetical-index-mark-end text:id="IMark139945067657352"/> is <text:alphabetical-index-mark-start text:id="IMark139945067657928" text:key1="annotation"/>embedded<text:alphabetical-index-mark-end text:id="IMark139945067657928"/></text:p>
      <text:p text:style-name="P2"><text:s text:c="5"/>*/</text:p>
      <text:p text:style-name="P2"><text:s text:c="4"/>String <text:alphabetical-index-mark-start text:id="IMark139945067657928" text:key1="annotation"/>embedded<text:alphabetical-index-mark-end text:id="IMark139945067657928"/>() default ““;</text:p>
      <text:p text:style-name="P2"/>
      <text:p text:style-name="P2"><text:s text:c="4"/>/**</text:p>
      <text:p text:style-name="P2"><text:s text:c="5"/>* The <text:alphabetical-index-mark-start text:id="IMark139945067657352" text:key1="annotation"/>embedded<text:alphabetical-index-mark-end text:id="IMark139945067657352"/> mapping for the <text:alphabetical-index-mark-start text:id="IMark139945067657928" text:key1="annotation"/>value<text:alphabetical-index-mark-end text:id="IMark139945067657928"/>.</text:p>
      <text:p text:style-name="P2"><text:s text:c="5"/>* @return the <text:alphabetical-index-mark-start text:id="IMark139945067657352" text:key1="annotation"/>embedded<text:alphabetical-index-mark-end text:id="IMark139945067657352"/> mapping for the <text:alphabetical-index-mark-start text:id="IMark139945067657928" text:key1="annotation"/>value<text:alphabetical-index-mark-end text:id="IMark139945067657928"/></text:p>
      <text:p text:style-name="P2"><text:s text:c="5"/>*/</text:p>
      <text:p text:style-name="P2"><text:s text:c="4"/><text:alphabetical-index-mark-start text:id="IMark139945067657928" text:key1="annotation"/>Embedded<text:alphabetical-index-mark-end text:id="IMark139945067657928"/>[] embeddedMapping() default {};</text:p>
      <text:p text:style-name="P2"/>
      <text:p text:style-name="P2"><text:s text:c="4"/>/**</text:p>
      <text:p text:style-name="P2"><text:s text:c="5"/>* Whether the <text:alphabetical-index-mark-start text:id="IMark139945067657352" text:key1="annotation"/>value<text:alphabetical-index-mark-end text:id="IMark139945067657352"/> is dependent on the owner (and will be deleted </text:p>
      <text:p text:style-name="P2"><text:s text:c="5"/>* when the owner is deleted).</text:p>
      <text:p text:style-name="P2"><text:s text:c="5"/>* @return whether the <text:alphabetical-index-mark-start text:id="IMark139945067657352" text:key1="annotation"/>value<text:alphabetical-index-mark-end text:id="IMark139945067657352"/>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39945067657928" text:key1="annotation"/>value<text:alphabetical-index-mark-end text:id="IMark139945067657928"/>.</text:p>
      <text:p text:style-name="P2"><text:s text:c="5"/>* @return the name of the table for the <text:alphabetical-index-mark-start text:id="IMark139945067657352" text:key1="annotation"/>value<text:alphabetical-index-mark-end text:id="IMark139945067657352"/></text:p>
      <text:p text:style-name="P2"><text:s text:c="5"/>*/</text:p>
      <text:p text:style-name="P2"><text:s text:c="4"/>String table() default ““;</text:p>
      <text:p text:style-name="P2"/>
      <text:p text:style-name="P2"><text:s text:c="4"/>/**</text:p>
      <text:p text:style-name="P2"><text:s text:c="5"/>* Name of the <text:alphabetical-index-mark-start text:id="IMark139945067657928" text:key1="annotation"/>column<text:alphabetical-index-mark-end text:id="IMark139945067657928"/> to store the <text:alphabetical-index-mark-start text:id="IMark139945067657352" text:key1="annotation"/>value<text:alphabetical-index-mark-end text:id="IMark139945067657352"/> in.</text:p>
      <text:p text:style-name="P2"><text:s text:c="5"/>* @return the name of the <text:alphabetical-index-mark-start text:id="IMark139945067657928" text:key1="annotation"/>column<text:alphabetical-index-mark-end text:id="IMark139945067657928"/> to store the <text:alphabetical-index-mark-start text:id="IMark139945067657352" text:key1="annotation"/>value<text:alphabetical-index-mark-end text:id="IMark139945067657352"/> in</text:p>
      <text:p text:style-name="P2"><text:soft-page-break/><text:s text:c="5"/>*/</text:p>
      <text:p text:style-name="P2"><text:s text:c="4"/>String <text:alphabetical-index-mark-start text:id="IMark139945067657352" text:key1="annotation"/>column<text:alphabetical-index-mark-end text:id="IMark139945067657352"/>() default ““;</text:p>
      <text:p text:style-name="P2"/>
      <text:p text:style-name="P2"><text:s text:c="4"/>/**</text:p>
      <text:p text:style-name="P2"><text:s text:c="5"/>* Delete action to apply to any foreign <text:alphabetical-index-mark-start text:id="IMark139945067657928" text:key1="annotation"/>key<text:alphabetical-index-mark-end text:id="IMark139945067657928"/> for the <text:alphabetical-index-mark-start text:id="IMark139945067657352" text:key1="annotation"/>value<text:alphabetical-index-mark-end text:id="IMark139945067657352"/>.</text:p>
      <text:p text:style-name="P2"><text:s text:c="5"/>* @return delete action to apply to any foreign <text:alphabetical-index-mark-start text:id="IMark139945067657928" text:key1="annotation"/>key<text:alphabetical-index-mark-end text:id="IMark139945067657928"/> for the <text:alphabetical-index-mark-start text:id="IMark139945067657352" text:key1="annotation"/>value<text:alphabetical-index-mark-end text:id="IMark139945067657352"/></text:p>
      <text:p text:style-name="P2"><text:s text:c="5"/>*/</text:p>
      <text:p text:style-name="P2"><text:s text:c="4"/><text:alphabetical-index-mark-start text:id="IMark139945067657352" text:key1="annotation"/>ForeignKeyAction<text:alphabetical-index-mark-end text:id="IMark139945067657352"/> deleteAction() default <text:alphabetical-index-mark-start text:id="IMark139945067657928" text:key1="annotation"/>ForeignKeyAction<text:alphabetical-index-mark-end text:id="IMark139945067657928"/>.UNSPECIFIED;</text:p>
      <text:p text:style-name="P2"/>
      <text:p text:style-name="P2"><text:s text:c="4"/>/**</text:p>
      <text:p text:style-name="P2"><text:s text:c="5"/>* Update action to apply to any foreign <text:alphabetical-index-mark-start text:id="IMark139945067657352" text:key1="annotation"/>key<text:alphabetical-index-mark-end text:id="IMark139945067657352"/> for the <text:alphabetical-index-mark-start text:id="IMark139945067657928" text:key1="annotation"/>value<text:alphabetical-index-mark-end text:id="IMark139945067657928"/>.</text:p>
      <text:p text:style-name="P2"><text:s text:c="5"/>* @return update action to apply to any foreign <text:alphabetical-index-mark-start text:id="IMark139945067657352" text:key1="annotation"/>key<text:alphabetical-index-mark-end text:id="IMark139945067657352"/> for the <text:alphabetical-index-mark-start text:id="IMark139945067657928" text:key1="annotation"/>value<text:alphabetical-index-mark-end text:id="IMark139945067657928"/></text:p>
      <text:p text:style-name="P2"><text:s text:c="5"/>*/</text:p>
      <text:p text:style-name="P2"><text:s text:c="4"/><text:alphabetical-index-mark-start text:id="IMark139945067657928" text:key1="annotation"/>ForeignKeyAction<text:alphabetical-index-mark-end text:id="IMark139945067657928"/> updateAction() default <text:alphabetical-index-mark-start text:id="IMark139945067657352" text:key1="annotation"/>ForeignKeyAction<text:alphabetical-index-mark-end text:id="IMark139945067657352"/>.UNSPECIFIED;</text:p>
      <text:p text:style-name="P2"/>
      <text:p text:style-name="P2"><text:s text:c="4"/>/**</text:p>
      <text:p text:style-name="P2"><text:s text:c="5"/>* Whether the <text:alphabetical-index-mark-start text:id="IMark139945067657928" text:key1="annotation"/>value<text:alphabetical-index-mark-end text:id="IMark139945067657928"/> <text:alphabetical-index-mark-start text:id="IMark139945067657352" text:key1="annotation"/>column<text:alphabetical-index-mark-end text:id="IMark139945067657352"/>(s) should be indexed.</text:p>
      <text:p text:style-name="P2"><text:s text:c="5"/>* @return whether the <text:alphabetical-index-mark-start text:id="IMark139945067657928" text:key1="annotation"/>value<text:alphabetical-index-mark-end text:id="IMark139945067657928"/> <text:alphabetical-index-mark-start text:id="IMark139945067657352" text:key1="annotation"/>column<text:alphabetical-index-mark-end text:id="IMark139945067657352"/>(s) should be indexed.</text:p>
      <text:p text:style-name="P2"><text:s text:c="5"/>*/</text:p>
      <text:p text:style-name="P2"><text:s text:c="4"/>String indexed() default ““;</text:p>
      <text:p text:style-name="P2"/>
      <text:p text:style-name="P2"><text:s text:c="4"/>/** The name of the <text:alphabetical-index-mark-start text:id="IMark139945067657352" text:key1="annotation"/>index<text:alphabetical-index-mark-end text:id="IMark139945067657352"/> to generate. </text:p>
      <text:p text:style-name="P2"><text:s text:c="5"/>* @return the name of the <text:alphabetical-index-mark-start text:id="IMark139945067657928" text:key1="annotation"/>index<text:alphabetical-index-mark-end text:id="IMark139945067657928"/></text:p>
      <text:p text:style-name="P2"><text:s text:c="5"/>*/</text:p>
      <text:p text:style-name="P2"><text:s text:c="4"/>String <text:alphabetical-index-mark-start text:id="IMark139945067657928" text:key1="annotation"/>index<text:alphabetical-index-mark-end text:id="IMark139945067657928"/>() default ““;</text:p>
      <text:p text:style-name="P2"/>
      <text:p text:style-name="P2"><text:s text:c="4"/>/**</text:p>
      <text:p text:style-name="P2"><text:s text:c="5"/>* Whether the <text:alphabetical-index-mark-start text:id="IMark139945067657352" text:key1="annotation"/>element<text:alphabetical-index-mark-end text:id="IMark139945067657352"/> <text:alphabetical-index-mark-start text:id="IMark139945067657928" text:key1="annotation"/>column<text:alphabetical-index-mark-end text:id="IMark139945067657928"/>(s) contents should be considered <text:alphabetical-index-mark-start text:id="IMark139945067657736" text:key1="annotation"/>unique<text:alphabetical-index-mark-end text:id="IMark139945067657736"/></text:p>
      <text:p text:style-name="P2"><text:s text:c="5"/>* @return whether the <text:alphabetical-index-mark-start text:id="IMark139945067657928" text:key1="annotation"/>element<text:alphabetical-index-mark-end text:id="IMark139945067657928"/> <text:alphabetical-index-mark-start text:id="IMark139945067657736" text:key1="annotation"/>column<text:alphabetical-index-mark-end text:id="IMark139945067657736"/>(s) contents should be considered <text:alphabetical-index-mark-start text:id="IMark139945067657352" text:key1="annotation"/>unique<text:alphabetical-index-mark-end text:id="IMark139945067657352"/></text:p>
      <text:p text:style-name="P2"><text:s text:c="5"/>*/</text:p>
      <text:p text:style-name="P2"><text:s text:c="4"/>String <text:alphabetical-index-mark-start text:id="IMark139945067657352" text:key1="annotation"/>unique<text:alphabetical-index-mark-end text:id="IMark139945067657352"/>() default ““;</text:p>
      <text:p text:style-name="P2"/>
      <text:p text:style-name="P2"><text:s text:c="4"/>/**</text:p>
      <text:p text:style-name="P2"><text:s text:c="5"/>* The name of the <text:alphabetical-index-mark-start text:id="IMark139945067657736" text:key1="annotation"/>unique<text:alphabetical-index-mark-end text:id="IMark139945067657736"/> <text:alphabetical-index-mark-start text:id="IMark139945067657352" text:key1="annotation"/>key<text:alphabetical-index-mark-end text:id="IMark139945067657352"/> constraint to generate.</text:p>
      <text:p text:style-name="P2"><text:s text:c="5"/>* @return the name of the <text:alphabetical-index-mark-start text:id="IMark139945067657736" text:key1="annotation"/>unique<text:alphabetical-index-mark-end text:id="IMark139945067657736"/> <text:alphabetical-index-mark-start text:id="IMark139945067657352" text:key1="annotation"/>key<text:alphabetical-index-mark-end text:id="IMark139945067657352"/>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139945067657736" text:key1="annotation"/>key<text:alphabetical-index-mark-end text:id="IMark139945067657736"/> class where this <text:alphabetical-index-mark-start text:id="IMark139945067657352" text:key1="annotation"/>value<text:alphabetical-index-mark-end text:id="IMark139945067657352"/> is stored.</text:p>
      <text:p text:style-name="P2"><text:s text:c="5"/>* @return the name of a member in the <text:alphabetical-index-mark-start text:id="IMark139945067657736" text:key1="annotation"/>key<text:alphabetical-index-mark-end text:id="IMark139945067657736"/> class where this <text:alphabetical-index-mark-start text:id="IMark139945067657352" text:key1="annotation"/>value<text:alphabetical-index-mark-end text:id="IMark139945067657352"/> is stored</text:p>
      <text:p text:style-name="P2"><text:s text:c="5"/>*/</text:p>
      <text:p text:style-name="P2"><text:s text:c="4"/>String mappedBy() default ““;</text:p>
      <text:p text:style-name="P2"/>
      <text:p text:style-name="P2"><text:s text:c="4"/>/**</text:p>
      <text:p text:style-name="P2"><text:s text:c="5"/>* The <text:alphabetical-index-mark-start text:id="IMark139945067657736" text:key1="annotation"/>column<text:alphabetical-index-mark-end text:id="IMark139945067657736"/>(s) for the <text:alphabetical-index-mark-start text:id="IMark139945067657352" text:key1="annotation"/>value<text:alphabetical-index-mark-end text:id="IMark139945067657352"/>.</text:p>
      <text:p text:style-name="P2"><text:s text:c="5"/>* @return the <text:alphabetical-index-mark-start text:id="IMark139945067657736" text:key1="annotation"/>column<text:alphabetical-index-mark-end text:id="IMark139945067657736"/>(s) for the <text:alphabetical-index-mark-start text:id="IMark139945067657352" text:key1="annotation"/>value<text:alphabetical-index-mark-end text:id="IMark139945067657352"/></text:p>
      <text:p text:style-name="P2"><text:s text:c="5"/>*/</text:p>
      <text:p text:style-name="P2"><text:s text:c="4"/><text:alphabetical-index-mark-start text:id="IMark139945067657352" text:key1="annotation"/>Column<text:alphabetical-index-mark-end text:id="IMark139945067657352"/>[] <text:alphabetical-index-mark-start text:id="IMark139945067657736" text:key1="annotation"/>columns<text:alphabetical-index-mark-end text:id="IMark139945067657736"/>() default {};</text:p>
      <text:p text:style-name="P2"/>
      <text:p text:style-name="P2"><text:s text:c="4"/>/** Generate or assume a foreign <text:alphabetical-index-mark-start text:id="IMark139945067657736" text:key1="annotation"/>key<text:alphabetical-index-mark-end text:id="IMark139945067657736"/> constraint exists on the <text:alphabetical-index-mark-start text:id="IMark139945067657352" text:key1="annotation"/>column<text:alphabetical-index-mark-end text:id="IMark139945067657352"/></text:p>
      <text:p text:style-name="P2"><text:s text:c="5"/>* or <text:alphabetical-index-mark-start text:id="IMark139945067657736" text:key1="annotation"/>columns<text:alphabetical-index-mark-end text:id="IMark139945067657736"/> associated with this <text:alphabetical-index-mark-start text:id="IMark139945067657352" text:key1="annotation"/>join<text:alphabetical-index-mark-end text:id="IMark139945067657352"/>. Specify “true” or “false”.</text:p>
      <text:p text:style-name="P2"><text:s text:c="5"/>* @return whether to generate or assume a foreign <text:alphabetical-index-mark-start text:id="IMark139945067657736" text:key1="annotation"/>key<text:alphabetical-index-mark-end text:id="IMark139945067657736"/> constraint</text:p>
      <text:p text:style-name="P2"><text:s text:c="5"/>*/</text:p>
      <text:p text:style-name="P2"><text:s text:c="4"/>String generateForeignKey() default ““;</text:p>
      <text:p text:style-name="P2"/>
      <text:p text:style-name="P2"><text:soft-page-break/><text:s text:c="4"/>/** Name for a generated foreign <text:alphabetical-index-mark-start text:id="IMark139945067657736" text:key1="annotation"/>key<text:alphabetical-index-mark-end text:id="IMark139945067657736"/> constraint.</text:p>
      <text:p text:style-name="P2"><text:s text:c="5"/>* @return the name of the generated foreign <text:alphabetical-index-mark-start text:id="IMark139945067657352" text:key1="annotation"/>key<text:alphabetical-index-mark-end text:id="IMark139945067657352"/> constraint</text:p>
      <text:p text:style-name="P2"><text:s text:c="5"/>*/</text:p>
      <text:p text:style-name="P2"><text:s text:c="4"/>String <text:alphabetical-index-mark-start text:id="IMark139945067657352" text:key1="annotation"/>foreignKey<text:alphabetical-index-mark-end text:id="IMark139945067657352"/>() default ““;</text:p>
      <text:p text:style-name="P2"/>
      <text:p text:style-name="P2"><text:s text:c="4"/>/** Vendor <text:alphabetical-index-mark-start text:id="IMark139945067657352" text:key1="annotation"/>extensions<text:alphabetical-index-mark-end text:id="IMark139945067657352"/>.</text:p>
      <text:p text:style-name="P2"><text:s text:c="5"/>* @return the vendor <text:alphabetical-index-mark-start text:id="IMark139945067657736" text:key1="annotation"/>extensions<text:alphabetical-index-mark-end text:id="IMark139945067657736"/></text:p>
      <text:p text:style-name="P2"><text:s text:c="5"/>*/</text:p>
      <text:p text:style-name="P2"><text:s text:c="4"/><text:alphabetical-index-mark-start text:id="IMark139945067657736" text:key1="annotation"/>Extension<text:alphabetical-index-mark-end text:id="IMark139945067657736"/>[] <text:alphabetical-index-mark-start text:id="IMark139945067657352" text:key1="annotation"/>extensions<text:alphabetical-index-mark-end text:id="IMark139945067657352"/>() default {};</text:p>
      <text:p text:style-name="P2">}</text:p>
      <text:p text:style-name="P2"/>
      <text:h text:style-name="P25" text:outline-level="3"><text:alphabetical-index-mark-start text:id="IMark139945067657736" text:key1="annotation"/>Version<text:alphabetical-index-mark-end text:id="IMark139945067657736"/> Annotation</text:h>
      <text:p text:style-name="P2">@Target(ElementType.TYPE) </text:p>
      <text:p text:style-name="P2">@Retention(RetentionPolicy.RUNTIME)</text:p>
      <text:p text:style-name="P2">public @interface <text:alphabetical-index-mark-start text:id="IMark139945067657352" text:key1="annotation"/>Version<text:alphabetical-index-mark-end text:id="IMark139945067657352"/></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139945067657352" text:key1="enum"/>VersionStrategy<text:alphabetical-index-mark-end text:id="IMark139945067657352"/> strategy() default <text:alphabetical-index-mark-start text:id="IMark139945067657736" text:key1="enum"/>VersionStrategy<text:alphabetical-index-mark-end text:id="IMark139945067657736"/>.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139945067657736" text:key1="annotation"/>column<text:alphabetical-index-mark-end text:id="IMark139945067657736"/> for the <text:alphabetical-index-mark-start text:id="IMark139945067657352" text:key1="annotation"/>version<text:alphabetical-index-mark-end text:id="IMark139945067657352"/>.</text:p>
      <text:p text:style-name="P2"><text:s text:c="5"/>* @return the name of the <text:alphabetical-index-mark-start text:id="IMark139945067657736" text:key1="annotation"/>column<text:alphabetical-index-mark-end text:id="IMark139945067657736"/> for the <text:alphabetical-index-mark-start text:id="IMark139945067657352" text:key1="annotation"/>version<text:alphabetical-index-mark-end text:id="IMark139945067657352"/></text:p>
      <text:p text:style-name="P2"><text:s text:c="5"/>*/</text:p>
      <text:p text:style-name="P2"><text:s text:c="4"/>String <text:alphabetical-index-mark-start text:id="IMark139945067657352" text:key1="annotation"/>column<text:alphabetical-index-mark-end text:id="IMark139945067657352"/>() default ““;</text:p>
      <text:p text:style-name="P2"/>
      <text:p text:style-name="P2"><text:s text:c="4"/>/**</text:p>
      <text:p text:style-name="P2"><text:s text:c="5"/>* Whether the <text:alphabetical-index-mark-start text:id="IMark139945067657736" text:key1="annotation"/>version<text:alphabetical-index-mark-end text:id="IMark139945067657736"/> <text:alphabetical-index-mark-start text:id="IMark139945067657352" text:key1="annotation"/>column<text:alphabetical-index-mark-end text:id="IMark139945067657352"/>(s) is(are) indexed.</text:p>
      <text:p text:style-name="P2"><text:s text:c="5"/>* @return whether the <text:alphabetical-index-mark-start text:id="IMark139945067657736" text:key1="annotation"/>version<text:alphabetical-index-mark-end text:id="IMark139945067657736"/> <text:alphabetical-index-mark-start text:id="IMark139945067657352" text:key1="annotation"/>column<text:alphabetical-index-mark-end text:id="IMark139945067657352"/>(s) is(are) indexed</text:p>
      <text:p text:style-name="P2"><text:s text:c="5"/>*/</text:p>
      <text:p text:style-name="P2"><text:s text:c="4"/>String indexed() default ““;</text:p>
      <text:p text:style-name="P2"/>
      <text:p text:style-name="P2"><text:s text:c="4"/>/**</text:p>
      <text:p text:style-name="P2"><text:s text:c="5"/>* The <text:alphabetical-index-mark-start text:id="IMark139945067657736" text:key1="annotation"/>column<text:alphabetical-index-mark-end text:id="IMark139945067657736"/>(s) making up the <text:alphabetical-index-mark-start text:id="IMark139945067657352" text:key1="annotation"/>version<text:alphabetical-index-mark-end text:id="IMark139945067657352"/>.</text:p>
      <text:p text:style-name="P2"><text:s text:c="5"/>* @return the <text:alphabetical-index-mark-start text:id="IMark139945067657736" text:key1="annotation"/>column<text:alphabetical-index-mark-end text:id="IMark139945067657736"/>(s) making up the <text:alphabetical-index-mark-start text:id="IMark139945067657352" text:key1="annotation"/>version<text:alphabetical-index-mark-end text:id="IMark139945067657352"/></text:p>
      <text:p text:style-name="P2"><text:s text:c="5"/>*/</text:p>
      <text:p text:style-name="P2"><text:s text:c="4"/><text:alphabetical-index-mark-start text:id="IMark139945067657352" text:key1="annotation"/>Column<text:alphabetical-index-mark-end text:id="IMark139945067657352"/>[] <text:alphabetical-index-mark-start text:id="IMark139945067657736" text:key1="annotation"/>columns<text:alphabetical-index-mark-end text:id="IMark139945067657736"/>() default {};</text:p>
      <text:p text:style-name="P2"/>
      <text:p text:style-name="P2"><text:s text:c="4"/>/** Vendor <text:alphabetical-index-mark-start text:id="IMark139945067657736" text:key1="annotation"/>extensions<text:alphabetical-index-mark-end text:id="IMark139945067657736"/>. </text:p>
      <text:p text:style-name="P2"><text:s text:c="5"/>* @return the vendor <text:alphabetical-index-mark-start text:id="IMark139945067657352" text:key1="annotation"/>extensions<text:alphabetical-index-mark-end text:id="IMark139945067657352"/></text:p>
      <text:p text:style-name="P2"><text:s text:c="5"/>*/</text:p>
      <text:p text:style-name="P2"><text:s text:c="4"/><text:alphabetical-index-mark-start text:id="IMark139945067657352" text:key1="annotation"/>Extension<text:alphabetical-index-mark-end text:id="IMark139945067657352"/>[] <text:alphabetical-index-mark-start text:id="IMark139945067657736" text:key1="annotation"/>extensions<text:alphabetical-index-mark-end text:id="IMark139945067657736"/>() default {};</text:p>
      <text:p text:style-name="P2">}</text:p>
      <text:p text:style-name="P2"/>
      <text:h text:style-name="P25" text:outline-level="3"><text:soft-page-break/><text:alphabetical-index-mark-start text:id="IMark139945067657352" text:key1="enum"/>VersionStrategy<text:alphabetical-index-mark-end text:id="IMark139945067657352"/> Enum</text:h>
      <text:p text:style-name="P2"/>
      <text:p text:style-name="P2">public enum <text:alphabetical-index-mark-start text:id="IMark139945067657352" text:key1="enum"/>VersionStrategy<text:alphabetical-index-mark-end text:id="IMark139945067657352"/></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139945067657352" text:key1="annotation"/>VERSION<text:alphabetical-index-mark-end text:id="IMark139945067657352"/>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46" office:value-type="string">
            <text:p text:style-name="P8"><text:alphabetical-index-mark-start text:id="IMark139945067657352" text:key1="annotation"/>Column<text:alphabetical-index-mark-end text:id="IMark139945067657352"/></text:p>
          </table:table-cell>
          <table:table-cell table:style-name="Table1.B46" office:value-type="string">
            <text:p text:style-name="P10"><text:alphabetical-index-mark-start text:id="IMark139945067657736" text:key1="annotation"/>element<text:alphabetical-index-mark-end text:id="IMark139945067657736"/></text:p>
            <text:p text:style-name="P11"><text:alphabetical-index-mark-start text:id="IMark139945067657352" text:key1="annotation"/>column<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Columns<text:alphabetical-index-mark-end text:id="IMark139945067657352"/></text:p>
          </table:table-cell>
          <table:table-cell table:style-name="Table1.B46" office:value-type="string">
            <text:p text:style-name="P10"><text:alphabetical-index-mark-start text:id="IMark139945067657736" text:key1="annotation"/>element<text:alphabetical-index-mark-end text:id="IMark139945067657736"/></text:p>
            <text:p text:style-name="P11"><text:alphabetical-index-mark-start text:id="IMark139945067657352" text:key1="annotation"/>column<text:alphabetical-index-mark-end text:id="IMark139945067657352"/></text:p>
          </table:table-cell>
          <table:table-cell table:style-name="Table1.C46" office:value-type="string">
            <text:p text:style-name="P8">Used for multiple <text:alphabetical-index-mark-start text:id="IMark139945067657736" text:key1="annotation"/>Column<text:alphabetical-index-mark-end text:id="IMark139945067657736"/> <text:alphabetical-index-mark-start text:id="IMark139945067657352" text:main-entry="true"/>annotations<text:alphabetical-index-mark-end text:id="IMark139945067657352"/> on the same field or method</text:p>
          </table:table-cell>
        </table:table-row>
        <table:table-row table:style-name="Table1.1">
          <table:table-cell table:style-name="Table1.A46" office:value-type="string">
            <text:p text:style-name="P8"><text:alphabetical-index-mark-start text:id="IMark139945067657736" text:key1="annotation"/>DatastoreIdentity<text:alphabetical-index-mark-end text:id="IMark139945067657736"/></text:p>
          </table:table-cell>
          <table:table-cell table:style-name="Table1.B46" office:value-type="string">
            <text:p text:style-name="P10"><text:alphabetical-index-mark-start text:id="IMark139945067657352" text:key1="annotation"/>element<text:alphabetical-index-mark-end text:id="IMark139945067657352"/> </text:p>
            <text:p text:style-name="P11">datastore-identity</text:p>
          </table:table-cell>
          <table:table-cell table:style-name="Table1.C46" office:value-type="string">
            <text:p text:style-name="P16"/>
          </table:table-cell>
        </table:table-row>
        <table:table-row table:style-name="Table1.1">
          <table:table-cell table:style-name="Table1.A46" office:value-type="string">
            <text:p text:style-name="P9"><text:alphabetical-index-mark-start text:id="IMark139945067657736" text:key1="annotation"/>Discriminator<text:alphabetical-index-mark-end text:id="IMark139945067657736"/></text:p>
          </table:table-cell>
          <table:table-cell table:style-name="Table1.B46" office:value-type="string">
            <text:p text:style-name="P10"><text:alphabetical-index-mark-start text:id="IMark139945067657352" text:key1="annotation"/>element<text:alphabetical-index-mark-end text:id="IMark139945067657352"/></text:p>
            <text:p text:style-name="P11"><text:alphabetical-index-mark-start text:id="IMark139945067657736" text:key1="annotation"/>discriminator<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9"><text:alphabetical-index-mark-start text:id="IMark139945067657736" text:key1="annotation"/>DiscriminatorStrategy<text:alphabetical-index-mark-end text:id="IMark139945067657736"/></text:p>
          </table:table-cell>
          <table:table-cell table:style-name="Table1.B46" office:value-type="string">
            <text:p text:style-name="P8">attribute strategy</text:p>
          </table:table-cell>
          <table:table-cell table:style-name="Table1.C46" office:value-type="string">
            <text:p text:style-name="P16"/>
          </table:table-cell>
        </table:table-row>
        <table:table-row table:style-name="Table1.1">
          <table:table-cell table:style-name="Table1.A46" office:value-type="string">
            <text:p text:style-name="P9"><text:alphabetical-index-mark-start text:id="IMark139945067657352" text:key1="annotation"/>Element<text:alphabetical-index-mark-end text:id="IMark139945067657352"/></text:p>
          </table:table-cell>
          <table:table-cell table:style-name="Table1.B46" office:value-type="string">
            <text:p text:style-name="P10"><text:alphabetical-index-mark-start text:id="IMark139945067657736" text:key1="annotation"/>element<text:alphabetical-index-mark-end text:id="IMark139945067657736"/></text:p>
            <text:p text:style-name="P11"><text:alphabetical-index-mark-start text:id="IMark139945067657352" text:key1="annotation"/>element<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Cacheable<text:alphabetical-index-mark-end text:id="IMark139945067657352"/></text:p>
          </table:table-cell>
          <table:table-cell table:style-name="Table1.B46" office:value-type="string">
            <text:p text:style-name="P8">attribute <text:line-break/><text:alphabetical-index-mark-start text:id="IMark139945067657736" text:key1="annotation"/>cacheable<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Embedded<text:alphabetical-index-mark-end text:id="IMark139945067657736"/></text:p>
          </table:table-cell>
          <table:table-cell table:style-name="Table1.B46" office:value-type="string">
            <text:p text:style-name="P10"><text:alphabetical-index-mark-start text:id="IMark139945067657352" text:key1="annotation"/>element<text:alphabetical-index-mark-end text:id="IMark139945067657352"/></text:p>
            <text:p text:style-name="P11"><text:alphabetical-index-mark-start text:id="IMark139945067657736" text:key1="annotation"/>embedded<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EmbeddedOnly<text:alphabetical-index-mark-end text:id="IMark139945067657736"/></text:p>
          </table:table-cell>
          <table:table-cell table:style-name="Table1.B46" office:value-type="string">
            <text:p text:style-name="P10">attribute</text:p>
            <text:p text:style-name="P11"><text:alphabetical-index-mark-start text:id="IMark139945067657736" text:key1="annotation"/>embedded<text:alphabetical-index-mark-end text:id="IMark139945067657736"/>-only</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Extension<text:alphabetical-index-mark-end text:id="IMark139945067657736"/></text:p>
          </table:table-cell>
          <table:table-cell table:style-name="Table1.B46" office:value-type="string">
            <text:p text:style-name="P10"><text:alphabetical-index-mark-start text:id="IMark139945067657352" text:key1="annotation"/>element<text:alphabetical-index-mark-end text:id="IMark139945067657352"/> </text:p>
            <text:p text:style-name="P11"><text:alphabetical-index-mark-start text:id="IMark139945067657736" text:key1="annotation"/>extension<text:alphabetical-index-mark-end text:id="IMark139945067657736"/></text:p>
          </table:table-cell>
          <table:table-cell table:style-name="Table1.C46" office:value-type="string">
            <text:p text:style-name="P16"/>
          </table:table-cell>
        </table:table-row>
        <text:soft-page-break/>
        <table:table-row table:style-name="Table1.1">
          <table:table-cell table:style-name="Table1.A46" office:value-type="string">
            <text:p text:style-name="P8"><text:alphabetical-index-mark-start text:id="IMark139945067657736" text:key1="annotation"/>Extensions<text:alphabetical-index-mark-end text:id="IMark139945067657736"/></text:p>
          </table:table-cell>
          <table:table-cell table:style-name="Table1.B46" office:value-type="string">
            <text:p text:style-name="P10"><text:alphabetical-index-mark-start text:id="IMark139945067657352" text:key1="annotation"/>element<text:alphabetical-index-mark-end text:id="IMark139945067657352"/></text:p>
            <text:p text:style-name="P11"><text:alphabetical-index-mark-start text:id="IMark139945067657736" text:key1="annotation"/>extension<text:alphabetical-index-mark-end text:id="IMark139945067657736"/></text:p>
          </table:table-cell>
          <table:table-cell table:style-name="Table1.C46" office:value-type="string">
            <text:p text:style-name="P8">Used for multiple <text:alphabetical-index-mark-start text:id="IMark139945067657352" text:key1="annotation"/>Extensions<text:alphabetical-index-mark-end text:id="IMark139945067657352"/> on the same class, interface, field, or method</text:p>
          </table:table-cell>
        </table:table-row>
        <table:table-row table:style-name="Table1.1">
          <table:table-cell table:style-name="Table1.A46" office:value-type="string">
            <text:p text:style-name="P8"><text:alphabetical-index-mark-start text:id="IMark139945067657736" text:key1="annotation"/>FetchGroup<text:alphabetical-index-mark-end text:id="IMark139945067657736"/></text:p>
          </table:table-cell>
          <table:table-cell table:style-name="Table1.B46" office:value-type="string">
            <text:p text:style-name="P8"><text:alphabetical-index-mark-start text:id="IMark139945067657352" text:key1="annotation"/>element<text:alphabetical-index-mark-end text:id="IMark139945067657352"/> fetch-group</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FetchGroups<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fetch-group</text:p>
          </table:table-cell>
          <table:table-cell table:style-name="Table1.C46" office:value-type="string">
            <text:p text:style-name="P8">Used for multiple <text:alphabetical-index-mark-start text:id="IMark139945067657352" text:key1="annotation"/>FetchGroups<text:alphabetical-index-mark-end text:id="IMark139945067657352"/></text:p>
          </table:table-cell>
        </table:table-row>
        <table:table-row table:style-name="Table1.1">
          <table:table-cell table:style-name="Table1.A46" office:value-type="string">
            <text:p text:style-name="P8"><text:alphabetical-index-mark-start text:id="IMark139945067657736" text:key1="annotation"/>FetchPlan<text:alphabetical-index-mark-end text:id="IMark139945067657736"/></text:p>
          </table:table-cell>
          <table:table-cell table:style-name="Table1.B46" office:value-type="string">
            <text:p text:style-name="P8"><text:alphabetical-index-mark-start text:id="IMark139945067657352" text:key1="annotation"/>element<text:alphabetical-index-mark-end text:id="IMark139945067657352"/> fetch-plan</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FetchPlans<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fetch-plan</text:p>
          </table:table-cell>
          <table:table-cell table:style-name="Table1.C46" office:value-type="string">
            <text:p text:style-name="P8">Used for multiple <text:alphabetical-index-mark-start text:id="IMark139945067657352" text:key1="annotation"/>FetchPlans<text:alphabetical-index-mark-end text:id="IMark139945067657352"/> on the same class or interface</text:p>
          </table:table-cell>
        </table:table-row>
        <table:table-row table:style-name="Table1.1">
          <table:table-cell table:style-name="Table1.A46" office:value-type="string">
            <text:p text:style-name="P8"><text:alphabetical-index-mark-start text:id="IMark139945067657736" text:key1="annotation"/>ForeignKey<text:alphabetical-index-mark-end text:id="IMark139945067657736"/></text:p>
          </table:table-cell>
          <table:table-cell table:style-name="Table1.B46" office:value-type="string">
            <text:p text:style-name="P8"><text:alphabetical-index-mark-start text:id="IMark139945067657352" text:key1="annotation"/>element<text:alphabetical-index-mark-end text:id="IMark139945067657352"/> foreign-<text:alphabetical-index-mark-start text:id="IMark139945067657736" text:key1="annotation"/>key<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ForeignKeyAction<text:alphabetical-index-mark-end text:id="IMark139945067657736"/></text:p>
          </table:table-cell>
          <table:table-cell table:style-name="Table1.B46" office:value-type="string">
            <text:p text:style-name="P10">attributes </text:p>
            <text:p text:style-name="P11">update-action, delete-action</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ForeignKeys<text:alphabetical-index-mark-end text:id="IMark139945067657736"/></text:p>
          </table:table-cell>
          <table:table-cell table:style-name="Table1.B46" office:value-type="string">
            <text:p text:style-name="P8"><text:alphabetical-index-mark-start text:id="IMark139945067657352" text:key1="annotation"/>element<text:alphabetical-index-mark-end text:id="IMark139945067657352"/> foreign-<text:alphabetical-index-mark-start text:id="IMark139945067657736" text:key1="annotation"/>key<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IdGeneratorStrategy<text:alphabetical-index-mark-end text:id="IMark139945067657736"/></text:p>
          </table:table-cell>
          <table:table-cell table:style-name="Table1.B46" office:value-type="string">
            <text:p text:style-name="P8"><text:alphabetical-index-mark-start text:id="IMark139945067657352" text:key1="annotation"/>element<text:alphabetical-index-mark-end text:id="IMark139945067657352"/> datastore-identity, attribute <text:alphabetical-index-mark-start text:id="IMark139945067657736" text:key1="annotation"/>value<text:alphabetical-index-mark-end text:id="IMark139945067657736"/>-strategy</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IdentityType<text:alphabetical-index-mark-end text:id="IMark139945067657736"/></text:p>
          </table:table-cell>
          <table:table-cell table:style-name="Table1.B46" office:value-type="string">
            <text:p text:style-name="P8">attribute identity-type</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Index<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index<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Indices<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index<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Inheritance<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inheritance<text:alphabetical-index-mark-end text:id="IMark139945067657352"/></text:p>
          </table:table-cell>
          <table:table-cell table:style-name="Table1.C46" office:value-type="string">
            <text:p text:style-name="P16"/>
          </table:table-cell>
        </table:table-row>
        <text:soft-page-break/>
        <table:table-row table:style-name="Table1.1">
          <table:table-cell table:style-name="Table1.A46" office:value-type="string">
            <text:p text:style-name="P8"><text:alphabetical-index-mark-start text:id="IMark139945067657352" text:key1="annotation"/>InheritanceStrategy<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inheritance<text:alphabetical-index-mark-end text:id="IMark139945067657352"/>, attribute strategy</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Join<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join<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JoinTable<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join<text:alphabetical-index-mark-end text:id="IMark139945067657352"/>, attribute table</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Joins<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join<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Key<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key<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NullValue<text:alphabetical-index-mark-end text:id="IMark139945067657352"/></text:p>
          </table:table-cell>
          <table:table-cell table:style-name="Table1.B46" office:value-type="string">
            <text:p text:style-name="P8">attribute null-<text:alphabetical-index-mark-start text:id="IMark139945067657736" text:key1="annotation"/>value<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Order<text:alphabetical-index-mark-end text:id="IMark139945067657736"/></text:p>
          </table:table-cell>
          <table:table-cell table:style-name="Table1.B46" office:value-type="string">
            <text:p text:style-name="P8"><text:alphabetical-index-mark-start text:id="IMark139945067657352" text:key1="annotation"/>element<text:alphabetical-index-mark-end text:id="IMark139945067657352"/> <text:alphabetical-index-mark-start text:id="IMark139945067657736" text:key1="annotation"/>order<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PersistenceAware<text:alphabetical-index-mark-end text:id="IMark139945067657736"/></text:p>
          </table:table-cell>
          <table:table-cell table:style-name="Table1.B46" office:value-type="string">
            <text:p text:style-name="P8">attribute persistence-modifier</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PersistenceCapable<text:alphabetical-index-mark-end text:id="IMark139945067657352"/></text:p>
          </table:table-cell>
          <table:table-cell table:style-name="Table1.B46" office:value-type="string">
            <text:p text:style-name="P8">elements class, interface</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enum"/>Persistent<text:alphabetical-index-mark-end text:id="IMark139945067657736"/></text:p>
          </table:table-cell>
          <table:table-cell table:style-name="Table1.B46" office:value-type="string">
            <text:p text:style-name="P8">elements field, property</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PrimaryKey<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primary-<text:alphabetical-index-mark-start text:id="IMark139945067657352" text:key1="annotation"/>key<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Queries<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query<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Query<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query<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Sequence<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sequence<text:alphabetical-index-mark-end text:id="IMark139945067657352"/></text:p>
          </table:table-cell>
          <table:table-cell table:style-name="Table1.C46" office:value-type="string">
            <text:p text:style-name="P16"/>
          </table:table-cell>
        </table:table-row>
        <text:soft-page-break/>
        <table:table-row table:style-name="Table1.1">
          <table:table-cell table:style-name="Table1.A46" office:value-type="string">
            <text:p text:style-name="P8"><text:alphabetical-index-mark-start text:id="IMark139945067657352" text:key1="enum"/>SequenceStrategy<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sequence<text:alphabetical-index-mark-end text:id="IMark139945067657352"/>, attribute strategy</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Serialized<text:alphabetical-index-mark-end text:id="IMark139945067657352"/></text:p>
          </table:table-cell>
          <table:table-cell table:style-name="Table1.B46" office:value-type="string">
            <text:p text:style-name="P8">elements field, property, attribute <text:alphabetical-index-mark-start text:id="IMark139945067657736" text:key1="annotation"/>serialized<text:alphabetical-index-mark-end text:id="IMark139945067657736"/></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736" text:key1="annotation"/>Transactional<text:alphabetical-index-mark-end text:id="IMark139945067657736"/></text:p>
          </table:table-cell>
          <table:table-cell table:style-name="Table1.B46" office:value-type="string">
            <text:p text:style-name="P8">elements field, property; attribute persistence-modifier</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Unique<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unique<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Uniques<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unique<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Value<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value<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annotation"/>Version<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version<text:alphabetical-index-mark-end text:id="IMark139945067657352"/></text:p>
          </table:table-cell>
          <table:table-cell table:style-name="Table1.C46" office:value-type="string">
            <text:p text:style-name="P16"/>
          </table:table-cell>
        </table:table-row>
        <table:table-row table:style-name="Table1.1">
          <table:table-cell table:style-name="Table1.A46" office:value-type="string">
            <text:p text:style-name="P8"><text:alphabetical-index-mark-start text:id="IMark139945067657352" text:key1="enum"/>VersionStrategy<text:alphabetical-index-mark-end text:id="IMark139945067657352"/></text:p>
          </table:table-cell>
          <table:table-cell table:style-name="Table1.B46" office:value-type="string">
            <text:p text:style-name="P8"><text:alphabetical-index-mark-start text:id="IMark139945067657736" text:key1="annotation"/>element<text:alphabetical-index-mark-end text:id="IMark139945067657736"/> <text:alphabetical-index-mark-start text:id="IMark139945067657352" text:key1="annotation"/>version<text:alphabetical-index-mark-end text:id="IMark139945067657352"/>; attribute strategy</text:p>
          </table:table-cell>
          <table:table-cell table:style-name="Table1.C46" office:value-type="string">
            <text:p text:style-name="P16"/>
          </table:table-cell>
        </table:table-row>
      </table:table>
      <text:p text:style-name="P12"> </text:p>
      <text:p text:style-name="P15"><draw:frame draw:style-name="fr1" draw:name="2" text:anchor-type="as-char" svg:width="7.091cm" svg:height="0.342cm" draw:z-index="1"><draw:image xlink:href="Pictures/2000000900000FB5000000C9E5A4A80D23E7850E.wmf" xlink:type="simple" xlink:show="embed" xlink:actuate="onLoad"/></draw:frame></text:p>
      <text:h text:style-name="P29" text:outline-level="2"><text:alphabetical-index-mark-start text:id="IMark139945067657352" text:main-entry="true"/>Metadata API<text:alphabetical-index-mark-end text:id="IMark139945067657352"/></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7" text:outline-level="3">Metadata</text:h>
      <text:p text:style-name="P4">Metadata is the base interface for all metadata.</text:p>
      <text:p text:style-name="P5">/**</text:p>
      <text:p text:style-name="P5"><text:soft-page-break/><text:s/>* This interface provides base level definitions for all metadata components.</text:p>
      <text:p text:style-name="P5"><text:s/>*</text:p>
      <text:p text:style-name="P5"><text:s/>* @<text:alphabetical-index-mark-start text:id="IMark139945067657736" text:key1="annotation"/>version<text:alphabetical-index-mark-end text:id="IMark139945067657736"/> 2.3</text:p>
      <text:p text:style-name="P5"><text:s/>*/</text:p>
      <text:p text:style-name="P5">public interface Metadata {</text:p>
      <text:p text:style-name="P5"><text:s text:c="4"/>/**</text:p>
      <text:p text:style-name="P5"><text:s text:c="5"/>* Add a vendor <text:alphabetical-index-mark-start text:id="IMark139945067657736" text:key1="annotation"/>extension<text:alphabetical-index-mark-end text:id="IMark139945067657736"/> to this metadata component.</text:p>
      <text:p text:style-name="P5"><text:s text:c="5"/>* </text:p>
      <text:p text:style-name="P5"><text:s text:c="5"/>* @param vendor Identifier for the vendor</text:p>
      <text:p text:style-name="P5"><text:s text:c="5"/>* @param <text:alphabetical-index-mark-start text:id="IMark139945067657352" text:key1="annotation"/>key<text:alphabetical-index-mark-end text:id="IMark139945067657352"/> The <text:alphabetical-index-mark-start text:id="IMark139945067657736" text:key1="annotation"/>extension<text:alphabetical-index-mark-end text:id="IMark139945067657736"/> <text:alphabetical-index-mark-start text:id="IMark139945067657928" text:key1="annotation"/>key<text:alphabetical-index-mark-end text:id="IMark139945067657928"/></text:p>
      <text:p text:style-name="P5"><text:s text:c="5"/>* @param <text:alphabetical-index-mark-start text:id="IMark139945067657736" text:key1="annotation"/>value<text:alphabetical-index-mark-end text:id="IMark139945067657736"/> <text:alphabetical-index-mark-start text:id="IMark139945067657928" text:key1="annotation"/>Value<text:alphabetical-index-mark-end text:id="IMark139945067657928"/> for the <text:alphabetical-index-mark-start text:id="IMark139945067657352" text:key1="annotation"/>extension<text:alphabetical-index-mark-end text:id="IMark139945067657352"/></text:p>
      <text:p text:style-name="P5"><text:s text:c="5"/>* @return The <text:alphabetical-index-mark-start text:id="IMark139945067657928" text:main-entry="true"/>ExtensionMetaData<text:alphabetical-index-mark-end text:id="IMark139945067657928"/></text:p>
      <text:p text:style-name="P5"><text:s text:c="5"/>*/</text:p>
      <text:p text:style-name="P5"><text:s text:c="4"/><text:alphabetical-index-mark-start text:id="IMark139945067657928" text:main-entry="true"/>ExtensionMetadata<text:alphabetical-index-mark-end text:id="IMark139945067657928"/> <text:alphabetical-index-mark-start text:id="IMark139945067657352" text:main-entry="true"/>newExtensionMetaData<text:alphabetical-index-mark-end text:id="IMark139945067657352"/>(String vendor, String <text:alphabetical-index-mark-start text:id="IMark139945067657736" text:key1="annotation"/>key<text:alphabetical-index-mark-end text:id="IMark139945067657736"/>, String <text:alphabetical-index-mark-start text:id="IMark139945067655240" text:key1="annotation"/>value<text:alphabetical-index-mark-end text:id="IMark139945067655240"/>);</text:p>
      <text:p text:style-name="P5"/>
      <text:p text:style-name="P5"><text:s text:c="4"/>/**</text:p>
      <text:p text:style-name="P5"><text:s text:c="5"/>* Number of <text:alphabetical-index-mark-start text:id="IMark139945067657736" text:key1="annotation"/>extensions<text:alphabetical-index-mark-end text:id="IMark139945067657736"/> on this component.</text:p>
      <text:p text:style-name="P5"><text:s text:c="5"/>* </text:p>
      <text:p text:style-name="P5"><text:s text:c="5"/>* @return Number of <text:alphabetical-index-mark-start text:id="IMark139945067657736" text:key1="annotation"/>extensions<text:alphabetical-index-mark-end text:id="IMark139945067657736"/></text:p>
      <text:p text:style-name="P5"><text:s text:c="5"/>*/</text:p>
      <text:p text:style-name="P5"><text:s text:c="4"/>int <text:alphabetical-index-mark-start text:id="IMark139945067657736" text:main-entry="true"/>getNumberOfExtensions<text:alphabetical-index-mark-end text:id="IMark139945067657736"/>();</text:p>
      <text:p text:style-name="P5"/>
      <text:p text:style-name="P5"><text:s text:c="4"/>/**</text:p>
      <text:p text:style-name="P5"><text:s text:c="5"/>* Accessor for the defined <text:alphabetical-index-mark-start text:id="IMark139945067655240" text:key1="annotation"/>extensions<text:alphabetical-index-mark-end text:id="IMark139945067655240"/> for this component</text:p>
      <text:p text:style-name="P5"><text:s text:c="5"/>* </text:p>
      <text:p text:style-name="P5"><text:s text:c="5"/>* @return The <text:alphabetical-index-mark-start text:id="IMark139945067655240" text:key1="annotation"/>extensions<text:alphabetical-index-mark-end text:id="IMark139945067655240"/></text:p>
      <text:p text:style-name="P5"><text:s text:c="5"/>*/</text:p>
      <text:p text:style-name="P5"><text:s text:c="4"/><text:alphabetical-index-mark-start text:id="IMark139945067655240" text:main-entry="true"/>ExtensionMetadata<text:alphabetical-index-mark-end text:id="IMark139945067655240"/>[] <text:alphabetical-index-mark-start text:id="IMark139945067657736" text:main-entry="true"/>getExtensions<text:alphabetical-index-mark-end text:id="IMark139945067657736"/>();</text:p>
      <text:p text:style-name="P5"/>
      <text:p text:style-name="P5"><text:s text:c="4"/>/**</text:p>
      <text:p text:style-name="P5"><text:s text:c="5"/>* Accessor for the parent metadata component.</text:p>
      <text:p text:style-name="P5"><text:s text:c="5"/>* </text:p>
      <text:p text:style-name="P5"><text:s text:c="5"/>* @return The parent</text:p>
      <text:p text:style-name="P5"><text:s text:c="5"/>*/</text:p>
      <text:p text:style-name="P5"><text:s text:c="4"/>Metadata <text:alphabetical-index-mark-start text:id="IMark139945067655240" text:main-entry="true"/>getParent<text:alphabetical-index-mark-end text:id="IMark139945067655240"/>();</text:p>
      <text:p text:style-name="P5">}</text:p>
      <text:p text:style-name="P5"/>
      <text:h text:style-name="P28" text:outline-level="3">JDO Metadata</text:h>
      <text:p text:style-name="P4"><text:alphabetical-index-mark-start text:id="IMark139945067655240" text:main-entry="true"/>JDOMetadata<text:alphabetical-index-mark-end text:id="IMark139945067655240"/> represents the root of the metadata.</text:p>
      <text:p text:style-name="P5">/**</text:p>
      <text:p text:style-name="P5"><text:soft-page-break/><text:s/>* Represents the top-level JDO metadata.</text:p>
      <text:p text:style-name="P5"><text:s/>* @since 2.3</text:p>
      <text:p text:style-name="P5"><text:s/>*/</text:p>
      <text:p text:style-name="P5">public interface <text:alphabetical-index-mark-start text:id="IMark139945067657736" text:main-entry="true"/>JDOMetadata<text:alphabetical-index-mark-end text:id="IMark139945067657736"/>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139945067655240" text:main-entry="true"/>JDOMetadata<text:alphabetical-index-mark-end text:id="IMark139945067655240"/> <text:alphabetical-index-mark-start text:id="IMark139945067657736" text:main-entry="true"/>setCatalog<text:alphabetical-index-mark-end text:id="IMark139945067657736"/>(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139945067657736" text:main-entry="true"/>getCatalog<text:alphabetical-index-mark-end text:id="IMark139945067657736"/>();</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139945067657736" text:main-entry="true"/>JDOMetadata<text:alphabetical-index-mark-end text:id="IMark139945067657736"/> <text:alphabetical-index-mark-start text:id="IMark139945067655240" text:main-entry="true"/>setSchema<text:alphabetical-index-mark-end text:id="IMark139945067655240"/>(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 text:c="5"/>* @return The schema</text:p>
      <text:p text:style-name="P5"><text:s text:c="5"/>*/</text:p>
      <text:p text:style-name="P5"><text:s text:c="4"/>String <text:alphabetical-index-mark-start text:id="IMark139945067655240" text:main-entry="true"/>getSchema<text:alphabetical-index-mark-end text:id="IMark139945067655240"/>();</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139945067657736" text:main-entry="true"/>PackageMetadata<text:alphabetical-index-mark-end text:id="IMark139945067657736"/>[] <text:alphabetical-index-mark-start text:id="IMark139945067655240" text:main-entry="true"/>getPackages<text:alphabetical-index-mark-end text:id="IMark139945067655240"/>();</text:p>
      <text:p text:style-name="P5"><text:soft-page-break/></text:p>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139945067655240" text:main-entry="true"/>PackageMetadata<text:alphabetical-index-mark-end text:id="IMark139945067655240"/></text:p>
      <text:p text:style-name="P5"><text:s text:c="5"/>*/</text:p>
      <text:p text:style-name="P5"><text:s text:c="4"/><text:alphabetical-index-mark-start text:id="IMark139945067655240" text:main-entry="true"/>PackageMetadata<text:alphabetical-index-mark-end text:id="IMark139945067655240"/> <text:alphabetical-index-mark-start text:id="IMark139945067657736" text:main-entry="true"/>newPackageMetadata<text:alphabetical-index-mark-end text:id="IMark139945067657736"/>(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139945067657736" text:main-entry="true"/>PackageMetadata<text:alphabetical-index-mark-end text:id="IMark139945067657736"/></text:p>
      <text:p text:style-name="P5"><text:s text:c="5"/>*/</text:p>
      <text:p text:style-name="P5"><text:s text:c="4"/><text:alphabetical-index-mark-start text:id="IMark139945067657736" text:main-entry="true"/>PackageMetadata<text:alphabetical-index-mark-end text:id="IMark139945067657736"/> <text:alphabetical-index-mark-start text:id="IMark139945067655240" text:main-entry="true"/>newPackageMetadata<text:alphabetical-index-mark-end text:id="IMark139945067655240"/>(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139945067657736" text:main-entry="true"/>getNumberOfPackages<text:alphabetical-index-mark-end text:id="IMark139945067657736"/>();</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139945067655240" text:main-entry="true"/>ClassMetadata<text:alphabetical-index-mark-end text:id="IMark139945067655240"/></text:p>
      <text:p text:style-name="P5"><text:s text:c="5"/>*/</text:p>
      <text:p text:style-name="P5"><text:s text:c="4"/><text:alphabetical-index-mark-start text:id="IMark139945067655240" text:main-entry="true"/>ClassMetadata<text:alphabetical-index-mark-end text:id="IMark139945067655240"/> <text:alphabetical-index-mark-start text:id="IMark139945067657736" text:main-entry="true"/>newClassMetadata<text:alphabetical-index-mark-end text:id="IMark139945067657736"/>(Class cls);</text:p>
      <text:p text:style-name="P5"/>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139945067655240" text:main-entry="true"/>InterfaceMetadata<text:alphabetical-index-mark-end text:id="IMark139945067655240"/></text:p>
      <text:p text:style-name="P5"><text:s text:c="5"/>*/</text:p>
      <text:p text:style-name="P5"><text:s text:c="4"/><text:alphabetical-index-mark-start text:id="IMark139945067655240" text:main-entry="true"/>InterfaceMetadata<text:alphabetical-index-mark-end text:id="IMark139945067655240"/> <text:alphabetical-index-mark-start text:id="IMark139945067657736" text:main-entry="true"/>newInterfaceMetadata<text:alphabetical-index-mark-end text:id="IMark139945067657736"/>(Class cls);</text:p>
      <text:p text:style-name="P5"/>
      <text:p text:style-name="P5"><text:soft-page-break/><text:s text:c="4"/>/**</text:p>
      <text:p text:style-name="P5"><text:s text:c="5"/>* Accessor for any named <text:alphabetical-index-mark-start text:id="IMark139945067655240" text:key1="annotation"/>queries<text:alphabetical-index-mark-end text:id="IMark139945067655240"/> defined on the JDO Metadata.</text:p>
      <text:p text:style-name="P5"><text:s text:c="5"/>* </text:p>
      <text:p text:style-name="P5"><text:s text:c="5"/>* @return The <text:alphabetical-index-mark-start text:id="IMark139945067655240" text:key1="annotation"/>queries<text:alphabetical-index-mark-end text:id="IMark139945067655240"/></text:p>
      <text:p text:style-name="P5"><text:s text:c="5"/>*/</text:p>
      <text:p text:style-name="P5"><text:s text:c="4"/><text:alphabetical-index-mark-start text:id="IMark139945067655240" text:main-entry="true"/>QueryMetadata<text:alphabetical-index-mark-end text:id="IMark139945067655240"/>[] <text:alphabetical-index-mark-start text:id="IMark139945067657736" text:main-entry="true"/>getQueries<text:alphabetical-index-mark-end text:id="IMark139945067657736"/>();</text:p>
      <text:p text:style-name="P5"/>
      <text:p text:style-name="P5"><text:s text:c="4"/>/**</text:p>
      <text:p text:style-name="P5"><text:s text:c="5"/>* Add a new named <text:alphabetical-index-mark-start text:id="IMark139945067655240" text:key1="annotation"/>query<text:alphabetical-index-mark-end text:id="IMark139945067655240"/> to this JDO Metadata.</text:p>
      <text:p text:style-name="P5"><text:s text:c="5"/>* </text:p>
      <text:p text:style-name="P5"><text:s text:c="5"/>* @param name Name of the <text:alphabetical-index-mark-start text:id="IMark139945067655240" text:key1="annotation"/>query<text:alphabetical-index-mark-end text:id="IMark139945067655240"/></text:p>
      <text:p text:style-name="P5"><text:s text:c="5"/>* @return The <text:alphabetical-index-mark-start text:id="IMark139945067657736" text:main-entry="true"/>QueryMetadata<text:alphabetical-index-mark-end text:id="IMark139945067657736"/></text:p>
      <text:p text:style-name="P5"><text:s text:c="5"/>*/</text:p>
      <text:p text:style-name="P5"><text:s text:c="4"/><text:alphabetical-index-mark-start text:id="IMark139945067657736" text:main-entry="true"/>QueryMetadata<text:alphabetical-index-mark-end text:id="IMark139945067657736"/> <text:alphabetical-index-mark-start text:id="IMark139945067655240" text:main-entry="true"/>newQueryMetadata<text:alphabetical-index-mark-end text:id="IMark139945067655240"/>(String name);</text:p>
      <text:p text:style-name="P5"/>
      <text:p text:style-name="P5"><text:s text:c="4"/>/**</text:p>
      <text:p text:style-name="P5"><text:s text:c="5"/>* Accessor for the number of named <text:alphabetical-index-mark-start text:id="IMark139945067657736" text:key1="annotation"/>queries<text:alphabetical-index-mark-end text:id="IMark139945067657736"/> defined in this JDO Metadata.</text:p>
      <text:p text:style-name="P5"><text:s text:c="5"/>* </text:p>
      <text:p text:style-name="P5"><text:s text:c="5"/>* @return The number of <text:alphabetical-index-mark-start text:id="IMark139945067657736" text:key1="annotation"/>queries<text:alphabetical-index-mark-end text:id="IMark139945067657736"/>.</text:p>
      <text:p text:style-name="P5"><text:s text:c="5"/>*/</text:p>
      <text:p text:style-name="P5"><text:s text:c="4"/>int <text:alphabetical-index-mark-start text:id="IMark139945067657736" text:main-entry="true"/>getNumberOfQueries<text:alphabetical-index-mark-end text:id="IMark139945067657736"/>();</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139945067655240" text:main-entry="true"/>FetchPlanMetadata<text:alphabetical-index-mark-end text:id="IMark139945067655240"/>[] <text:alphabetical-index-mark-start text:id="IMark139945067657736" text:main-entry="true"/>getFetchPlans<text:alphabetical-index-mark-end text:id="IMark139945067657736"/>();</text:p>
      <text:p text:style-name="P5"/>
      <text:p text:style-name="P5"><text:s text:c="4"/>/**</text:p>
      <text:p text:style-name="P5"><text:s text:c="5"/>* Add a new fetch plan to this JDO Metadata.</text:p>
      <text:p text:style-name="P5"><text:s text:c="5"/>* </text:p>
      <text:p text:style-name="P5"><text:s text:c="5"/>* @param name Name of the <text:alphabetical-index-mark-start text:id="IMark139945067655240" text:key1="annotation"/>query<text:alphabetical-index-mark-end text:id="IMark139945067655240"/></text:p>
      <text:p text:style-name="P5"><text:s text:c="5"/>* @return The <text:alphabetical-index-mark-start text:id="IMark139945067657736" text:main-entry="true"/>FetchPlanMetadata<text:alphabetical-index-mark-end text:id="IMark139945067657736"/></text:p>
      <text:p text:style-name="P5"><text:s text:c="5"/>*/</text:p>
      <text:p text:style-name="P5"><text:s text:c="4"/><text:alphabetical-index-mark-start text:id="IMark139945067657736" text:main-entry="true"/>FetchPlanMetadata<text:alphabetical-index-mark-end text:id="IMark139945067657736"/> <text:alphabetical-index-mark-start text:id="IMark139945067655240" text:main-entry="true"/>newFetchPlanMetadata<text:alphabetical-index-mark-end text:id="IMark139945067655240"/>(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oft-page-break/><text:s text:c="5"/>*/</text:p>
      <text:p text:style-name="P5"><text:s text:c="4"/>int <text:alphabetical-index-mark-start text:id="IMark139945067657736" text:main-entry="true"/>getNumberOfFetchPlans<text:alphabetical-index-mark-end text:id="IMark139945067657736"/>();</text:p>
      <text:p text:style-name="P5">}</text:p>
      <text:p text:style-name="P5"/>
      <text:h text:style-name="P28" text:outline-level="3">Package Metadata</text:h>
      <text:p text:style-name="P4"><text:alphabetical-index-mark-start text:id="IMark139945067657736" text:main-entry="true"/>PackageMetadata<text:alphabetical-index-mark-end text:id="IMark139945067657736"/> represents the collection of metadata that share the same package.</text:p>
      <text:p text:style-name="P5">/**</text:p>
      <text:p text:style-name="P5"><text:s/>* Represents a package within a <text:alphabetical-index-mark-start text:id="IMark139945067657736" text:main-entry="true"/>JDOMetadata<text:alphabetical-index-mark-end text:id="IMark139945067657736"/>.</text:p>
      <text:p text:style-name="P5"><text:s/>* @since 2.3</text:p>
      <text:p text:style-name="P5"><text:s/>*/</text:p>
      <text:p text:style-name="P5">public interface <text:alphabetical-index-mark-start text:id="IMark139945067655240" text:main-entry="true"/>PackageMetadata<text:alphabetical-index-mark-end text:id="IMark139945067655240"/>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139945067655240" text:main-entry="true"/>getName<text:alphabetical-index-mark-end text:id="IMark139945067655240"/>();</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139945067657736" text:main-entry="true"/>PackageMetadata<text:alphabetical-index-mark-end text:id="IMark139945067657736"/> <text:alphabetical-index-mark-start text:id="IMark139945067655240" text:main-entry="true"/>setCatalog<text:alphabetical-index-mark-end text:id="IMark139945067655240"/>(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 text:c="5"/>*/</text:p>
      <text:p text:style-name="P5"><text:s text:c="4"/>String <text:alphabetical-index-mark-start text:id="IMark139945067655240" text:main-entry="true"/>getCatalog<text:alphabetical-index-mark-end text:id="IMark139945067655240"/>();</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139945067657736" text:main-entry="true"/>PackageMetadata<text:alphabetical-index-mark-end text:id="IMark139945067657736"/> <text:alphabetical-index-mark-start text:id="IMark139945067655240" text:main-entry="true"/>setSchema<text:alphabetical-index-mark-end text:id="IMark139945067655240"/>(String schema);</text:p>
      <text:p text:style-name="P5"><text:soft-page-break/></text:p>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139945067657736" text:main-entry="true"/>getSchema<text:alphabetical-index-mark-end text:id="IMark139945067657736"/>();</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139945067655240" text:main-entry="true"/>ClassMetadata<text:alphabetical-index-mark-end text:id="IMark139945067655240"/>[] <text:alphabetical-index-mark-start text:id="IMark139945067657736" text:main-entry="true"/>getClasses<text:alphabetical-index-mark-end text:id="IMark139945067657736"/>();</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139945067657736" text:main-entry="true"/>ClassMetadata<text:alphabetical-index-mark-end text:id="IMark139945067657736"/></text:p>
      <text:p text:style-name="P5"><text:s text:c="5"/>*/</text:p>
      <text:p text:style-name="P5"><text:s text:c="4"/><text:alphabetical-index-mark-start text:id="IMark139945067657736" text:main-entry="true"/>ClassMetadata<text:alphabetical-index-mark-end text:id="IMark139945067657736"/> <text:alphabetical-index-mark-start text:id="IMark139945067655240" text:main-entry="true"/>newClassMetadata<text:alphabetical-index-mark-end text:id="IMark139945067655240"/>(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139945067655240" text:main-entry="true"/>ClassMetadata<text:alphabetical-index-mark-end text:id="IMark139945067655240"/></text:p>
      <text:p text:style-name="P5"><text:s text:c="5"/>*/</text:p>
      <text:p text:style-name="P5"><text:s text:c="4"/><text:alphabetical-index-mark-start text:id="IMark139945067655240" text:main-entry="true"/>ClassMetadata<text:alphabetical-index-mark-end text:id="IMark139945067655240"/> <text:alphabetical-index-mark-start text:id="IMark139945067657736" text:main-entry="true"/>newClassMetadata<text:alphabetical-index-mark-end text:id="IMark139945067657736"/>(Class cls);</text:p>
      <text:p text:style-name="P5"/>
      <text:p text:style-name="P5"><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139945067655240" text:main-entry="true"/>getNumberOfClasses<text:alphabetical-index-mark-end text:id="IMark139945067655240"/>();</text:p>
      <text:p text:style-name="P5"/>
      <text:p text:style-name="P5"><text:s text:c="4"/>/**</text:p>
      <text:p text:style-name="P5"><text:s text:c="5"/>* Accessor for all interfaces defined in this package.</text:p>
      <text:p text:style-name="P5"><text:s text:c="5"/>* </text:p>
      <text:p text:style-name="P5"><text:soft-page-break/><text:s text:c="5"/>* @return The interfaces</text:p>
      <text:p text:style-name="P5"><text:s text:c="5"/>*/</text:p>
      <text:p text:style-name="P5"><text:s text:c="4"/><text:alphabetical-index-mark-start text:id="IMark139945067657736" text:main-entry="true"/>InterfaceMetadata<text:alphabetical-index-mark-end text:id="IMark139945067657736"/>[] <text:alphabetical-index-mark-start text:id="IMark139945067655240" text:main-entry="true"/>getInterfaces<text:alphabetical-index-mark-end text:id="IMark139945067655240"/>();</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139945067655240" text:main-entry="true"/>InterfaceMetadata<text:alphabetical-index-mark-end text:id="IMark139945067655240"/></text:p>
      <text:p text:style-name="P5"><text:s text:c="5"/>*/</text:p>
      <text:p text:style-name="P5"><text:s text:c="4"/><text:alphabetical-index-mark-start text:id="IMark139945067655240" text:main-entry="true"/>InterfaceMetadata<text:alphabetical-index-mark-end text:id="IMark139945067655240"/> <text:alphabetical-index-mark-start text:id="IMark139945067657736" text:main-entry="true"/>newInterfaceMetadata<text:alphabetical-index-mark-end text:id="IMark139945067657736"/>(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139945067657736" text:main-entry="true"/>ClassMetadata<text:alphabetical-index-mark-end text:id="IMark139945067657736"/></text:p>
      <text:p text:style-name="P5"><text:s text:c="5"/>*/</text:p>
      <text:p text:style-name="P5"><text:s text:c="4"/><text:alphabetical-index-mark-start text:id="IMark139945067657736" text:main-entry="true"/>InterfaceMetadata<text:alphabetical-index-mark-end text:id="IMark139945067657736"/> <text:alphabetical-index-mark-start text:id="IMark139945067655240" text:main-entry="true"/>newInterfaceMetadata<text:alphabetical-index-mark-end text:id="IMark139945067655240"/>(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139945067657736" text:main-entry="true"/>getNumberOfInterfaces<text:alphabetical-index-mark-end text:id="IMark139945067657736"/>();</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 text:c="4"/><text:alphabetical-index-mark-start text:id="IMark139945067655240" text:main-entry="true"/>SequenceMetadata<text:alphabetical-index-mark-end text:id="IMark139945067655240"/>[] <text:alphabetical-index-mark-start text:id="IMark139945067657736" text:main-entry="true"/>getSequences<text:alphabetical-index-mark-end text:id="IMark139945067657736"/>();</text:p>
      <text:p text:style-name="P5"/>
      <text:p text:style-name="P5"><text:s text:c="4"/>/**</text:p>
      <text:p text:style-name="P5"><text:s text:c="5"/>* Add a new <text:alphabetical-index-mark-start text:id="IMark139945067655240" text:key1="annotation"/>sequence<text:alphabetical-index-mark-end text:id="IMark139945067655240"/> to this package.</text:p>
      <text:p text:style-name="P5"><text:s text:c="5"/>* </text:p>
      <text:p text:style-name="P5"><text:s text:c="5"/>* @param name Name of the <text:alphabetical-index-mark-start text:id="IMark139945067655240" text:key1="annotation"/>sequence<text:alphabetical-index-mark-end text:id="IMark139945067655240"/></text:p>
      <text:p text:style-name="P5"><text:s text:c="5"/>* @param strategy Strategy for the <text:alphabetical-index-mark-start text:id="IMark139945067657736" text:key1="annotation"/>sequence<text:alphabetical-index-mark-end text:id="IMark139945067657736"/></text:p>
      <text:p text:style-name="P5"><text:s text:c="5"/>* @return The <text:alphabetical-index-mark-start text:id="IMark139945067655240" text:main-entry="true"/>SequenceMetadata<text:alphabetical-index-mark-end text:id="IMark139945067655240"/></text:p>
      <text:p text:style-name="P5"><text:s text:c="5"/>*/</text:p>
      <text:p text:style-name="P5"><text:s text:c="4"/><text:alphabetical-index-mark-start text:id="IMark139945067655240" text:main-entry="true"/>SequenceMetadata<text:alphabetical-index-mark-end text:id="IMark139945067655240"/> <text:alphabetical-index-mark-start text:id="IMark139945067657736" text:main-entry="true"/>newSequenceMetadata<text:alphabetical-index-mark-end text:id="IMark139945067657736"/>(String name,</text:p>
      <text:p text:style-name="P5"><text:soft-page-break/><text:s text:c="12"/><text:alphabetical-index-mark-start text:id="IMark139945067655240" text:key1="enum"/>SequenceStrategy<text:alphabetical-index-mark-end text:id="IMark139945067655240"/>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139945067657736" text:main-entry="true"/>getNumberOfSequences<text:alphabetical-index-mark-end text:id="IMark139945067657736"/>();</text:p>
      <text:p text:style-name="P5">}</text:p>
      <text:p text:style-name="P5"/>
      <text:h text:style-name="P28" text:outline-level="3">Component Metadata</text:h>
      <text:p text:style-name="P4"><text:alphabetical-index-mark-start text:id="IMark139945067657736" text:main-entry="true"/>ComponentMetadata<text:alphabetical-index-mark-end text:id="IMark139945067657736"/>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139945067655240" text:main-entry="true"/>ComponentMetadata<text:alphabetical-index-mark-end text:id="IMark139945067655240"/>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139945067655240" text:main-entry="true"/>getName<text:alphabetical-index-mark-end text:id="IMark139945067655240"/>();</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139945067657736" text:main-entry="true"/>ComponentMetadata<text:alphabetical-index-mark-end text:id="IMark139945067657736"/> <text:alphabetical-index-mark-start text:id="IMark139945067655240" text:main-entry="true"/>setIdentityType<text:alphabetical-index-mark-end text:id="IMark139945067655240"/>(<text:alphabetical-index-mark-start text:id="IMark139945067657352" text:key1="annotation"/>IdentityType<text:alphabetical-index-mark-end text:id="IMark139945067657352"/> id);</text:p>
      <text:p text:style-name="P5"/>
      <text:p text:style-name="P5"><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139945067655240" text:key1="annotation"/>IdentityType<text:alphabetical-index-mark-end text:id="IMark139945067655240"/> <text:alphabetical-index-mark-start text:id="IMark139945067657352" text:main-entry="true"/>getIdentityType<text:alphabetical-index-mark-end text:id="IMark139945067657352"/>();</text:p>
      <text:p text:style-name="P5"/>
      <text:p text:style-name="P5"><text:s text:c="4"/>/**</text:p>
      <text:p text:style-name="P5"><text:s text:c="5"/>* Method to set the object-id (PK) class.</text:p>
      <text:p text:style-name="P5"><text:s text:c="5"/>* </text:p>
      <text:p text:style-name="P5"><text:soft-page-break/><text:s text:c="5"/>* @param idclass Object-id class</text:p>
      <text:p text:style-name="P5"><text:s text:c="5"/>*/</text:p>
      <text:p text:style-name="P5"><text:s text:c="4"/><text:alphabetical-index-mark-start text:id="IMark139945067655240" text:main-entry="true"/>ComponentMetadata<text:alphabetical-index-mark-end text:id="IMark139945067655240"/> <text:alphabetical-index-mark-start text:id="IMark139945067657352" text:main-entry="true"/>setObjectIdClass<text:alphabetical-index-mark-end text:id="IMark139945067657352"/>(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139945067655240" text:main-entry="true"/>getObjectIdClass<text:alphabetical-index-mark-end text:id="IMark139945067655240"/>();</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139945067657352" text:main-entry="true"/>ComponentMetadata<text:alphabetical-index-mark-end text:id="IMark139945067657352"/> <text:alphabetical-index-mark-start text:id="IMark139945067655240" text:main-entry="true"/>setRequiresExtent<text:alphabetical-index-mark-end text:id="IMark139945067655240"/>(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139945067657352" text:main-entry="true"/>getRequiresExtent<text:alphabetical-index-mark-end text:id="IMark139945067657352"/>();</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139945067655240" text:main-entry="true"/>ComponentMetadata<text:alphabetical-index-mark-end text:id="IMark139945067655240"/> <text:alphabetical-index-mark-start text:id="IMark139945067657352" text:main-entry="true"/>setDetachable<text:alphabetical-index-mark-end text:id="IMark139945067657352"/>(boolean detachable);</text:p>
      <text:p text:style-name="P5"/>
      <text:p text:style-name="P5"><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139945067655240" text:main-entry="true"/>getDetachable<text:alphabetical-index-mark-end text:id="IMark139945067655240"/>();</text:p>
      <text:p text:style-name="P5"/>
      <text:p text:style-name="P5"><text:s text:c="4"/>/**</text:p>
      <text:p text:style-name="P5"><text:s text:c="5"/>* Method to set whether this is <text:alphabetical-index-mark-start text:id="IMark139945067657352" text:key1="annotation"/>cacheable<text:alphabetical-index-mark-end text:id="IMark139945067657352"/></text:p>
      <text:p text:style-name="P5"><text:s text:c="5"/>* </text:p>
      <text:p text:style-name="P5"><text:soft-page-break/><text:s text:c="5"/>* @param <text:alphabetical-index-mark-start text:id="IMark139945067657352" text:key1="annotation"/>cacheable<text:alphabetical-index-mark-end text:id="IMark139945067657352"/> <text:alphabetical-index-mark-start text:id="IMark139945067655240" text:key1="annotation"/>Cacheable<text:alphabetical-index-mark-end text:id="IMark139945067655240"/>?</text:p>
      <text:p text:style-name="P5"><text:s text:c="5"/>*/</text:p>
      <text:p text:style-name="P5"><text:s text:c="4"/><text:alphabetical-index-mark-start text:id="IMark139945067655240" text:main-entry="true"/>ComponentMetadata<text:alphabetical-index-mark-end text:id="IMark139945067655240"/> <text:alphabetical-index-mark-start text:id="IMark139945067657352" text:main-entry="true"/>setCacheable<text:alphabetical-index-mark-end text:id="IMark139945067657352"/>(boolean <text:alphabetical-index-mark-start text:id="IMark139945067657736" text:key1="annotation"/>cacheable<text:alphabetical-index-mark-end text:id="IMark139945067657736"/>);</text:p>
      <text:p text:style-name="P5"/>
      <text:p text:style-name="P5"><text:s text:c="4"/>/**</text:p>
      <text:p text:style-name="P5"><text:s text:c="5"/>* Accessor for whether this is <text:alphabetical-index-mark-start text:id="IMark139945067657352" text:key1="annotation"/>cacheable<text:alphabetical-index-mark-end text:id="IMark139945067657352"/>.</text:p>
      <text:p text:style-name="P5"><text:s text:c="5"/>* </text:p>
      <text:p text:style-name="P5"><text:s text:c="5"/>* @return <text:alphabetical-index-mark-start text:id="IMark139945067657352" text:key1="annotation"/>Cacheable<text:alphabetical-index-mark-end text:id="IMark139945067657352"/>?</text:p>
      <text:p text:style-name="P5"><text:s text:c="5"/>*/</text:p>
      <text:p text:style-name="P5"><text:s text:c="4"/>boolean <text:alphabetical-index-mark-start text:id="IMark139945067657352" text:main-entry="true"/>getCacheable<text:alphabetical-index-mark-end text:id="IMark139945067657352"/>();</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139945067657736" text:main-entry="true"/>ComponentMetadata<text:alphabetical-index-mark-end text:id="IMark139945067657736"/> <text:alphabetical-index-mark-start text:id="IMark139945067657352" text:main-entry="true"/>setSerializeRead<text:alphabetical-index-mark-end text:id="IMark139945067657352"/>(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139945067657736" text:main-entry="true"/>getSerializeRead<text:alphabetical-index-mark-end text:id="IMark139945067657736"/>();</text:p>
      <text:p text:style-name="P5"/>
      <text:p text:style-name="P5"><text:s text:c="4"/>/**</text:p>
      <text:p text:style-name="P5"><text:s text:c="5"/>* Method to set whether it is stored only as <text:alphabetical-index-mark-start text:id="IMark139945067657352" text:key1="annotation"/>embedded<text:alphabetical-index-mark-end text:id="IMark139945067657352"/> in other objects.</text:p>
      <text:p text:style-name="P5"><text:s text:c="5"/>* </text:p>
      <text:p text:style-name="P5"><text:s text:c="5"/>* @param <text:alphabetical-index-mark-start text:id="IMark139945067657352" text:key1="annotation"/>embedded<text:alphabetical-index-mark-end text:id="IMark139945067657352"/> Whether it is only stored <text:alphabetical-index-mark-start text:id="IMark139945067657736" text:key1="annotation"/>embedded<text:alphabetical-index-mark-end text:id="IMark139945067657736"/></text:p>
      <text:p text:style-name="P5"><text:s text:c="5"/>*/</text:p>
      <text:p text:style-name="P5"><text:s text:c="4"/><text:alphabetical-index-mark-start text:id="IMark139945067657736" text:main-entry="true"/>ComponentMetadata<text:alphabetical-index-mark-end text:id="IMark139945067657736"/> <text:alphabetical-index-mark-start text:id="IMark139945067657352" text:main-entry="true"/>setEmbeddedOnly<text:alphabetical-index-mark-end text:id="IMark139945067657352"/>(boolean <text:alphabetical-index-mark-start text:id="IMark139945067655240" text:key1="annotation"/>embedded<text:alphabetical-index-mark-end text:id="IMark139945067655240"/>);</text:p>
      <text:p text:style-name="P5"/>
      <text:p text:style-name="P5"><text:s text:c="4"/>/**</text:p>
      <text:p text:style-name="P5"><text:s text:c="5"/>* Accessor for whether this is <text:alphabetical-index-mark-start text:id="IMark139945067657352" text:key1="annotation"/>embedded<text:alphabetical-index-mark-end text:id="IMark139945067657352"/> only.</text:p>
      <text:p text:style-name="P5"><text:s text:c="5"/>* </text:p>
      <text:p text:style-name="P5"><text:s text:c="5"/>* @return Only stored as <text:alphabetical-index-mark-start text:id="IMark139945067657352" text:key1="annotation"/>embedded<text:alphabetical-index-mark-end text:id="IMark139945067657352"/></text:p>
      <text:p text:style-name="P5"><text:s text:c="5"/>*/</text:p>
      <text:p text:style-name="P5"><text:s text:c="4"/>Boolean <text:alphabetical-index-mark-start text:id="IMark139945067657352" text:main-entry="true"/>getEmbeddedOnly<text:alphabetical-index-mark-end text:id="IMark139945067657352"/>();</text:p>
      <text:p text:style-name="P5"/>
      <text:p text:style-name="P5"><text:s text:c="4"/>/**</text:p>
      <text:p text:style-name="P5"><text:s text:c="5"/>* Method to set the catalog (ORM) for this component</text:p>
      <text:p text:style-name="P5"><text:s text:c="5"/>* </text:p>
      <text:p text:style-name="P5"><text:soft-page-break/><text:s text:c="5"/>* @param catalog Catalog name</text:p>
      <text:p text:style-name="P5"><text:s text:c="5"/>*/</text:p>
      <text:p text:style-name="P5"><text:s text:c="4"/><text:alphabetical-index-mark-start text:id="IMark139945067655240" text:main-entry="true"/>ComponentMetadata<text:alphabetical-index-mark-end text:id="IMark139945067655240"/> <text:alphabetical-index-mark-start text:id="IMark139945067657352" text:main-entry="true"/>setCatalog<text:alphabetical-index-mark-end text:id="IMark139945067657352"/>(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139945067655240" text:main-entry="true"/>getCatalog<text:alphabetical-index-mark-end text:id="IMark139945067655240"/>();</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139945067657352" text:main-entry="true"/>ComponentMetadata<text:alphabetical-index-mark-end text:id="IMark139945067657352"/> <text:alphabetical-index-mark-start text:id="IMark139945067655240" text:main-entry="true"/>setSchema<text:alphabetical-index-mark-end text:id="IMark139945067655240"/>(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139945067657352" text:main-entry="true"/>getSchema<text:alphabetical-index-mark-end text:id="IMark139945067657352"/>();</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139945067655240" text:main-entry="true"/>ComponentMetadata<text:alphabetical-index-mark-end text:id="IMark139945067655240"/> <text:alphabetical-index-mark-start text:id="IMark139945067657352" text:main-entry="true"/>setTable<text:alphabetical-index-mark-end text:id="IMark139945067657352"/>(String table);</text:p>
      <text:p text:style-name="P5"/>
      <text:p text:style-name="P5"><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139945067655240" text:main-entry="true"/>getTable<text:alphabetical-index-mark-end text:id="IMark139945067655240"/>();</text:p>
      <text:p text:style-name="P5"/>
      <text:p text:style-name="P5"><text:s text:c="4"/>/**</text:p>
      <text:p text:style-name="P5"><text:s text:c="5"/>* Method to define the <text:alphabetical-index-mark-start text:id="IMark139945067657352" text:key1="annotation"/>inheritance<text:alphabetical-index-mark-end text:id="IMark139945067657352"/> metadata.</text:p>
      <text:p text:style-name="P5"><text:s text:c="5"/>* </text:p>
      <text:p text:style-name="P5"><text:soft-page-break/><text:s text:c="5"/>* @return The <text:alphabetical-index-mark-start text:id="IMark139945067657352" text:main-entry="true"/>InheritanceMetadata<text:alphabetical-index-mark-end text:id="IMark139945067657352"/></text:p>
      <text:p text:style-name="P5"><text:s text:c="5"/>*/</text:p>
      <text:p text:style-name="P5"><text:s text:c="4"/><text:alphabetical-index-mark-start text:id="IMark139945067657352" text:main-entry="true"/>InheritanceMetadata<text:alphabetical-index-mark-end text:id="IMark139945067657352"/> <text:alphabetical-index-mark-start text:id="IMark139945067655240" text:main-entry="true"/>newInheritanceMetadata<text:alphabetical-index-mark-end text:id="IMark139945067655240"/>();</text:p>
      <text:p text:style-name="P5"/>
      <text:p text:style-name="P5"><text:s text:c="4"/>/**</text:p>
      <text:p text:style-name="P5"><text:s text:c="5"/>* Accessor for the <text:alphabetical-index-mark-start text:id="IMark139945067657352" text:key1="annotation"/>inheritance<text:alphabetical-index-mark-end text:id="IMark139945067657352"/> (if any).</text:p>
      <text:p text:style-name="P5"><text:s text:c="5"/>* </text:p>
      <text:p text:style-name="P5"><text:s text:c="5"/>* @return <text:alphabetical-index-mark-start text:id="IMark139945067657352" text:key1="annotation"/>inheritance<text:alphabetical-index-mark-end text:id="IMark139945067657352"/></text:p>
      <text:p text:style-name="P5"><text:s text:c="5"/>*/</text:p>
      <text:p text:style-name="P5"><text:s text:c="4"/><text:alphabetical-index-mark-start text:id="IMark139945067657352" text:main-entry="true"/>InheritanceMetadata<text:alphabetical-index-mark-end text:id="IMark139945067657352"/> <text:alphabetical-index-mark-start text:id="IMark139945067655240" text:main-entry="true"/>getInheritanceMetadata<text:alphabetical-index-mark-end text:id="IMark139945067655240"/>();</text:p>
      <text:p text:style-name="P5"/>
      <text:p text:style-name="P5"><text:s text:c="4"/>/**</text:p>
      <text:p text:style-name="P5"><text:s text:c="5"/>* Method to define the <text:alphabetical-index-mark-start text:id="IMark139945067657352" text:key1="annotation"/>version<text:alphabetical-index-mark-end text:id="IMark139945067657352"/> metadata.</text:p>
      <text:p text:style-name="P5"><text:s text:c="5"/>* </text:p>
      <text:p text:style-name="P5"><text:s text:c="5"/>* @return The <text:alphabetical-index-mark-start text:id="IMark139945067657352" text:main-entry="true"/>VersionMetadata<text:alphabetical-index-mark-end text:id="IMark139945067657352"/></text:p>
      <text:p text:style-name="P5"><text:s text:c="5"/>*/</text:p>
      <text:p text:style-name="P5"><text:s text:c="4"/><text:alphabetical-index-mark-start text:id="IMark139945067657352" text:main-entry="true"/>VersionMetadata<text:alphabetical-index-mark-end text:id="IMark139945067657352"/> <text:alphabetical-index-mark-start text:id="IMark139945067655240" text:main-entry="true"/>newVersionMetadata<text:alphabetical-index-mark-end text:id="IMark139945067655240"/>();</text:p>
      <text:p text:style-name="P5"/>
      <text:p text:style-name="P5"><text:s text:c="4"/>/**</text:p>
      <text:p text:style-name="P5"><text:s text:c="5"/>* Accessor for the <text:alphabetical-index-mark-start text:id="IMark139945067657352" text:key1="annotation"/>version<text:alphabetical-index-mark-end text:id="IMark139945067657352"/> (if any).</text:p>
      <text:p text:style-name="P5"><text:s text:c="5"/>* </text:p>
      <text:p text:style-name="P5"><text:s text:c="5"/>* @return <text:alphabetical-index-mark-start text:id="IMark139945067657352" text:key1="annotation"/>version<text:alphabetical-index-mark-end text:id="IMark139945067657352"/></text:p>
      <text:p text:style-name="P5"><text:s text:c="5"/>*/</text:p>
      <text:p text:style-name="P5"><text:s text:c="4"/><text:alphabetical-index-mark-start text:id="IMark139945067657352" text:main-entry="true"/>VersionMetadata<text:alphabetical-index-mark-end text:id="IMark139945067657352"/>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139945067655240" text:main-entry="true"/>DatastoreIdentityMetadata<text:alphabetical-index-mark-end text:id="IMark139945067655240"/></text:p>
      <text:p text:style-name="P5"><text:s text:c="5"/>*/</text:p>
      <text:p text:style-name="P5"><text:s text:c="4"/><text:alphabetical-index-mark-start text:id="IMark139945067655240" text:main-entry="true"/>DatastoreIdentityMetadata<text:alphabetical-index-mark-end text:id="IMark139945067655240"/> <text:alphabetical-index-mark-start text:id="IMark139945067657352" text:main-entry="true"/>newDatastoreIdentityMetadata<text:alphabetical-index-mark-end text:id="IMark139945067657352"/>();</text:p>
      <text:p text:style-name="P5"/>
      <text:p text:style-name="P5"><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139945067655240" text:main-entry="true"/>DatastoreIdentityMetadata<text:alphabetical-index-mark-end text:id="IMark139945067655240"/> <text:alphabetical-index-mark-start text:id="IMark139945067657352" text:main-entry="true"/>getDatastoreIdentityMetadata<text:alphabetical-index-mark-end text:id="IMark139945067657352"/>();</text:p>
      <text:p text:style-name="P5"/>
      <text:p text:style-name="P5"><text:s text:c="4"/>/**</text:p>
      <text:p text:style-name="P5"><text:s text:c="5"/>* Method to define the primary <text:alphabetical-index-mark-start text:id="IMark139945067655240" text:key1="annotation"/>key<text:alphabetical-index-mark-end text:id="IMark139945067655240"/> details.</text:p>
      <text:p text:style-name="P5"><text:s text:c="5"/>* </text:p>
      <text:p text:style-name="P5"><text:soft-page-break/><text:s text:c="5"/>* @return The <text:alphabetical-index-mark-start text:id="IMark139945067655240" text:main-entry="true"/>PrimaryKeyMetadata<text:alphabetical-index-mark-end text:id="IMark139945067655240"/></text:p>
      <text:p text:style-name="P5"><text:s text:c="5"/>*/</text:p>
      <text:p text:style-name="P5"><text:s text:c="4"/><text:alphabetical-index-mark-start text:id="IMark139945067655240" text:main-entry="true"/>PrimaryKeyMetadata<text:alphabetical-index-mark-end text:id="IMark139945067655240"/> <text:alphabetical-index-mark-start text:id="IMark139945067657352" text:main-entry="true"/>newPrimaryKeyMetadata<text:alphabetical-index-mark-end text:id="IMark139945067657352"/>();</text:p>
      <text:p text:style-name="P5"/>
      <text:p text:style-name="P5"><text:s text:c="4"/>/**</text:p>
      <text:p text:style-name="P5"><text:s text:c="5"/>* Accessor for the primary <text:alphabetical-index-mark-start text:id="IMark139945067655240" text:key1="annotation"/>key<text:alphabetical-index-mark-end text:id="IMark139945067655240"/> (if any).</text:p>
      <text:p text:style-name="P5"><text:s text:c="5"/>* </text:p>
      <text:p text:style-name="P5"><text:s text:c="5"/>* @return primary <text:alphabetical-index-mark-start text:id="IMark139945067655240" text:key1="annotation"/>key<text:alphabetical-index-mark-end text:id="IMark139945067655240"/> details</text:p>
      <text:p text:style-name="P5"><text:s text:c="5"/>*/</text:p>
      <text:p text:style-name="P5"><text:s text:c="4"/><text:alphabetical-index-mark-start text:id="IMark139945067655240" text:main-entry="true"/>PrimaryKeyMetadata<text:alphabetical-index-mark-end text:id="IMark139945067655240"/> <text:alphabetical-index-mark-start text:id="IMark139945067657352" text:main-entry="true"/>getPrimaryKeyMetadata<text:alphabetical-index-mark-end text:id="IMark139945067657352"/>();</text:p>
      <text:p text:style-name="P5"/>
      <text:p text:style-name="P5"><text:s text:c="4"/>/**</text:p>
      <text:p text:style-name="P5"><text:s text:c="5"/>* Accessor for all <text:alphabetical-index-mark-start text:id="IMark139945067655240" text:key1="annotation"/>joins<text:alphabetical-index-mark-end text:id="IMark139945067655240"/>(s) defined on the component.</text:p>
      <text:p text:style-name="P5"><text:s text:c="5"/>* </text:p>
      <text:p text:style-name="P5"><text:s text:c="5"/>* @return The <text:alphabetical-index-mark-start text:id="IMark139945067655240" text:key1="annotation"/>join<text:alphabetical-index-mark-end text:id="IMark139945067655240"/>(s)</text:p>
      <text:p text:style-name="P5"><text:s text:c="5"/>*/</text:p>
      <text:p text:style-name="P5"><text:s text:c="4"/><text:alphabetical-index-mark-start text:id="IMark139945067655240" text:main-entry="true"/>JoinMetadata<text:alphabetical-index-mark-end text:id="IMark139945067655240"/>[] <text:alphabetical-index-mark-start text:id="IMark139945067657352" text:main-entry="true"/>getJoins<text:alphabetical-index-mark-end text:id="IMark139945067657352"/>();</text:p>
      <text:p text:style-name="P5"/>
      <text:p text:style-name="P5"><text:s text:c="4"/>/**</text:p>
      <text:p text:style-name="P5"><text:s text:c="5"/>* Add a <text:alphabetical-index-mark-start text:id="IMark139945067655240" text:key1="annotation"/>join<text:alphabetical-index-mark-end text:id="IMark139945067655240"/> for this component.</text:p>
      <text:p text:style-name="P5"><text:s text:c="5"/>* </text:p>
      <text:p text:style-name="P5"><text:s text:c="5"/>* @return The <text:alphabetical-index-mark-start text:id="IMark139945067655240" text:main-entry="true"/>JoinMetadata<text:alphabetical-index-mark-end text:id="IMark139945067655240"/></text:p>
      <text:p text:style-name="P5"><text:s text:c="5"/>*/</text:p>
      <text:p text:style-name="P5"><text:s text:c="4"/><text:alphabetical-index-mark-start text:id="IMark139945067655240" text:main-entry="true"/>JoinMetadata<text:alphabetical-index-mark-end text:id="IMark139945067655240"/> newJoinMetadata();</text:p>
      <text:p text:style-name="P5"/>
      <text:p text:style-name="P5"><text:s text:c="4"/>/**</text:p>
      <text:p text:style-name="P5"><text:s text:c="5"/>* Accessor for the number of <text:alphabetical-index-mark-start text:id="IMark139945067657352" text:key1="annotation"/>join<text:alphabetical-index-mark-end text:id="IMark139945067657352"/>(s) defined for this component.</text:p>
      <text:p text:style-name="P5"><text:s text:c="5"/>* </text:p>
      <text:p text:style-name="P5"><text:s text:c="5"/>* @return The number of <text:alphabetical-index-mark-start text:id="IMark139945067657352" text:key1="annotation"/>join<text:alphabetical-index-mark-end text:id="IMark139945067657352"/>(s)</text:p>
      <text:p text:style-name="P5"><text:s text:c="5"/>*/</text:p>
      <text:p text:style-name="P5"><text:s text:c="4"/>int <text:alphabetical-index-mark-start text:id="IMark139945067657352" text:main-entry="true"/>getNumberOfJoins<text:alphabetical-index-mark-end text:id="IMark139945067657352"/>();</text:p>
      <text:p text:style-name="P5"/>
      <text:p text:style-name="P5"><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139945067655240" text:main-entry="true"/>ForeignKeyMetadata<text:alphabetical-index-mark-end text:id="IMark139945067655240"/>[] <text:alphabetical-index-mark-start text:id="IMark139945067657352" text:main-entry="true"/>getForeignKeys<text:alphabetical-index-mark-end text:id="IMark139945067657352"/>();</text:p>
      <text:p text:style-name="P5"/>
      <text:p text:style-name="P5"><text:s text:c="4"/>/**</text:p>
      <text:p text:style-name="P5"><text:s text:c="5"/>* Add a new FK for this component.</text:p>
      <text:p text:style-name="P5"><text:s text:c="5"/>* </text:p>
      <text:p text:style-name="P5"><text:soft-page-break/><text:s text:c="5"/>* @return The <text:alphabetical-index-mark-start text:id="IMark139945067655240" text:main-entry="true"/>ForeignKeyMetadata<text:alphabetical-index-mark-end text:id="IMark139945067655240"/></text:p>
      <text:p text:style-name="P5"><text:s text:c="5"/>*/</text:p>
      <text:p text:style-name="P5"><text:s text:c="4"/><text:alphabetical-index-mark-start text:id="IMark139945067655240" text:main-entry="true"/>ForeignKeyMetadata<text:alphabetical-index-mark-end text:id="IMark139945067655240"/> <text:alphabetical-index-mark-start text:id="IMark139945067657352" text:main-entry="true"/>newForeignKeyMetadata<text:alphabetical-index-mark-end text:id="IMark139945067657352"/>();</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139945067655240" text:main-entry="true"/>getNumberOfForeignKeys<text:alphabetical-index-mark-end text:id="IMark139945067655240"/>();</text:p>
      <text:p text:style-name="P5"/>
      <text:p text:style-name="P5"><text:s text:c="4"/>/**</text:p>
      <text:p text:style-name="P5"><text:s text:c="5"/>* Accessor for all <text:alphabetical-index-mark-start text:id="IMark139945067657352" text:key1="annotation"/>index<text:alphabetical-index-mark-end text:id="IMark139945067657352"/>(s) defined on the component.</text:p>
      <text:p text:style-name="P5"><text:s text:c="5"/>* </text:p>
      <text:p text:style-name="P5"><text:s text:c="5"/>* @return The <text:alphabetical-index-mark-start text:id="IMark139945067657352" text:key1="annotation"/>index<text:alphabetical-index-mark-end text:id="IMark139945067657352"/>(s)</text:p>
      <text:p text:style-name="P5"><text:s text:c="5"/>*/</text:p>
      <text:p text:style-name="P5"><text:s text:c="4"/><text:alphabetical-index-mark-start text:id="IMark139945067657352" text:main-entry="true"/>IndexMetadata<text:alphabetical-index-mark-end text:id="IMark139945067657352"/>[] <text:alphabetical-index-mark-start text:id="IMark139945067655240" text:main-entry="true"/>getIndices<text:alphabetical-index-mark-end text:id="IMark139945067655240"/>();</text:p>
      <text:p text:style-name="P5"/>
      <text:p text:style-name="P5"><text:s text:c="4"/>/**</text:p>
      <text:p text:style-name="P5"><text:s text:c="5"/>* Add a new <text:alphabetical-index-mark-start text:id="IMark139945067657352" text:key1="annotation"/>index<text:alphabetical-index-mark-end text:id="IMark139945067657352"/> for this component.</text:p>
      <text:p text:style-name="P5"><text:s text:c="5"/>* </text:p>
      <text:p text:style-name="P5"><text:s text:c="5"/>* @return The <text:alphabetical-index-mark-start text:id="IMark139945067657352" text:main-entry="true"/>IndexMetadata<text:alphabetical-index-mark-end text:id="IMark139945067657352"/></text:p>
      <text:p text:style-name="P5"><text:s text:c="5"/>*/</text:p>
      <text:p text:style-name="P5"><text:s text:c="4"/><text:alphabetical-index-mark-start text:id="IMark139945067657352" text:main-entry="true"/>IndexMetadata<text:alphabetical-index-mark-end text:id="IMark139945067657352"/> <text:alphabetical-index-mark-start text:id="IMark139945067655240" text:main-entry="true"/>newIndexMetadata<text:alphabetical-index-mark-end text:id="IMark139945067655240"/>();</text:p>
      <text:p text:style-name="P5"/>
      <text:p text:style-name="P5"><text:s text:c="4"/>/**</text:p>
      <text:p text:style-name="P5"><text:s text:c="5"/>* Accessor for the number of <text:alphabetical-index-mark-start text:id="IMark139945067657352" text:key1="annotation"/>indices<text:alphabetical-index-mark-end text:id="IMark139945067657352"/> defined for this component.</text:p>
      <text:p text:style-name="P5"><text:s text:c="5"/>* </text:p>
      <text:p text:style-name="P5"><text:s text:c="5"/>* @return The number of <text:alphabetical-index-mark-start text:id="IMark139945067657352" text:key1="annotation"/>indices<text:alphabetical-index-mark-end text:id="IMark139945067657352"/></text:p>
      <text:p text:style-name="P5"><text:s text:c="5"/>*/</text:p>
      <text:p text:style-name="P5"><text:s text:c="4"/>int <text:alphabetical-index-mark-start text:id="IMark139945067657352" text:main-entry="true"/>getNumberOfIndices<text:alphabetical-index-mark-end text:id="IMark139945067657352"/>();</text:p>
      <text:p text:style-name="P5"/>
      <text:p text:style-name="P5"><text:s text:c="4"/>/**</text:p>
      <text:p text:style-name="P5"><text:s text:c="5"/>* Accessor for all <text:alphabetical-index-mark-start text:id="IMark139945067655240" text:key1="annotation"/>unique<text:alphabetical-index-mark-end text:id="IMark139945067655240"/> constraints defined on the component.</text:p>
      <text:p text:style-name="P5"><text:s text:c="5"/>* </text:p>
      <text:p text:style-name="P5"><text:s text:c="5"/>* @return The <text:alphabetical-index-mark-start text:id="IMark139945067655240" text:key1="annotation"/>unique<text:alphabetical-index-mark-end text:id="IMark139945067655240"/> constraints</text:p>
      <text:p text:style-name="P5"><text:s text:c="5"/>*/</text:p>
      <text:p text:style-name="P5"><text:s text:c="4"/><text:alphabetical-index-mark-start text:id="IMark139945067655240" text:main-entry="true"/>UniqueMetadata<text:alphabetical-index-mark-end text:id="IMark139945067655240"/>[] <text:alphabetical-index-mark-start text:id="IMark139945067657352" text:main-entry="true"/>getUniques<text:alphabetical-index-mark-end text:id="IMark139945067657352"/>();</text:p>
      <text:p text:style-name="P5"/>
      <text:p text:style-name="P5"><text:s text:c="4"/>/**</text:p>
      <text:p text:style-name="P5"><text:s text:c="5"/>* Add a new <text:alphabetical-index-mark-start text:id="IMark139945067655240" text:key1="annotation"/>unique<text:alphabetical-index-mark-end text:id="IMark139945067655240"/> constraint for this component.</text:p>
      <text:p text:style-name="P5"><text:s text:c="5"/>* </text:p>
      <text:p text:style-name="P5"><text:soft-page-break/><text:s text:c="5"/>* @return The <text:alphabetical-index-mark-start text:id="IMark139945067655240" text:main-entry="true"/>UniqueMetadata<text:alphabetical-index-mark-end text:id="IMark139945067655240"/></text:p>
      <text:p text:style-name="P5"><text:s text:c="5"/>*/</text:p>
      <text:p text:style-name="P5"><text:s text:c="4"/><text:alphabetical-index-mark-start text:id="IMark139945067655240" text:main-entry="true"/>UniqueMetadata<text:alphabetical-index-mark-end text:id="IMark139945067655240"/> <text:alphabetical-index-mark-start text:id="IMark139945067657352" text:main-entry="true"/>newUniqueMetadata<text:alphabetical-index-mark-end text:id="IMark139945067657352"/>();</text:p>
      <text:p text:style-name="P5"/>
      <text:p text:style-name="P5"><text:s text:c="4"/>/**</text:p>
      <text:p text:style-name="P5"><text:s text:c="5"/>* Accessor for the number of <text:alphabetical-index-mark-start text:id="IMark139945067655240" text:key1="annotation"/>unique<text:alphabetical-index-mark-end text:id="IMark139945067655240"/> constraints defined for this component.</text:p>
      <text:p text:style-name="P5"><text:s text:c="5"/>* </text:p>
      <text:p text:style-name="P5"><text:s text:c="5"/>* @return The number of <text:alphabetical-index-mark-start text:id="IMark139945067655240" text:key1="annotation"/>unique<text:alphabetical-index-mark-end text:id="IMark139945067655240"/> constraints</text:p>
      <text:p text:style-name="P5"><text:s text:c="5"/>*/</text:p>
      <text:p text:style-name="P5"><text:s text:c="4"/>int <text:alphabetical-index-mark-start text:id="IMark139945067655240" text:main-entry="true"/>getNumberOfUniques<text:alphabetical-index-mark-end text:id="IMark139945067655240"/>();</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139945067657352" text:main-entry="true"/>MemberMetadata<text:alphabetical-index-mark-end text:id="IMark139945067657352"/>[] <text:alphabetical-index-mark-start text:id="IMark139945067655240" text:main-entry="true"/>getMembers<text:alphabetical-index-mark-end text:id="IMark139945067655240"/>();</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139945067657352" text:main-entry="true"/>getNumberOfMembers<text:alphabetical-index-mark-end text:id="IMark139945067657352"/>();</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139945067657352" text:main-entry="true"/>PropertyMetadata<text:alphabetical-index-mark-end text:id="IMark139945067657352"/></text:p>
      <text:p text:style-name="P5"><text:s text:c="5"/>*/</text:p>
      <text:p text:style-name="P5"><text:s text:c="4"/><text:alphabetical-index-mark-start text:id="IMark139945067657352" text:main-entry="true"/>PropertyMetadata<text:alphabetical-index-mark-end text:id="IMark139945067657352"/> <text:alphabetical-index-mark-start text:id="IMark139945067655240" text:main-entry="true"/>newPropertyMetadata<text:alphabetical-index-mark-end text:id="IMark139945067655240"/>(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139945067655240" text:main-entry="true"/>PropertyMetadata<text:alphabetical-index-mark-end text:id="IMark139945067655240"/></text:p>
      <text:p text:style-name="P5"><text:s text:c="5"/>*/</text:p>
      <text:p text:style-name="P5"><text:s text:c="4"/><text:alphabetical-index-mark-start text:id="IMark139945067655240" text:main-entry="true"/>PropertyMetadata<text:alphabetical-index-mark-end text:id="IMark139945067655240"/> <text:alphabetical-index-mark-start text:id="IMark139945067657352" text:main-entry="true"/>newPropertyMetadata<text:alphabetical-index-mark-end text:id="IMark139945067657352"/>(Method method);</text:p>
      <text:p text:style-name="P5"><text:soft-page-break/></text:p>
      <text:p text:style-name="P5"><text:s text:c="4"/>/**</text:p>
      <text:p text:style-name="P5"><text:s text:c="5"/>* Accessor for all named <text:alphabetical-index-mark-start text:id="IMark139945067655240" text:key1="annotation"/>queries<text:alphabetical-index-mark-end text:id="IMark139945067655240"/> defined on the component.</text:p>
      <text:p text:style-name="P5"><text:s text:c="5"/>* </text:p>
      <text:p text:style-name="P5"><text:s text:c="5"/>* @return The <text:alphabetical-index-mark-start text:id="IMark139945067655240" text:key1="annotation"/>queries<text:alphabetical-index-mark-end text:id="IMark139945067655240"/></text:p>
      <text:p text:style-name="P5"><text:s text:c="5"/>*/</text:p>
      <text:p text:style-name="P5"><text:s text:c="4"/><text:alphabetical-index-mark-start text:id="IMark139945067655240" text:main-entry="true"/>QueryMetadata<text:alphabetical-index-mark-end text:id="IMark139945067655240"/>[] <text:alphabetical-index-mark-start text:id="IMark139945067657352" text:main-entry="true"/>getQueries<text:alphabetical-index-mark-end text:id="IMark139945067657352"/>();</text:p>
      <text:p text:style-name="P5"/>
      <text:p text:style-name="P5"><text:s text:c="4"/>/**</text:p>
      <text:p text:style-name="P5"><text:s text:c="5"/>* Add a new <text:alphabetical-index-mark-start text:id="IMark139945067655240" text:key1="annotation"/>query<text:alphabetical-index-mark-end text:id="IMark139945067655240"/> for this component.</text:p>
      <text:p text:style-name="P5"><text:s text:c="5"/>* </text:p>
      <text:p text:style-name="P5"><text:s text:c="5"/>* @param name</text:p>
      <text:p text:style-name="P5"><text:s text:c="5"/>* <text:s text:c="11"/>Name of the <text:alphabetical-index-mark-start text:id="IMark139945067657352" text:key1="annotation"/>query<text:alphabetical-index-mark-end text:id="IMark139945067657352"/> to add</text:p>
      <text:p text:style-name="P5"><text:s text:c="5"/>* @return The <text:alphabetical-index-mark-start text:id="IMark139945067655240" text:main-entry="true"/>QueryMetadata<text:alphabetical-index-mark-end text:id="IMark139945067655240"/></text:p>
      <text:p text:style-name="P5"><text:s text:c="5"/>*/</text:p>
      <text:p text:style-name="P5"><text:s text:c="4"/><text:alphabetical-index-mark-start text:id="IMark139945067655240" text:main-entry="true"/>QueryMetadata<text:alphabetical-index-mark-end text:id="IMark139945067655240"/> <text:alphabetical-index-mark-start text:id="IMark139945067657352" text:main-entry="true"/>newQueryMetadata<text:alphabetical-index-mark-end text:id="IMark139945067657352"/>(String name);</text:p>
      <text:p text:style-name="P5"/>
      <text:p text:style-name="P5"><text:s text:c="4"/>/**</text:p>
      <text:p text:style-name="P5"><text:s text:c="5"/>* Accessor for the number of named <text:alphabetical-index-mark-start text:id="IMark139945067655240" text:key1="annotation"/>queries<text:alphabetical-index-mark-end text:id="IMark139945067655240"/> defined for this component.</text:p>
      <text:p text:style-name="P5"><text:s text:c="5"/>* </text:p>
      <text:p text:style-name="P5"><text:s text:c="5"/>* @return The number of named <text:alphabetical-index-mark-start text:id="IMark139945067655240" text:key1="annotation"/>queries<text:alphabetical-index-mark-end text:id="IMark139945067655240"/></text:p>
      <text:p text:style-name="P5"><text:s text:c="5"/>*/</text:p>
      <text:p text:style-name="P5"><text:s text:c="4"/>int <text:alphabetical-index-mark-start text:id="IMark139945067655240" text:main-entry="true"/>getNumberOfQueries<text:alphabetical-index-mark-end text:id="IMark139945067655240"/>();</text:p>
      <text:p text:style-name="P5"/>
      <text:p text:style-name="P5"><text:s text:c="4"/>/**</text:p>
      <text:p text:style-name="P5"><text:s text:c="5"/>* Accessor for all <text:alphabetical-index-mark-start text:id="IMark139945067657352" text:key1="annotation"/>FetchGroup<text:alphabetical-index-mark-end text:id="IMark139945067657352"/> defined on the component.</text:p>
      <text:p text:style-name="P5"><text:s text:c="5"/>* </text:p>
      <text:p text:style-name="P5"><text:s text:c="5"/>* @return The <text:alphabetical-index-mark-start text:id="IMark139945067657352" text:key1="annotation"/>FetchGroups<text:alphabetical-index-mark-end text:id="IMark139945067657352"/></text:p>
      <text:p text:style-name="P5"><text:s text:c="5"/>*/</text:p>
      <text:p text:style-name="P5"><text:s text:c="4"/><text:alphabetical-index-mark-start text:id="IMark139945067657352" text:main-entry="true"/>FetchGroupMetadata<text:alphabetical-index-mark-end text:id="IMark139945067657352"/>[] <text:alphabetical-index-mark-start text:id="IMark139945067655240" text:main-entry="true"/>getFetchGroups<text:alphabetical-index-mark-end text:id="IMark139945067655240"/>();</text:p>
      <text:p text:style-name="P5"/>
      <text:p text:style-name="P5"><text:s text:c="4"/>/**</text:p>
      <text:p text:style-name="P5"><text:s text:c="5"/>* Add a new <text:alphabetical-index-mark-start text:id="IMark139945067657352" text:key1="annotation"/>FetchGroup<text:alphabetical-index-mark-end text:id="IMark139945067657352"/> for this component.</text:p>
      <text:p text:style-name="P5"><text:s text:c="5"/>* </text:p>
      <text:p text:style-name="P5"><text:s text:c="5"/>* @param name Name of the <text:alphabetical-index-mark-start text:id="IMark139945067657352" text:key1="annotation"/>FetchGroup<text:alphabetical-index-mark-end text:id="IMark139945067657352"/></text:p>
      <text:p text:style-name="P5"><text:s text:c="5"/>* @return The <text:alphabetical-index-mark-start text:id="IMark139945067655240" text:main-entry="true"/>FetchGroupMetadata<text:alphabetical-index-mark-end text:id="IMark139945067655240"/></text:p>
      <text:p text:style-name="P5"><text:s text:c="5"/>*/</text:p>
      <text:p text:style-name="P6"><text:span text:style-name="T2"><text:s text:c="4"/></text:span><text:alphabetical-index-mark-start text:id="IMark139945067655240" text:main-entry="true"/><text:span text:style-name="T2">FetchGroupMetadata</text:span><text:alphabetical-index-mark-end text:id="IMark139945067655240"/><text:span text:style-name="T2"> </text:span><text:alphabetical-index-mark-start text:id="IMark139945067657352" text:main-entry="true"/><text:span text:style-name="T2">newFetchGroupMetadata</text:span><text:alphabetical-index-mark-end text:id="IMark139945067657352"/><text:span text:style-name="T2">(String name);</text:span></text:p>
      <text:p text:style-name="P5"/>
      <text:p text:style-name="P5"><text:s text:c="4"/>/**</text:p>
      <text:p text:style-name="P5"><text:s text:c="5"/>* Accessor for the number of <text:alphabetical-index-mark-start text:id="IMark139945067655240" text:key1="annotation"/>fetchGroups<text:alphabetical-index-mark-end text:id="IMark139945067655240"/> defined for this component.</text:p>
      <text:p text:style-name="P5"><text:s text:c="5"/>* </text:p>
      <text:p text:style-name="P5"><text:soft-page-break/><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139945067657352" text:key1="annotation"/>column<text:alphabetical-index-mark-end text:id="IMark139945067657352"/>(s) defined on the <text:alphabetical-index-mark-start text:id="IMark139945067655240" text:key1="annotation"/>join<text:alphabetical-index-mark-end text:id="IMark139945067655240"/>.</text:p>
      <text:p text:style-name="P5"><text:s text:c="5"/>* </text:p>
      <text:p text:style-name="P5"><text:s text:c="5"/>* @return The <text:alphabetical-index-mark-start text:id="IMark139945067655240" text:key1="annotation"/>column<text:alphabetical-index-mark-end text:id="IMark139945067655240"/>(s)</text:p>
      <text:p text:style-name="P5"><text:s text:c="5"/>*/</text:p>
      <text:p text:style-name="P5"><text:s text:c="4"/>ColumnMetadata[] getColumns();</text:p>
      <text:p text:style-name="P5"/>
      <text:p text:style-name="P5"><text:s text:c="4"/>/**</text:p>
      <text:p text:style-name="P5"><text:s text:c="5"/>* Add a new <text:alphabetical-index-mark-start text:id="IMark139945067657352" text:key1="annotation"/>column<text:alphabetical-index-mark-end text:id="IMark139945067657352"/> for this <text:alphabetical-index-mark-start text:id="IMark139945067655240" text:key1="annotation"/>join<text:alphabetical-index-mark-end text:id="IMark139945067655240"/>.</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139945067657352" text:key1="annotation"/>columns<text:alphabetical-index-mark-end text:id="IMark139945067657352"/> defined for this <text:alphabetical-index-mark-start text:id="IMark139945067655240" text:key1="annotation"/>join<text:alphabetical-index-mark-end text:id="IMark139945067655240"/>.</text:p>
      <text:p text:style-name="P5"><text:s text:c="5"/>* </text:p>
      <text:p text:style-name="P5"><text:s text:c="5"/>* @return The number of <text:alphabetical-index-mark-start text:id="IMark139945067655240" text:key1="annotation"/>columns<text:alphabetical-index-mark-end text:id="IMark139945067655240"/></text:p>
      <text:p text:style-name="P5"><text:s text:c="5"/>*/</text:p>
      <text:p text:style-name="P5"><text:s text:c="4"/>int getNumberOfColumns();</text:p>
      <text:p text:style-name="P5">}</text:p>
      <text:p text:style-name="P5"/>
      <text:h text:style-name="P28" text:outline-level="3">Class Metadata</text:h>
      <text:p text:style-name="P4"><text:alphabetical-index-mark-start text:id="IMark139945067655240" text:main-entry="true"/>ClassMetadata<text:alphabetical-index-mark-end text:id="IMark139945067655240"/> represents metadata for a specific persistence-capable class.</text:p>
      <text:p text:style-name="P5">/**</text:p>
      <text:p text:style-name="P5"><text:s/>* Represents a class.</text:p>
      <text:p text:style-name="P5"><text:s/>* @since 2.3</text:p>
      <text:p text:style-name="P5"><text:s/>*/</text:p>
      <text:p text:style-name="P5">public interface <text:alphabetical-index-mark-start text:id="IMark139945067657352" text:main-entry="true"/>ClassMetadata<text:alphabetical-index-mark-end text:id="IMark139945067657352"/> extends <text:alphabetical-index-mark-start text:id="IMark139945067655240" text:main-entry="true"/>ComponentMetadata<text:alphabetical-index-mark-end text:id="IMark139945067655240"/>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139945067657352" text:main-entry="true"/>ClassMetadata<text:alphabetical-index-mark-end text:id="IMark139945067657352"/> setPersistenceModifier(<text:alphabetical-index-mark-start text:id="IMark139945067655240" text:main-entry="true"/>ClassPersistenceModifier<text:alphabetical-index-mark-end text:id="IMark139945067655240"/> mod);</text:p>
      <text:p text:style-name="P5"/>
      <text:p text:style-name="P5"><text:s text:c="4"/>/**</text:p>
      <text:p text:style-name="P5"><text:s text:c="5"/>* Accessor for the persistence modifier.</text:p>
      <text:p text:style-name="P5"><text:soft-page-break/><text:s text:c="5"/>* @return persistence modifier</text:p>
      <text:p text:style-name="P5"><text:s text:c="5"/>*/</text:p>
      <text:p text:style-name="P5"><text:s text:c="4"/><text:alphabetical-index-mark-start text:id="IMark139945067655240" text:main-entry="true"/>ClassPersistenceModifier<text:alphabetical-index-mark-end text:id="IMark139945067655240"/>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139945067657352" text:main-entry="true"/>FieldMetadata<text:alphabetical-index-mark-end text:id="IMark139945067657352"/></text:p>
      <text:p text:style-name="P5"><text:s text:c="5"/>*/</text:p>
      <text:p text:style-name="P5"><text:s text:c="4"/><text:alphabetical-index-mark-start text:id="IMark139945067657352" text:main-entry="true"/>FieldMetadata<text:alphabetical-index-mark-end text:id="IMark139945067657352"/>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139945067655240" text:main-entry="true"/>FieldMetadata<text:alphabetical-index-mark-end text:id="IMark139945067655240"/></text:p>
      <text:p text:style-name="P5"><text:s text:c="5"/>*/</text:p>
      <text:p text:style-name="P5"><text:s text:c="4"/><text:alphabetical-index-mark-start text:id="IMark139945067655240" text:main-entry="true"/>FieldMetadata<text:alphabetical-index-mark-end text:id="IMark139945067655240"/> newFieldMetadata(Field fld);</text:p>
      <text:p text:style-name="P5">}</text:p>
      <text:p text:style-name="P5"/>
      <text:h text:style-name="P28" text:outline-level="3">Interface Metadata</text:h>
      <text:p text:style-name="P4"><text:alphabetical-index-mark-start text:id="IMark139945067655240" text:main-entry="true"/>InterfaceMetadata<text:alphabetical-index-mark-end text:id="IMark139945067655240"/> represents metadata for a specific persistence-capable interface.</text:p>
      <text:p text:style-name="P5">/**</text:p>
      <text:p text:style-name="P5"><text:s/>* Represents a <text:alphabetical-index-mark-start text:id="IMark139945067655240" text:key1="enum"/>persistent<text:alphabetical-index-mark-end text:id="IMark139945067655240"/>-interface.</text:p>
      <text:p text:style-name="P5"><text:s/>* @since 2.3</text:p>
      <text:p text:style-name="P5"><text:s/>*/</text:p>
      <text:p text:style-name="P5">public interface <text:alphabetical-index-mark-start text:id="IMark139945067657352" text:main-entry="true"/>InterfaceMetadata<text:alphabetical-index-mark-end text:id="IMark139945067657352"/> extends <text:alphabetical-index-mark-start text:id="IMark139945067655240" text:main-entry="true"/>ComponentMetadata<text:alphabetical-index-mark-end text:id="IMark139945067655240"/> {</text:p>
      <text:p text:style-name="P5"><text:s text:c="4"/></text:p>
      <text:p text:style-name="P5">}</text:p>
      <text:p text:style-name="P5"/>
      <text:h text:style-name="P28" text:outline-level="3">Field Metadata</text:h>
      <text:p text:style-name="P4"><text:alphabetical-index-mark-start text:id="IMark139945067657352" text:main-entry="true"/>FieldMetadata<text:alphabetical-index-mark-end text:id="IMark139945067657352"/> represents metadata for <text:alphabetical-index-mark-start text:id="IMark139945067655240" text:key1="enum"/>persistent<text:alphabetical-index-mark-end text:id="IMark139945067655240"/> fields.</text:p>
      <text:p text:style-name="P5">/**</text:p>
      <text:p text:style-name="P5"><text:s/>* Represents a field in a class.</text:p>
      <text:p text:style-name="P5"><text:s/>* @since 2.3</text:p>
      <text:p text:style-name="P5"><text:s/>*/</text:p>
      <text:p text:style-name="P5">public interface <text:alphabetical-index-mark-start text:id="IMark139945067657352" text:main-entry="true"/>FieldMetadata<text:alphabetical-index-mark-end text:id="IMark139945067657352"/> extends <text:alphabetical-index-mark-start text:id="IMark139945067655240" text:main-entry="true"/>MemberMetadata<text:alphabetical-index-mark-end text:id="IMark139945067655240"/> {</text:p>
      <text:p text:style-name="P5"/>
      <text:p text:style-name="P5">}</text:p>
      <text:p text:style-name="P5"/>
      <text:h text:style-name="P28" text:outline-level="3"><text:soft-page-break/>Property Metadata</text:h>
      <text:p text:style-name="P4"><text:alphabetical-index-mark-start text:id="IMark139945067657352" text:main-entry="true"/>PropertyMetadata<text:alphabetical-index-mark-end text:id="IMark139945067657352"/> represents metadata for <text:alphabetical-index-mark-start text:id="IMark139945067655240" text:key1="enum"/>persistent<text:alphabetical-index-mark-end text:id="IMark139945067655240"/> properties.</text:p>
      <text:p text:style-name="P5">/**</text:p>
      <text:p text:style-name="P5"><text:s/>* Represents a property in a class/<text:alphabetical-index-mark-start text:id="IMark139945067655240" text:key1="enum"/>persistent<text:alphabetical-index-mark-end text:id="IMark139945067655240"/>-interface.</text:p>
      <text:p text:style-name="P5"><text:s/>* @since 2.3</text:p>
      <text:p text:style-name="P5"><text:s/>*/</text:p>
      <text:p text:style-name="P5">public interface <text:alphabetical-index-mark-start text:id="IMark139945067657352" text:main-entry="true"/>PropertyMetadata<text:alphabetical-index-mark-end text:id="IMark139945067657352"/> extends <text:alphabetical-index-mark-start text:id="IMark139945067655240" text:main-entry="true"/>MemberMetadata<text:alphabetical-index-mark-end text:id="IMark139945067655240"/> {</text:p>
      <text:p text:style-name="P5"><text:s text:c="4"/>/**</text:p>
      <text:p text:style-name="P5"><text:s text:c="5"/>* Method to set the field name (<text:alphabetical-index-mark-start text:id="IMark139945067655240" text:key1="enum"/>persistent<text:alphabetical-index-mark-end text:id="IMark139945067655240"/> interfaces)</text:p>
      <text:p text:style-name="P5"><text:s text:c="5"/>* </text:p>
      <text:p text:style-name="P5"><text:s text:c="5"/>* @param name field name</text:p>
      <text:p text:style-name="P5"><text:s text:c="5"/>*/</text:p>
      <text:p text:style-name="P5"><text:s text:c="4"/><text:alphabetical-index-mark-start text:id="IMark139945067655240" text:main-entry="true"/>PropertyMetadata<text:alphabetical-index-mark-end text:id="IMark139945067655240"/>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28" text:outline-level="3"><text:alphabetical-index-mark-start text:id="IMark139945067655240" text:key1="annotation"/>Query<text:alphabetical-index-mark-end text:id="IMark139945067655240"/> Metadata</text:h>
      <text:p text:style-name="P4"><text:alphabetical-index-mark-start text:id="IMark139945067657352" text:main-entry="true"/>QueryMetadata<text:alphabetical-index-mark-end text:id="IMark139945067657352"/> represents metadata for <text:alphabetical-index-mark-start text:id="IMark139945067655240" text:key1="annotation"/>queries<text:alphabetical-index-mark-end text:id="IMark139945067655240"/>.</text:p>
      <text:p text:style-name="P5">/**</text:p>
      <text:p text:style-name="P5"><text:s/>* Represents a named <text:alphabetical-index-mark-start text:id="IMark139945067655240" text:key1="annotation"/>query<text:alphabetical-index-mark-end text:id="IMark139945067655240"/>.</text:p>
      <text:p text:style-name="P5"><text:s/>* @since 2.3</text:p>
      <text:p text:style-name="P5"><text:s/>*/</text:p>
      <text:p text:style-name="P5">public interface <text:alphabetical-index-mark-start text:id="IMark139945067657352" text:main-entry="true"/>QueryMetadata<text:alphabetical-index-mark-end text:id="IMark139945067657352"/> extends Metadata {</text:p>
      <text:p text:style-name="P5"><text:s text:c="4"/>/**</text:p>
      <text:p text:style-name="P5"><text:s text:c="5"/>* Accessor for the name of the <text:alphabetical-index-mark-start text:id="IMark139945067657352" text:key1="annotation"/>query<text:alphabetical-index-mark-end text:id="IMark139945067657352"/> (set on construction).</text:p>
      <text:p text:style-name="P5"><text:s text:c="5"/>* </text:p>
      <text:p text:style-name="P5"><text:s text:c="5"/>* @return The name</text:p>
      <text:p text:style-name="P5"><text:s text:c="5"/>*/</text:p>
      <text:p text:style-name="P5"><text:s text:c="4"/>String <text:alphabetical-index-mark-start text:id="IMark139945067657352" text:main-entry="true"/>getName<text:alphabetical-index-mark-end text:id="IMark139945067657352"/>();</text:p>
      <text:p text:style-name="P5"/>
      <text:p text:style-name="P5"><text:s text:c="4"/>/**</text:p>
      <text:p text:style-name="P5"><text:s text:c="5"/>* Method to set the language of the <text:alphabetical-index-mark-start text:id="IMark139945067655240" text:key1="annotation"/>query<text:alphabetical-index-mark-end text:id="IMark139945067655240"/>.</text:p>
      <text:p text:style-name="P5"><text:s text:c="5"/>* </text:p>
      <text:p text:style-name="P5"><text:s text:c="5"/>* @param lang <text:alphabetical-index-mark-start text:id="IMark139945067655240" text:key1="annotation"/>Query<text:alphabetical-index-mark-end text:id="IMark139945067655240"/> language</text:p>
      <text:p text:style-name="P5"><text:s text:c="5"/>*/</text:p>
      <text:p text:style-name="P5"><text:soft-page-break/><text:s text:c="4"/><text:alphabetical-index-mark-start text:id="IMark139945067655240" text:main-entry="true"/>QueryMetadata<text:alphabetical-index-mark-end text:id="IMark139945067655240"/> setLanguage(String lang);</text:p>
      <text:p text:style-name="P5"/>
      <text:p text:style-name="P5"><text:s text:c="4"/>/**</text:p>
      <text:p text:style-name="P5"><text:s text:c="5"/>* Accessor for the <text:alphabetical-index-mark-start text:id="IMark139945067657352" text:key1="annotation"/>query<text:alphabetical-index-mark-end text:id="IMark139945067657352"/>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139945067655240" text:key1="annotation"/>query<text:alphabetical-index-mark-end text:id="IMark139945067655240"/>.</text:p>
      <text:p text:style-name="P5"><text:s text:c="5"/>* </text:p>
      <text:p text:style-name="P5"><text:s text:c="5"/>* @param <text:alphabetical-index-mark-start text:id="IMark139945067655240" text:key1="annotation"/>query<text:alphabetical-index-mark-end text:id="IMark139945067655240"/> The <text:alphabetical-index-mark-start text:id="IMark139945067657352" text:key1="annotation"/>query<text:alphabetical-index-mark-end text:id="IMark139945067657352"/></text:p>
      <text:p text:style-name="P5"><text:s text:c="5"/>*/</text:p>
      <text:p text:style-name="P5"><text:s text:c="4"/><text:alphabetical-index-mark-start text:id="IMark139945067657352" text:main-entry="true"/>QueryMetadata<text:alphabetical-index-mark-end text:id="IMark139945067657352"/> setQuery(String <text:alphabetical-index-mark-start text:id="IMark139945067655240" text:key1="annotation"/>query<text:alphabetical-index-mark-end text:id="IMark139945067655240"/>);</text:p>
      <text:p text:style-name="P5"/>
      <text:p text:style-name="P5"><text:s text:c="4"/>/**</text:p>
      <text:p text:style-name="P5"><text:s text:c="5"/>* Accessor for the single-string <text:alphabetical-index-mark-start text:id="IMark139945067657352" text:key1="annotation"/>query<text:alphabetical-index-mark-end text:id="IMark139945067657352"/>.</text:p>
      <text:p text:style-name="P5"><text:s text:c="5"/>* </text:p>
      <text:p text:style-name="P5"><text:s text:c="5"/>* @return The <text:alphabetical-index-mark-start text:id="IMark139945067657352" text:key1="annotation"/>query<text:alphabetical-index-mark-end text:id="IMark139945067657352"/></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139945067655240" text:key1="annotation"/>query<text:alphabetical-index-mark-end text:id="IMark139945067655240"/></text:p>
      <text:p text:style-name="P5"><text:s text:c="5"/>* </text:p>
      <text:p text:style-name="P5"><text:s text:c="5"/>* @param clsName Result class name</text:p>
      <text:p text:style-name="P5"><text:s text:c="5"/>*/</text:p>
      <text:p text:style-name="P5"><text:s text:c="4"/><text:alphabetical-index-mark-start text:id="IMark139945067655240" text:main-entry="true"/>QueryMetadata<text:alphabetical-index-mark-end text:id="IMark139945067655240"/> setResultClass(String clsName);</text:p>
      <text:p text:style-name="P5"/>
      <text:p text:style-name="P5"><text:s text:c="4"/>/**</text:p>
      <text:p text:style-name="P5"><text:s text:c="5"/>* Accessor for the result class name for the <text:alphabetical-index-mark-start text:id="IMark139945067657352" text:key1="annotation"/>query<text:alphabetical-index-mark-end text:id="IMark139945067657352"/>.</text:p>
      <text:p text:style-name="P5"><text:s text:c="5"/>* </text:p>
      <text:p text:style-name="P5"><text:s text:c="5"/>* @return The result class name</text:p>
      <text:p text:style-name="P5"><text:s text:c="5"/>*/</text:p>
      <text:p text:style-name="P5"><text:s text:c="4"/>String getResultClass();</text:p>
      <text:p text:style-name="P5"/>
      <text:p text:style-name="P5"><text:s text:c="4"/>/**</text:p>
      <text:p text:style-name="P5"><text:s text:c="5"/>* Method to set if the <text:alphabetical-index-mark-start text:id="IMark139945067655240" text:key1="annotation"/>query<text:alphabetical-index-mark-end text:id="IMark139945067655240"/> results are <text:alphabetical-index-mark-start text:id="IMark139945067657352" text:key1="annotation"/>unique<text:alphabetical-index-mark-end text:id="IMark139945067657352"/></text:p>
      <text:p text:style-name="P5"><text:s text:c="5"/>* </text:p>
      <text:p text:style-name="P5"><text:s text:c="5"/>* @param <text:alphabetical-index-mark-start text:id="IMark139945067657352" text:key1="annotation"/>unique<text:alphabetical-index-mark-end text:id="IMark139945067657352"/> Whether they are <text:alphabetical-index-mark-start text:id="IMark139945067655240" text:key1="annotation"/>unique<text:alphabetical-index-mark-end text:id="IMark139945067655240"/></text:p>
      <text:p text:style-name="P5"><text:s text:c="5"/>*/</text:p>
      <text:p text:style-name="P5"><text:soft-page-break/><text:s text:c="4"/><text:alphabetical-index-mark-start text:id="IMark139945067655240" text:main-entry="true"/>QueryMetadata<text:alphabetical-index-mark-end text:id="IMark139945067655240"/> setUnique(boolean <text:alphabetical-index-mark-start text:id="IMark139945067657352" text:key1="annotation"/>unique<text:alphabetical-index-mark-end text:id="IMark139945067657352"/>);</text:p>
      <text:p text:style-name="P5"/>
      <text:p text:style-name="P5"><text:s text:c="4"/>/**</text:p>
      <text:p text:style-name="P5"><text:s text:c="5"/>* Accessor for whether results from the <text:alphabetical-index-mark-start text:id="IMark139945067655240" text:key1="annotation"/>query<text:alphabetical-index-mark-end text:id="IMark139945067655240"/> are <text:alphabetical-index-mark-start text:id="IMark139945067657352" text:key1="annotation"/>unique<text:alphabetical-index-mark-end text:id="IMark139945067657352"/></text:p>
      <text:p text:style-name="P5"><text:s text:c="5"/>* </text:p>
      <text:p text:style-name="P5"><text:s text:c="5"/>* @return Results are <text:alphabetical-index-mark-start text:id="IMark139945067657352" text:key1="annotation"/>unique<text:alphabetical-index-mark-end text:id="IMark139945067657352"/>?</text:p>
      <text:p text:style-name="P5"><text:s text:c="5"/>*/</text:p>
      <text:p text:style-name="P5"><text:s text:c="4"/>Boolean getUnique();</text:p>
      <text:p text:style-name="P5"/>
      <text:p text:style-name="P5"><text:s text:c="4"/>/**</text:p>
      <text:p text:style-name="P5"><text:s text:c="5"/>* Method to set the <text:alphabetical-index-mark-start text:id="IMark139945067655240" text:key1="annotation"/>query<text:alphabetical-index-mark-end text:id="IMark139945067655240"/> as not being modifiable from now.</text:p>
      <text:p text:style-name="P5"><text:s text:c="5"/>*/</text:p>
      <text:p text:style-name="P5"><text:s text:c="4"/><text:alphabetical-index-mark-start text:id="IMark139945067655240" text:main-entry="true"/>QueryMetadata<text:alphabetical-index-mark-end text:id="IMark139945067655240"/> setUnmodifiable();</text:p>
      <text:p text:style-name="P5"/>
      <text:p text:style-name="P5"><text:s text:c="4"/>/**</text:p>
      <text:p text:style-name="P5"><text:s text:c="5"/>* Accessor for whether the <text:alphabetical-index-mark-start text:id="IMark139945067657352" text:key1="annotation"/>query<text:alphabetical-index-mark-end text:id="IMark139945067657352"/>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139945067655240" text:key1="annotation"/>FetchPlan<text:alphabetical-index-mark-end text:id="IMark139945067655240"/> to use for this named <text:alphabetical-index-mark-start text:id="IMark139945067657352" text:key1="annotation"/>query<text:alphabetical-index-mark-end text:id="IMark139945067657352"/>.</text:p>
      <text:p text:style-name="P5"><text:s text:c="5"/>* </text:p>
      <text:p text:style-name="P5"><text:s text:c="5"/>* @param fetchPlanName name of the <text:alphabetical-index-mark-start text:id="IMark139945067657352" text:key1="annotation"/>FetchPlan<text:alphabetical-index-mark-end text:id="IMark139945067657352"/></text:p>
      <text:p text:style-name="P5"><text:s text:c="5"/>*/</text:p>
      <text:p text:style-name="P5"><text:s text:c="4"/><text:alphabetical-index-mark-start text:id="IMark139945067657352" text:main-entry="true"/>QueryMetadata<text:alphabetical-index-mark-end text:id="IMark139945067657352"/>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2-06-24T16:01:14.64</meta:creation-date>
    <meta:editing-duration>PT2H55M47S</meta:editing-duration>
    <meta:generator>LibreOffice/5.2.3.3$Linux_X86_64 LibreOffice_project/d54a8868f08a7b39642414cf2c8ef2f228f780cf</meta:generator>
    <dc:title>JDO_Chapter</dc:title>
    <dc:date>2017-06-01T11:22:43.150576631</dc:date>
    <dc:creator>Andy Jefferson</dc:creator>
    <meta:document-statistic meta:table-count="1" meta:image-count="3" meta:object-count="0" meta:page-count="56" meta:paragraph-count="2221" meta:word-count="9297" meta:character-count="67539" meta:non-whitespace-character-count="521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